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646in"/>
    </style:style>
    <style:style style:name="co2" style:family="table-column">
      <style:table-column-properties fo:break-before="auto" style:column-width="0.9575in"/>
    </style:style>
    <style:style style:name="co3" style:family="table-column">
      <style:table-column-properties fo:break-before="auto" style:column-width="0.8819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0.9362in"/>
    </style:style>
    <style:style style:name="co6" style:family="table-column">
      <style:table-column-properties fo:break-before="auto" style:column-width="0.7752in"/>
    </style:style>
    <style:style style:name="co7" style:family="table-column">
      <style:table-column-properties fo:break-before="auto" style:column-width="1.0327in"/>
    </style:style>
    <style:style style:name="co8" style:family="table-column">
      <style:table-column-properties fo:break-before="auto" style:column-width="0.9146in"/>
    </style:style>
    <style:style style:name="co9" style:family="table-column">
      <style:table-column-properties fo:break-before="auto" style:column-width="1.3008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hresholding_results" table:style-name="ta1">
        <table:shapes>
          <draw:frame draw:z-index="0" draw:style-name="gr1" draw:text-style-name="P1" svg:width="10.8189in" svg:height="8.3547in" svg:x="12.5303in" svg:y="0.248in">
            <draw:object draw:notify-on-update-of-ranges="thresholding_results.G1:thresholding_results.G1 thresholding_results.G2:thresholding_results.G255 thresholding_results.I1:thresholding_results.I1 thresholding_results.I2:thresholding_results.I25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"/>
        <table:table-column table:style-name="co10" table:number-columns-repeated="5" table:default-cell-style-name="Default"/>
        <table:table-row table:style-name="ro1">
          <table:table-cell office:value-type="string" calcext:value-type="string">
            <text:p>threshold value</text:p>
          </table:table-cell>
          <table:table-cell office:value-type="string" calcext:value-type="string">
            <text:p><text:s/>element size</text:p>
          </table:table-cell>
          <table:table-cell office:value-type="string" calcext:value-type="string">
            <text:p><text:s/>nb of pixels</text:p>
          </table:table-cell>
          <table:table-cell office:value-type="string" calcext:value-type="string">
            <text:p><text:s/>correct pixels</text:p>
          </table:table-cell>
          <table:table-cell office:value-type="string" calcext:value-type="string">
            <text:p><text:s/>wrong pixels</text:p>
          </table:table-cell>
          <table:table-cell office:value-type="string" calcext:value-type="string">
            <text:p><text:s/>false path</text:p>
          </table:table-cell>
          <table:table-cell office:value-type="string" calcext:value-type="string">
            <text:p><text:s/>false obstacle</text:p>
          </table:table-cell>
          <table:table-cell office:value-type="string" calcext:value-type="string">
            <text:p><text:s/>real shorline</text:p>
          </table:table-cell>
          <table:table-cell office:value-type="string" calcext:value-type="string">
            <text:p><text:s/>detected shoreline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20670" calcext:value-type="float">
            <text:p>620670</text:p>
          </table:table-cell>
          <table:table-cell office:value-type="float" office:value="568282" calcext:value-type="float">
            <text:p>568282</text:p>
          </table:table-cell>
          <table:table-cell office:value-type="float" office:value="0" calcext:value-type="float">
            <text:p>0</text:p>
          </table:table-cell>
          <table:table-cell office:value-type="float" office:value="568282" calcext:value-type="float">
            <text:p>568282</text:p>
          </table:table-cell>
          <table:table-cell table:number-columns-repeated="2" office:value-type="float" office:value="7683" calcext:value-type="float">
            <text:p>7683</text:p>
          </table:table-cell>
          <table:table-cell table:formula="of:=[.I2]/[.H2]*100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20670" calcext:value-type="float">
            <text:p>620670</text:p>
          </table:table-cell>
          <table:table-cell office:value-type="float" office:value="568282" calcext:value-type="float">
            <text:p>568282</text:p>
          </table:table-cell>
          <table:table-cell office:value-type="float" office:value="0" calcext:value-type="float">
            <text:p>0</text:p>
          </table:table-cell>
          <table:table-cell office:value-type="float" office:value="568282" calcext:value-type="float">
            <text:p>568282</text:p>
          </table:table-cell>
          <table:table-cell table:number-columns-repeated="2" office:value-type="float" office:value="7683" calcext:value-type="float">
            <text:p>7683</text:p>
          </table:table-cell>
          <table:table-cell table:formula="of:=[.I3]/[.H3]*100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20670" calcext:value-type="float">
            <text:p>620670</text:p>
          </table:table-cell>
          <table:table-cell office:value-type="float" office:value="568282" calcext:value-type="float">
            <text:p>568282</text:p>
          </table:table-cell>
          <table:table-cell office:value-type="float" office:value="0" calcext:value-type="float">
            <text:p>0</text:p>
          </table:table-cell>
          <table:table-cell office:value-type="float" office:value="568282" calcext:value-type="float">
            <text:p>568282</text:p>
          </table:table-cell>
          <table:table-cell table:number-columns-repeated="2" office:value-type="float" office:value="7683" calcext:value-type="float">
            <text:p>7683</text:p>
          </table:table-cell>
          <table:table-cell table:formula="of:=[.I4]/[.H4]*100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20670" calcext:value-type="float">
            <text:p>620670</text:p>
          </table:table-cell>
          <table:table-cell office:value-type="float" office:value="568282" calcext:value-type="float">
            <text:p>568282</text:p>
          </table:table-cell>
          <table:table-cell office:value-type="float" office:value="0" calcext:value-type="float">
            <text:p>0</text:p>
          </table:table-cell>
          <table:table-cell office:value-type="float" office:value="568282" calcext:value-type="float">
            <text:p>568282</text:p>
          </table:table-cell>
          <table:table-cell table:number-columns-repeated="2" office:value-type="float" office:value="7683" calcext:value-type="float">
            <text:p>7683</text:p>
          </table:table-cell>
          <table:table-cell table:formula="of:=[.I5]/[.H5]*100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20670" calcext:value-type="float">
            <text:p>620670</text:p>
          </table:table-cell>
          <table:table-cell office:value-type="float" office:value="568282" calcext:value-type="float">
            <text:p>568282</text:p>
          </table:table-cell>
          <table:table-cell office:value-type="float" office:value="0" calcext:value-type="float">
            <text:p>0</text:p>
          </table:table-cell>
          <table:table-cell office:value-type="float" office:value="568282" calcext:value-type="float">
            <text:p>568282</text:p>
          </table:table-cell>
          <table:table-cell table:number-columns-repeated="2" office:value-type="float" office:value="7683" calcext:value-type="float">
            <text:p>7683</text:p>
          </table:table-cell>
          <table:table-cell table:formula="of:=[.I6]/[.H6]*100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20670" calcext:value-type="float">
            <text:p>620670</text:p>
          </table:table-cell>
          <table:table-cell office:value-type="float" office:value="568282" calcext:value-type="float">
            <text:p>568282</text:p>
          </table:table-cell>
          <table:table-cell office:value-type="float" office:value="0" calcext:value-type="float">
            <text:p>0</text:p>
          </table:table-cell>
          <table:table-cell office:value-type="float" office:value="568282" calcext:value-type="float">
            <text:p>568282</text:p>
          </table:table-cell>
          <table:table-cell table:number-columns-repeated="2" office:value-type="float" office:value="7683" calcext:value-type="float">
            <text:p>7683</text:p>
          </table:table-cell>
          <table:table-cell table:formula="of:=[.I7]/[.H7]*100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20670" calcext:value-type="float">
            <text:p>620670</text:p>
          </table:table-cell>
          <table:table-cell office:value-type="float" office:value="568282" calcext:value-type="float">
            <text:p>568282</text:p>
          </table:table-cell>
          <table:table-cell office:value-type="float" office:value="0" calcext:value-type="float">
            <text:p>0</text:p>
          </table:table-cell>
          <table:table-cell office:value-type="float" office:value="568282" calcext:value-type="float">
            <text:p>568282</text:p>
          </table:table-cell>
          <table:table-cell table:number-columns-repeated="2" office:value-type="float" office:value="7683" calcext:value-type="float">
            <text:p>7683</text:p>
          </table:table-cell>
          <table:table-cell table:formula="of:=[.I8]/[.H8]*100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20670" calcext:value-type="float">
            <text:p>620670</text:p>
          </table:table-cell>
          <table:table-cell office:value-type="float" office:value="568282" calcext:value-type="float">
            <text:p>568282</text:p>
          </table:table-cell>
          <table:table-cell office:value-type="float" office:value="0" calcext:value-type="float">
            <text:p>0</text:p>
          </table:table-cell>
          <table:table-cell office:value-type="float" office:value="568282" calcext:value-type="float">
            <text:p>568282</text:p>
          </table:table-cell>
          <table:table-cell table:number-columns-repeated="2" office:value-type="float" office:value="7683" calcext:value-type="float">
            <text:p>7683</text:p>
          </table:table-cell>
          <table:table-cell table:formula="of:=[.I9]/[.H9]*100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20668" calcext:value-type="float">
            <text:p>620668</text:p>
          </table:table-cell>
          <table:table-cell office:value-type="float" office:value="568284" calcext:value-type="float">
            <text:p>568284</text:p>
          </table:table-cell>
          <table:table-cell office:value-type="float" office:value="2" calcext:value-type="float">
            <text:p>2</text:p>
          </table:table-cell>
          <table:table-cell office:value-type="float" office:value="568282" calcext:value-type="float">
            <text:p>568282</text:p>
          </table:table-cell>
          <table:table-cell table:number-columns-repeated="2" office:value-type="float" office:value="7683" calcext:value-type="float">
            <text:p>7683</text:p>
          </table:table-cell>
          <table:table-cell table:formula="of:=[.I10]/[.H10]*100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20665" calcext:value-type="float">
            <text:p>620665</text:p>
          </table:table-cell>
          <table:table-cell office:value-type="float" office:value="568287" calcext:value-type="float">
            <text:p>568287</text:p>
          </table:table-cell>
          <table:table-cell office:value-type="float" office:value="5" calcext:value-type="float">
            <text:p>5</text:p>
          </table:table-cell>
          <table:table-cell office:value-type="float" office:value="568282" calcext:value-type="float">
            <text:p>568282</text:p>
          </table:table-cell>
          <table:table-cell table:number-columns-repeated="2" office:value-type="float" office:value="7683" calcext:value-type="float">
            <text:p>7683</text:p>
          </table:table-cell>
          <table:table-cell table:formula="of:=[.I11]/[.H11]*100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20661" calcext:value-type="float">
            <text:p>620661</text:p>
          </table:table-cell>
          <table:table-cell office:value-type="float" office:value="568291" calcext:value-type="float">
            <text:p>568291</text:p>
          </table:table-cell>
          <table:table-cell office:value-type="float" office:value="9" calcext:value-type="float">
            <text:p>9</text:p>
          </table:table-cell>
          <table:table-cell office:value-type="float" office:value="568282" calcext:value-type="float">
            <text:p>568282</text:p>
          </table:table-cell>
          <table:table-cell table:number-columns-repeated="2" office:value-type="float" office:value="7683" calcext:value-type="float">
            <text:p>7683</text:p>
          </table:table-cell>
          <table:table-cell table:formula="of:=[.I12]/[.H12]*100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20657" calcext:value-type="float">
            <text:p>620657</text:p>
          </table:table-cell>
          <table:table-cell office:value-type="float" office:value="568295" calcext:value-type="float">
            <text:p>568295</text:p>
          </table:table-cell>
          <table:table-cell office:value-type="float" office:value="13" calcext:value-type="float">
            <text:p>13</text:p>
          </table:table-cell>
          <table:table-cell office:value-type="float" office:value="568282" calcext:value-type="float">
            <text:p>568282</text:p>
          </table:table-cell>
          <table:table-cell table:number-columns-repeated="2" office:value-type="float" office:value="7683" calcext:value-type="float">
            <text:p>7683</text:p>
          </table:table-cell>
          <table:table-cell table:formula="of:=[.I13]/[.H13]*100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20644" calcext:value-type="float">
            <text:p>620644</text:p>
          </table:table-cell>
          <table:table-cell office:value-type="float" office:value="568308" calcext:value-type="float">
            <text:p>568308</text:p>
          </table:table-cell>
          <table:table-cell office:value-type="float" office:value="26" calcext:value-type="float">
            <text:p>26</text:p>
          </table:table-cell>
          <table:table-cell office:value-type="float" office:value="568282" calcext:value-type="float">
            <text:p>568282</text:p>
          </table:table-cell>
          <table:table-cell table:number-columns-repeated="2" office:value-type="float" office:value="7683" calcext:value-type="float">
            <text:p>7683</text:p>
          </table:table-cell>
          <table:table-cell table:formula="of:=[.I14]/[.H14]*100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20624" calcext:value-type="float">
            <text:p>620624</text:p>
          </table:table-cell>
          <table:table-cell office:value-type="float" office:value="568328" calcext:value-type="float">
            <text:p>568328</text:p>
          </table:table-cell>
          <table:table-cell office:value-type="float" office:value="46" calcext:value-type="float">
            <text:p>46</text:p>
          </table:table-cell>
          <table:table-cell office:value-type="float" office:value="568282" calcext:value-type="float">
            <text:p>568282</text:p>
          </table:table-cell>
          <table:table-cell table:number-columns-repeated="2" office:value-type="float" office:value="7683" calcext:value-type="float">
            <text:p>7683</text:p>
          </table:table-cell>
          <table:table-cell table:formula="of:=[.I15]/[.H15]*100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20574" calcext:value-type="float">
            <text:p>620574</text:p>
          </table:table-cell>
          <table:table-cell office:value-type="float" office:value="568378" calcext:value-type="float">
            <text:p>568378</text:p>
          </table:table-cell>
          <table:table-cell office:value-type="float" office:value="96" calcext:value-type="float">
            <text:p>96</text:p>
          </table:table-cell>
          <table:table-cell office:value-type="float" office:value="568282" calcext:value-type="float">
            <text:p>568282</text:p>
          </table:table-cell>
          <table:table-cell table:number-columns-repeated="2" office:value-type="float" office:value="7683" calcext:value-type="float">
            <text:p>7683</text:p>
          </table:table-cell>
          <table:table-cell table:formula="of:=[.I16]/[.H16]*100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20468" calcext:value-type="float">
            <text:p>620468</text:p>
          </table:table-cell>
          <table:table-cell office:value-type="float" office:value="568484" calcext:value-type="float">
            <text:p>568484</text:p>
          </table:table-cell>
          <table:table-cell office:value-type="float" office:value="202" calcext:value-type="float">
            <text:p>202</text:p>
          </table:table-cell>
          <table:table-cell office:value-type="float" office:value="568282" calcext:value-type="float">
            <text:p>568282</text:p>
          </table:table-cell>
          <table:table-cell table:number-columns-repeated="2" office:value-type="float" office:value="7683" calcext:value-type="float">
            <text:p>7683</text:p>
          </table:table-cell>
          <table:table-cell table:formula="of:=[.I17]/[.H17]*100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20261" calcext:value-type="float">
            <text:p>620261</text:p>
          </table:table-cell>
          <table:table-cell office:value-type="float" office:value="568691" calcext:value-type="float">
            <text:p>568691</text:p>
          </table:table-cell>
          <table:table-cell office:value-type="float" office:value="409" calcext:value-type="float">
            <text:p>409</text:p>
          </table:table-cell>
          <table:table-cell office:value-type="float" office:value="568282" calcext:value-type="float">
            <text:p>568282</text:p>
          </table:table-cell>
          <table:table-cell table:number-columns-repeated="2" office:value-type="float" office:value="7683" calcext:value-type="float">
            <text:p>7683</text:p>
          </table:table-cell>
          <table:table-cell table:formula="of:=[.I18]/[.H18]*100" office:value-type="float" office:value="100" calcext:value-type="float">
            <text:p>100.00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9809" calcext:value-type="float">
            <text:p>619809</text:p>
          </table:table-cell>
          <table:table-cell office:value-type="float" office:value="569143" calcext:value-type="float">
            <text:p>569143</text:p>
          </table:table-cell>
          <table:table-cell office:value-type="float" office:value="862" calcext:value-type="float">
            <text:p>862</text:p>
          </table:table-cell>
          <table:table-cell office:value-type="float" office:value="568281" calcext:value-type="float">
            <text:p>568281</text:p>
          </table:table-cell>
          <table:table-cell office:value-type="float" office:value="7683" calcext:value-type="float">
            <text:p>7683</text:p>
          </table:table-cell>
          <table:table-cell office:value-type="float" office:value="7682" calcext:value-type="float">
            <text:p>7682</text:p>
          </table:table-cell>
          <table:table-cell table:formula="of:=[.I19]/[.H19]*100" office:value-type="float" office:value="99.9869842509436" calcext:value-type="float">
            <text:p>99.9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9072" calcext:value-type="float">
            <text:p>619072</text:p>
          </table:table-cell>
          <table:table-cell office:value-type="float" office:value="569880" calcext:value-type="float">
            <text:p>569880</text:p>
          </table:table-cell>
          <table:table-cell office:value-type="float" office:value="1605" calcext:value-type="float">
            <text:p>1605</text:p>
          </table:table-cell>
          <table:table-cell office:value-type="float" office:value="568275" calcext:value-type="float">
            <text:p>568275</text:p>
          </table:table-cell>
          <table:table-cell office:value-type="float" office:value="7683" calcext:value-type="float">
            <text:p>7683</text:p>
          </table:table-cell>
          <table:table-cell office:value-type="float" office:value="7676" calcext:value-type="float">
            <text:p>7676</text:p>
          </table:table-cell>
          <table:table-cell table:formula="of:=[.I20]/[.H20]*100" office:value-type="float" office:value="99.9088897566055" calcext:value-type="float">
            <text:p>99.91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8178" calcext:value-type="float">
            <text:p>618178</text:p>
          </table:table-cell>
          <table:table-cell office:value-type="float" office:value="570774" calcext:value-type="float">
            <text:p>570774</text:p>
          </table:table-cell>
          <table:table-cell office:value-type="float" office:value="2779" calcext:value-type="float">
            <text:p>2779</text:p>
          </table:table-cell>
          <table:table-cell office:value-type="float" office:value="567995" calcext:value-type="float">
            <text:p>567995</text:p>
          </table:table-cell>
          <table:table-cell office:value-type="float" office:value="7683" calcext:value-type="float">
            <text:p>7683</text:p>
          </table:table-cell>
          <table:table-cell office:value-type="float" office:value="7670" calcext:value-type="float">
            <text:p>7670</text:p>
          </table:table-cell>
          <table:table-cell table:formula="of:=[.I21]/[.H21]*100" office:value-type="float" office:value="99.8307952622674" calcext:value-type="float">
            <text:p>99.83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6804" calcext:value-type="float">
            <text:p>616804</text:p>
          </table:table-cell>
          <table:table-cell office:value-type="float" office:value="572148" calcext:value-type="float">
            <text:p>572148</text:p>
          </table:table-cell>
          <table:table-cell office:value-type="float" office:value="4306" calcext:value-type="float">
            <text:p>4306</text:p>
          </table:table-cell>
          <table:table-cell office:value-type="float" office:value="567842" calcext:value-type="float">
            <text:p>567842</text:p>
          </table:table-cell>
          <table:table-cell office:value-type="float" office:value="7683" calcext:value-type="float">
            <text:p>7683</text:p>
          </table:table-cell>
          <table:table-cell office:value-type="float" office:value="7663" calcext:value-type="float">
            <text:p>7663</text:p>
          </table:table-cell>
          <table:table-cell table:formula="of:=[.I22]/[.H22]*100" office:value-type="float" office:value="99.7396850188728" calcext:value-type="float">
            <text:p>99.74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4931" calcext:value-type="float">
            <text:p>614931</text:p>
          </table:table-cell>
          <table:table-cell office:value-type="float" office:value="574021" calcext:value-type="float">
            <text:p>574021</text:p>
          </table:table-cell>
          <table:table-cell office:value-type="float" office:value="6424" calcext:value-type="float">
            <text:p>6424</text:p>
          </table:table-cell>
          <table:table-cell office:value-type="float" office:value="567597" calcext:value-type="float">
            <text:p>567597</text:p>
          </table:table-cell>
          <table:table-cell office:value-type="float" office:value="7683" calcext:value-type="float">
            <text:p>7683</text:p>
          </table:table-cell>
          <table:table-cell office:value-type="float" office:value="7651" calcext:value-type="float">
            <text:p>7651</text:p>
          </table:table-cell>
          <table:table-cell table:formula="of:=[.I23]/[.H23]*100" office:value-type="float" office:value="99.5834960301965" calcext:value-type="float">
            <text:p>99.58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2370" calcext:value-type="float">
            <text:p>612370</text:p>
          </table:table-cell>
          <table:table-cell office:value-type="float" office:value="576582" calcext:value-type="float">
            <text:p>576582</text:p>
          </table:table-cell>
          <table:table-cell office:value-type="float" office:value="9136" calcext:value-type="float">
            <text:p>9136</text:p>
          </table:table-cell>
          <table:table-cell office:value-type="float" office:value="567446" calcext:value-type="float">
            <text:p>567446</text:p>
          </table:table-cell>
          <table:table-cell office:value-type="float" office:value="7683" calcext:value-type="float">
            <text:p>7683</text:p>
          </table:table-cell>
          <table:table-cell office:value-type="float" office:value="7624" calcext:value-type="float">
            <text:p>7624</text:p>
          </table:table-cell>
          <table:table-cell table:formula="of:=[.I24]/[.H24]*100" office:value-type="float" office:value="99.2320708056749" calcext:value-type="float">
            <text:p>99.23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9241" calcext:value-type="float">
            <text:p>609241</text:p>
          </table:table-cell>
          <table:table-cell office:value-type="float" office:value="579711" calcext:value-type="float">
            <text:p>579711</text:p>
          </table:table-cell>
          <table:table-cell office:value-type="float" office:value="12372" calcext:value-type="float">
            <text:p>12372</text:p>
          </table:table-cell>
          <table:table-cell office:value-type="float" office:value="567339" calcext:value-type="float">
            <text:p>567339</text:p>
          </table:table-cell>
          <table:table-cell office:value-type="float" office:value="7683" calcext:value-type="float">
            <text:p>7683</text:p>
          </table:table-cell>
          <table:table-cell office:value-type="float" office:value="7593" calcext:value-type="float">
            <text:p>7593</text:p>
          </table:table-cell>
          <table:table-cell table:formula="of:=[.I25]/[.H25]*100" office:value-type="float" office:value="98.8285825849278" calcext:value-type="float">
            <text:p>98.83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5271" calcext:value-type="float">
            <text:p>605271</text:p>
          </table:table-cell>
          <table:table-cell office:value-type="float" office:value="583681" calcext:value-type="float">
            <text:p>583681</text:p>
          </table:table-cell>
          <table:table-cell office:value-type="float" office:value="16462" calcext:value-type="float">
            <text:p>16462</text:p>
          </table:table-cell>
          <table:table-cell office:value-type="float" office:value="567219" calcext:value-type="float">
            <text:p>567219</text:p>
          </table:table-cell>
          <table:table-cell office:value-type="float" office:value="7683" calcext:value-type="float">
            <text:p>7683</text:p>
          </table:table-cell>
          <table:table-cell office:value-type="float" office:value="7569" calcext:value-type="float">
            <text:p>7569</text:p>
          </table:table-cell>
          <table:table-cell table:formula="of:=[.I26]/[.H26]*100" office:value-type="float" office:value="98.5162046075752" calcext:value-type="float">
            <text:p>98.52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0854" calcext:value-type="float">
            <text:p>600854</text:p>
          </table:table-cell>
          <table:table-cell office:value-type="float" office:value="588098" calcext:value-type="float">
            <text:p>588098</text:p>
          </table:table-cell>
          <table:table-cell office:value-type="float" office:value="21068" calcext:value-type="float">
            <text:p>21068</text:p>
          </table:table-cell>
          <table:table-cell office:value-type="float" office:value="567030" calcext:value-type="float">
            <text:p>567030</text:p>
          </table:table-cell>
          <table:table-cell office:value-type="float" office:value="7683" calcext:value-type="float">
            <text:p>7683</text:p>
          </table:table-cell>
          <table:table-cell office:value-type="float" office:value="7539" calcext:value-type="float">
            <text:p>7539</text:p>
          </table:table-cell>
          <table:table-cell table:formula="of:=[.I27]/[.H27]*100" office:value-type="float" office:value="98.1257321358844" calcext:value-type="float">
            <text:p>98.13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5826" calcext:value-type="float">
            <text:p>595826</text:p>
          </table:table-cell>
          <table:table-cell office:value-type="float" office:value="593126" calcext:value-type="float">
            <text:p>593126</text:p>
          </table:table-cell>
          <table:table-cell office:value-type="float" office:value="26288" calcext:value-type="float">
            <text:p>26288</text:p>
          </table:table-cell>
          <table:table-cell office:value-type="float" office:value="566838" calcext:value-type="float">
            <text:p>566838</text:p>
          </table:table-cell>
          <table:table-cell office:value-type="float" office:value="7683" calcext:value-type="float">
            <text:p>7683</text:p>
          </table:table-cell>
          <table:table-cell office:value-type="float" office:value="7507" calcext:value-type="float">
            <text:p>7507</text:p>
          </table:table-cell>
          <table:table-cell table:formula="of:=[.I28]/[.H28]*100" office:value-type="float" office:value="97.709228166081" calcext:value-type="float">
            <text:p>97.71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0090" calcext:value-type="float">
            <text:p>590090</text:p>
          </table:table-cell>
          <table:table-cell office:value-type="float" office:value="598862" calcext:value-type="float">
            <text:p>598862</text:p>
          </table:table-cell>
          <table:table-cell office:value-type="float" office:value="32261" calcext:value-type="float">
            <text:p>32261</text:p>
          </table:table-cell>
          <table:table-cell office:value-type="float" office:value="566601" calcext:value-type="float">
            <text:p>566601</text:p>
          </table:table-cell>
          <table:table-cell office:value-type="float" office:value="7683" calcext:value-type="float">
            <text:p>7683</text:p>
          </table:table-cell>
          <table:table-cell office:value-type="float" office:value="7464" calcext:value-type="float">
            <text:p>7464</text:p>
          </table:table-cell>
          <table:table-cell table:formula="of:=[.I29]/[.H29]*100" office:value-type="float" office:value="97.1495509566576" calcext:value-type="float">
            <text:p>97.15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3838" calcext:value-type="float">
            <text:p>583838</text:p>
          </table:table-cell>
          <table:table-cell office:value-type="float" office:value="605114" calcext:value-type="float">
            <text:p>605114</text:p>
          </table:table-cell>
          <table:table-cell office:value-type="float" office:value="38791" calcext:value-type="float">
            <text:p>38791</text:p>
          </table:table-cell>
          <table:table-cell office:value-type="float" office:value="566323" calcext:value-type="float">
            <text:p>566323</text:p>
          </table:table-cell>
          <table:table-cell office:value-type="float" office:value="7683" calcext:value-type="float">
            <text:p>7683</text:p>
          </table:table-cell>
          <table:table-cell office:value-type="float" office:value="7433" calcext:value-type="float">
            <text:p>7433</text:p>
          </table:table-cell>
          <table:table-cell table:formula="of:=[.I30]/[.H30]*100" office:value-type="float" office:value="96.7460627359105" calcext:value-type="float">
            <text:p>96.75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77056" calcext:value-type="float">
            <text:p>577056</text:p>
          </table:table-cell>
          <table:table-cell office:value-type="float" office:value="611896" calcext:value-type="float">
            <text:p>611896</text:p>
          </table:table-cell>
          <table:table-cell office:value-type="float" office:value="45906" calcext:value-type="float">
            <text:p>45906</text:p>
          </table:table-cell>
          <table:table-cell office:value-type="float" office:value="565990" calcext:value-type="float">
            <text:p>565990</text:p>
          </table:table-cell>
          <table:table-cell office:value-type="float" office:value="7683" calcext:value-type="float">
            <text:p>7683</text:p>
          </table:table-cell>
          <table:table-cell office:value-type="float" office:value="7403" calcext:value-type="float">
            <text:p>7403</text:p>
          </table:table-cell>
          <table:table-cell table:formula="of:=[.I31]/[.H31]*100" office:value-type="float" office:value="96.3555902642197" calcext:value-type="float">
            <text:p>96.36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70056" calcext:value-type="float">
            <text:p>570056</text:p>
          </table:table-cell>
          <table:table-cell office:value-type="float" office:value="618896" calcext:value-type="float">
            <text:p>618896</text:p>
          </table:table-cell>
          <table:table-cell office:value-type="float" office:value="53455" calcext:value-type="float">
            <text:p>53455</text:p>
          </table:table-cell>
          <table:table-cell office:value-type="float" office:value="565441" calcext:value-type="float">
            <text:p>565441</text:p>
          </table:table-cell>
          <table:table-cell office:value-type="float" office:value="7683" calcext:value-type="float">
            <text:p>7683</text:p>
          </table:table-cell>
          <table:table-cell office:value-type="float" office:value="7370" calcext:value-type="float">
            <text:p>7370</text:p>
          </table:table-cell>
          <table:table-cell table:formula="of:=[.I32]/[.H32]*100" office:value-type="float" office:value="95.9260705453599" calcext:value-type="float">
            <text:p>95.93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63261" calcext:value-type="float">
            <text:p>563261</text:p>
          </table:table-cell>
          <table:table-cell office:value-type="float" office:value="625691" calcext:value-type="float">
            <text:p>625691</text:p>
          </table:table-cell>
          <table:table-cell office:value-type="float" office:value="61509" calcext:value-type="float">
            <text:p>61509</text:p>
          </table:table-cell>
          <table:table-cell office:value-type="float" office:value="564182" calcext:value-type="float">
            <text:p>564182</text:p>
          </table:table-cell>
          <table:table-cell office:value-type="float" office:value="7683" calcext:value-type="float">
            <text:p>7683</text:p>
          </table:table-cell>
          <table:table-cell office:value-type="float" office:value="7323" calcext:value-type="float">
            <text:p>7323</text:p>
          </table:table-cell>
          <table:table-cell table:formula="of:=[.I33]/[.H33]*100" office:value-type="float" office:value="95.3143303397111" calcext:value-type="float">
            <text:p>95.31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56635" calcext:value-type="float">
            <text:p>556635</text:p>
          </table:table-cell>
          <table:table-cell office:value-type="float" office:value="632317" calcext:value-type="float">
            <text:p>632317</text:p>
          </table:table-cell>
          <table:table-cell office:value-type="float" office:value="70045" calcext:value-type="float">
            <text:p>70045</text:p>
          </table:table-cell>
          <table:table-cell office:value-type="float" office:value="562272" calcext:value-type="float">
            <text:p>562272</text:p>
          </table:table-cell>
          <table:table-cell office:value-type="float" office:value="7683" calcext:value-type="float">
            <text:p>7683</text:p>
          </table:table-cell>
          <table:table-cell office:value-type="float" office:value="7276" calcext:value-type="float">
            <text:p>7276</text:p>
          </table:table-cell>
          <table:table-cell table:formula="of:=[.I34]/[.H34]*100" office:value-type="float" office:value="94.7025901340622" calcext:value-type="float">
            <text:p>94.70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50712" calcext:value-type="float">
            <text:p>550712</text:p>
          </table:table-cell>
          <table:table-cell office:value-type="float" office:value="638240" calcext:value-type="float">
            <text:p>638240</text:p>
          </table:table-cell>
          <table:table-cell office:value-type="float" office:value="78820" calcext:value-type="float">
            <text:p>78820</text:p>
          </table:table-cell>
          <table:table-cell office:value-type="float" office:value="559420" calcext:value-type="float">
            <text:p>559420</text:p>
          </table:table-cell>
          <table:table-cell office:value-type="float" office:value="7683" calcext:value-type="float">
            <text:p>7683</text:p>
          </table:table-cell>
          <table:table-cell office:value-type="float" office:value="7227" calcext:value-type="float">
            <text:p>7227</text:p>
          </table:table-cell>
          <table:table-cell table:formula="of:=[.I35]/[.H35]*100" office:value-type="float" office:value="94.0648184303007" calcext:value-type="float">
            <text:p>94.06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46213" calcext:value-type="float">
            <text:p>546213</text:p>
          </table:table-cell>
          <table:table-cell office:value-type="float" office:value="642739" calcext:value-type="float">
            <text:p>642739</text:p>
          </table:table-cell>
          <table:table-cell office:value-type="float" office:value="88009" calcext:value-type="float">
            <text:p>88009</text:p>
          </table:table-cell>
          <table:table-cell office:value-type="float" office:value="554730" calcext:value-type="float">
            <text:p>554730</text:p>
          </table:table-cell>
          <table:table-cell office:value-type="float" office:value="7683" calcext:value-type="float">
            <text:p>7683</text:p>
          </table:table-cell>
          <table:table-cell office:value-type="float" office:value="7182" calcext:value-type="float">
            <text:p>7182</text:p>
          </table:table-cell>
          <table:table-cell table:formula="of:=[.I36]/[.H36]*100" office:value-type="float" office:value="93.4791097227646" calcext:value-type="float">
            <text:p>93.48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44658" calcext:value-type="float">
            <text:p>544658</text:p>
          </table:table-cell>
          <table:table-cell office:value-type="float" office:value="644294" calcext:value-type="float">
            <text:p>644294</text:p>
          </table:table-cell>
          <table:table-cell office:value-type="float" office:value="97338" calcext:value-type="float">
            <text:p>97338</text:p>
          </table:table-cell>
          <table:table-cell office:value-type="float" office:value="546956" calcext:value-type="float">
            <text:p>546956</text:p>
          </table:table-cell>
          <table:table-cell office:value-type="float" office:value="7683" calcext:value-type="float">
            <text:p>7683</text:p>
          </table:table-cell>
          <table:table-cell office:value-type="float" office:value="7131" calcext:value-type="float">
            <text:p>7131</text:p>
          </table:table-cell>
          <table:table-cell table:formula="of:=[.I37]/[.H37]*100" office:value-type="float" office:value="92.8153065208903" calcext:value-type="float">
            <text:p>92.82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48890" calcext:value-type="float">
            <text:p>548890</text:p>
          </table:table-cell>
          <table:table-cell office:value-type="float" office:value="640062" calcext:value-type="float">
            <text:p>640062</text:p>
          </table:table-cell>
          <table:table-cell office:value-type="float" office:value="107126" calcext:value-type="float">
            <text:p>107126</text:p>
          </table:table-cell>
          <table:table-cell office:value-type="float" office:value="532936" calcext:value-type="float">
            <text:p>532936</text:p>
          </table:table-cell>
          <table:table-cell office:value-type="float" office:value="7683" calcext:value-type="float">
            <text:p>7683</text:p>
          </table:table-cell>
          <table:table-cell office:value-type="float" office:value="7082" calcext:value-type="float">
            <text:p>7082</text:p>
          </table:table-cell>
          <table:table-cell table:formula="of:=[.I38]/[.H38]*100" office:value-type="float" office:value="92.1775348171287" calcext:value-type="float">
            <text:p>92.1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59471" calcext:value-type="float">
            <text:p>559471</text:p>
          </table:table-cell>
          <table:table-cell office:value-type="float" office:value="629481" calcext:value-type="float">
            <text:p>629481</text:p>
          </table:table-cell>
          <table:table-cell office:value-type="float" office:value="116918" calcext:value-type="float">
            <text:p>116918</text:p>
          </table:table-cell>
          <table:table-cell office:value-type="float" office:value="512563" calcext:value-type="float">
            <text:p>512563</text:p>
          </table:table-cell>
          <table:table-cell office:value-type="float" office:value="7683" calcext:value-type="float">
            <text:p>7683</text:p>
          </table:table-cell>
          <table:table-cell office:value-type="float" office:value="7029" calcext:value-type="float">
            <text:p>7029</text:p>
          </table:table-cell>
          <table:table-cell table:formula="of:=[.I39]/[.H39]*100" office:value-type="float" office:value="91.4877001171417" calcext:value-type="float">
            <text:p>91.49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77212" calcext:value-type="float">
            <text:p>577212</text:p>
          </table:table-cell>
          <table:table-cell office:value-type="float" office:value="611740" calcext:value-type="float">
            <text:p>611740</text:p>
          </table:table-cell>
          <table:table-cell office:value-type="float" office:value="126834" calcext:value-type="float">
            <text:p>126834</text:p>
          </table:table-cell>
          <table:table-cell office:value-type="float" office:value="484906" calcext:value-type="float">
            <text:p>484906</text:p>
          </table:table-cell>
          <table:table-cell office:value-type="float" office:value="7683" calcext:value-type="float">
            <text:p>7683</text:p>
          </table:table-cell>
          <table:table-cell office:value-type="float" office:value="6984" calcext:value-type="float">
            <text:p>6984</text:p>
          </table:table-cell>
          <table:table-cell table:formula="of:=[.I40]/[.H40]*100" office:value-type="float" office:value="90.9019914096056" calcext:value-type="float">
            <text:p>90.9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88111" calcext:value-type="float">
            <text:p>588111</text:p>
          </table:table-cell>
          <table:table-cell office:value-type="float" office:value="600841" calcext:value-type="float">
            <text:p>600841</text:p>
          </table:table-cell>
          <table:table-cell office:value-type="float" office:value="136862" calcext:value-type="float">
            <text:p>136862</text:p>
          </table:table-cell>
          <table:table-cell office:value-type="float" office:value="463979" calcext:value-type="float">
            <text:p>463979</text:p>
          </table:table-cell>
          <table:table-cell office:value-type="float" office:value="7683" calcext:value-type="float">
            <text:p>7683</text:p>
          </table:table-cell>
          <table:table-cell office:value-type="float" office:value="6943" calcext:value-type="float">
            <text:p>6943</text:p>
          </table:table-cell>
          <table:table-cell table:formula="of:=[.I41]/[.H41]*100" office:value-type="float" office:value="90.3683456982949" calcext:value-type="float">
            <text:p>90.37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598790" calcext:value-type="float">
            <text:p>598790</text:p>
          </table:table-cell>
          <table:table-cell office:value-type="float" office:value="590162" calcext:value-type="float">
            <text:p>590162</text:p>
          </table:table-cell>
          <table:table-cell office:value-type="float" office:value="147064" calcext:value-type="float">
            <text:p>147064</text:p>
          </table:table-cell>
          <table:table-cell office:value-type="float" office:value="443098" calcext:value-type="float">
            <text:p>443098</text:p>
          </table:table-cell>
          <table:table-cell office:value-type="float" office:value="7683" calcext:value-type="float">
            <text:p>7683</text:p>
          </table:table-cell>
          <table:table-cell office:value-type="float" office:value="6900" calcext:value-type="float">
            <text:p>6900</text:p>
          </table:table-cell>
          <table:table-cell table:formula="of:=[.I42]/[.H42]*100" office:value-type="float" office:value="89.8086684888715" calcext:value-type="float">
            <text:p>89.81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07882" calcext:value-type="float">
            <text:p>607882</text:p>
          </table:table-cell>
          <table:table-cell office:value-type="float" office:value="581070" calcext:value-type="float">
            <text:p>581070</text:p>
          </table:table-cell>
          <table:table-cell office:value-type="float" office:value="157485" calcext:value-type="float">
            <text:p>157485</text:p>
          </table:table-cell>
          <table:table-cell office:value-type="float" office:value="423585" calcext:value-type="float">
            <text:p>423585</text:p>
          </table:table-cell>
          <table:table-cell office:value-type="float" office:value="7683" calcext:value-type="float">
            <text:p>7683</text:p>
          </table:table-cell>
          <table:table-cell office:value-type="float" office:value="6861" calcext:value-type="float">
            <text:p>6861</text:p>
          </table:table-cell>
          <table:table-cell table:formula="of:=[.I43]/[.H43]*100" office:value-type="float" office:value="89.3010542756736" calcext:value-type="float">
            <text:p>89.30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17593" calcext:value-type="float">
            <text:p>617593</text:p>
          </table:table-cell>
          <table:table-cell office:value-type="float" office:value="571359" calcext:value-type="float">
            <text:p>571359</text:p>
          </table:table-cell>
          <table:table-cell office:value-type="float" office:value="168061" calcext:value-type="float">
            <text:p>168061</text:p>
          </table:table-cell>
          <table:table-cell office:value-type="float" office:value="403298" calcext:value-type="float">
            <text:p>403298</text:p>
          </table:table-cell>
          <table:table-cell office:value-type="float" office:value="7683" calcext:value-type="float">
            <text:p>7683</text:p>
          </table:table-cell>
          <table:table-cell office:value-type="float" office:value="6822" calcext:value-type="float">
            <text:p>6822</text:p>
          </table:table-cell>
          <table:table-cell table:formula="of:=[.I44]/[.H44]*100" office:value-type="float" office:value="88.7934400624756" calcext:value-type="float">
            <text:p>88.79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29025" calcext:value-type="float">
            <text:p>629025</text:p>
          </table:table-cell>
          <table:table-cell office:value-type="float" office:value="559927" calcext:value-type="float">
            <text:p>559927</text:p>
          </table:table-cell>
          <table:table-cell office:value-type="float" office:value="178788" calcext:value-type="float">
            <text:p>178788</text:p>
          </table:table-cell>
          <table:table-cell office:value-type="float" office:value="381139" calcext:value-type="float">
            <text:p>381139</text:p>
          </table:table-cell>
          <table:table-cell office:value-type="float" office:value="7683" calcext:value-type="float">
            <text:p>7683</text:p>
          </table:table-cell>
          <table:table-cell office:value-type="float" office:value="6771" calcext:value-type="float">
            <text:p>6771</text:p>
          </table:table-cell>
          <table:table-cell table:formula="of:=[.I45]/[.H45]*100" office:value-type="float" office:value="88.1296368606013" calcext:value-type="float">
            <text:p>88.13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41900" calcext:value-type="float">
            <text:p>641900</text:p>
          </table:table-cell>
          <table:table-cell office:value-type="float" office:value="547052" calcext:value-type="float">
            <text:p>547052</text:p>
          </table:table-cell>
          <table:table-cell office:value-type="float" office:value="189474" calcext:value-type="float">
            <text:p>189474</text:p>
          </table:table-cell>
          <table:table-cell office:value-type="float" office:value="357578" calcext:value-type="float">
            <text:p>357578</text:p>
          </table:table-cell>
          <table:table-cell office:value-type="float" office:value="7683" calcext:value-type="float">
            <text:p>7683</text:p>
          </table:table-cell>
          <table:table-cell office:value-type="float" office:value="6718" calcext:value-type="float">
            <text:p>6718</text:p>
          </table:table-cell>
          <table:table-cell table:formula="of:=[.I46]/[.H46]*100" office:value-type="float" office:value="87.4398021606143" calcext:value-type="float">
            <text:p>87.44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460" calcext:value-type="float">
            <text:p>655460</text:p>
          </table:table-cell>
          <table:table-cell office:value-type="float" office:value="533492" calcext:value-type="float">
            <text:p>533492</text:p>
          </table:table-cell>
          <table:table-cell office:value-type="float" office:value="200272" calcext:value-type="float">
            <text:p>200272</text:p>
          </table:table-cell>
          <table:table-cell office:value-type="float" office:value="333220" calcext:value-type="float">
            <text:p>333220</text:p>
          </table:table-cell>
          <table:table-cell office:value-type="float" office:value="7683" calcext:value-type="float">
            <text:p>7683</text:p>
          </table:table-cell>
          <table:table-cell office:value-type="float" office:value="6670" calcext:value-type="float">
            <text:p>6670</text:p>
          </table:table-cell>
          <table:table-cell table:formula="of:=[.I47]/[.H47]*100" office:value-type="float" office:value="86.8150462059092" calcext:value-type="float">
            <text:p>86.82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69171" calcext:value-type="float">
            <text:p>669171</text:p>
          </table:table-cell>
          <table:table-cell office:value-type="float" office:value="519781" calcext:value-type="float">
            <text:p>519781</text:p>
          </table:table-cell>
          <table:table-cell office:value-type="float" office:value="210915" calcext:value-type="float">
            <text:p>210915</text:p>
          </table:table-cell>
          <table:table-cell office:value-type="float" office:value="308866" calcext:value-type="float">
            <text:p>308866</text:p>
          </table:table-cell>
          <table:table-cell office:value-type="float" office:value="7683" calcext:value-type="float">
            <text:p>7683</text:p>
          </table:table-cell>
          <table:table-cell office:value-type="float" office:value="6614" calcext:value-type="float">
            <text:p>6614</text:p>
          </table:table-cell>
          <table:table-cell table:formula="of:=[.I48]/[.H48]*100" office:value-type="float" office:value="86.0861642587531" calcext:value-type="float">
            <text:p>86.09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82299" calcext:value-type="float">
            <text:p>682299</text:p>
          </table:table-cell>
          <table:table-cell office:value-type="float" office:value="506653" calcext:value-type="float">
            <text:p>506653</text:p>
          </table:table-cell>
          <table:table-cell office:value-type="float" office:value="221527" calcext:value-type="float">
            <text:p>221527</text:p>
          </table:table-cell>
          <table:table-cell office:value-type="float" office:value="285126" calcext:value-type="float">
            <text:p>285126</text:p>
          </table:table-cell>
          <table:table-cell office:value-type="float" office:value="7683" calcext:value-type="float">
            <text:p>7683</text:p>
          </table:table-cell>
          <table:table-cell office:value-type="float" office:value="6562" calcext:value-type="float">
            <text:p>6562</text:p>
          </table:table-cell>
          <table:table-cell table:formula="of:=[.I49]/[.H49]*100" office:value-type="float" office:value="85.4093453078225" calcext:value-type="float">
            <text:p>85.41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95814" calcext:value-type="float">
            <text:p>695814</text:p>
          </table:table-cell>
          <table:table-cell office:value-type="float" office:value="493138" calcext:value-type="float">
            <text:p>493138</text:p>
          </table:table-cell>
          <table:table-cell office:value-type="float" office:value="232199" calcext:value-type="float">
            <text:p>232199</text:p>
          </table:table-cell>
          <table:table-cell office:value-type="float" office:value="260939" calcext:value-type="float">
            <text:p>260939</text:p>
          </table:table-cell>
          <table:table-cell office:value-type="float" office:value="7683" calcext:value-type="float">
            <text:p>7683</text:p>
          </table:table-cell>
          <table:table-cell office:value-type="float" office:value="6513" calcext:value-type="float">
            <text:p>6513</text:p>
          </table:table-cell>
          <table:table-cell table:formula="of:=[.I50]/[.H50]*100" office:value-type="float" office:value="84.7715736040609" calcext:value-type="float">
            <text:p>84.77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07405" calcext:value-type="float">
            <text:p>707405</text:p>
          </table:table-cell>
          <table:table-cell office:value-type="float" office:value="481547" calcext:value-type="float">
            <text:p>481547</text:p>
          </table:table-cell>
          <table:table-cell office:value-type="float" office:value="242801" calcext:value-type="float">
            <text:p>242801</text:p>
          </table:table-cell>
          <table:table-cell office:value-type="float" office:value="238746" calcext:value-type="float">
            <text:p>238746</text:p>
          </table:table-cell>
          <table:table-cell office:value-type="float" office:value="7683" calcext:value-type="float">
            <text:p>7683</text:p>
          </table:table-cell>
          <table:table-cell office:value-type="float" office:value="6459" calcext:value-type="float">
            <text:p>6459</text:p>
          </table:table-cell>
          <table:table-cell table:formula="of:=[.I51]/[.H51]*100" office:value-type="float" office:value="84.0687231550176" calcext:value-type="float">
            <text:p>84.07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17720" calcext:value-type="float">
            <text:p>717720</text:p>
          </table:table-cell>
          <table:table-cell office:value-type="float" office:value="471232" calcext:value-type="float">
            <text:p>471232</text:p>
          </table:table-cell>
          <table:table-cell office:value-type="float" office:value="253348" calcext:value-type="float">
            <text:p>253348</text:p>
          </table:table-cell>
          <table:table-cell office:value-type="float" office:value="217884" calcext:value-type="float">
            <text:p>217884</text:p>
          </table:table-cell>
          <table:table-cell office:value-type="float" office:value="7683" calcext:value-type="float">
            <text:p>7683</text:p>
          </table:table-cell>
          <table:table-cell office:value-type="float" office:value="6424" calcext:value-type="float">
            <text:p>6424</text:p>
          </table:table-cell>
          <table:table-cell table:formula="of:=[.I52]/[.H52]*100" office:value-type="float" office:value="83.613171938045" calcext:value-type="float">
            <text:p>83.61</text:p>
          </table:table-cell>
          <table:table-cell table:number-columns-repeated="4"/>
          <table:table-cell office:value-type="string" calcext:value-type="string">
            <text:p>the remaining false obstacles are the vessels that don’t appear on the map 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25317" calcext:value-type="float">
            <text:p>725317</text:p>
          </table:table-cell>
          <table:table-cell office:value-type="float" office:value="463635" calcext:value-type="float">
            <text:p>463635</text:p>
          </table:table-cell>
          <table:table-cell office:value-type="float" office:value="263864" calcext:value-type="float">
            <text:p>263864</text:p>
          </table:table-cell>
          <table:table-cell office:value-type="float" office:value="199771" calcext:value-type="float">
            <text:p>199771</text:p>
          </table:table-cell>
          <table:table-cell office:value-type="float" office:value="7683" calcext:value-type="float">
            <text:p>7683</text:p>
          </table:table-cell>
          <table:table-cell office:value-type="float" office:value="6367" calcext:value-type="float">
            <text:p>6367</text:p>
          </table:table-cell>
          <table:table-cell table:formula="of:=[.I53]/[.H53]*100" office:value-type="float" office:value="82.8712742418326" calcext:value-type="float">
            <text:p>82.87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29904" calcext:value-type="float">
            <text:p>729904</text:p>
          </table:table-cell>
          <table:table-cell office:value-type="float" office:value="459048" calcext:value-type="float">
            <text:p>459048</text:p>
          </table:table-cell>
          <table:table-cell office:value-type="float" office:value="274187" calcext:value-type="float">
            <text:p>274187</text:p>
          </table:table-cell>
          <table:table-cell office:value-type="float" office:value="184861" calcext:value-type="float">
            <text:p>184861</text:p>
          </table:table-cell>
          <table:table-cell office:value-type="float" office:value="7683" calcext:value-type="float">
            <text:p>7683</text:p>
          </table:table-cell>
          <table:table-cell office:value-type="float" office:value="6301" calcext:value-type="float">
            <text:p>6301</text:p>
          </table:table-cell>
          <table:table-cell table:formula="of:=[.I54]/[.H54]*100" office:value-type="float" office:value="82.012234804113" calcext:value-type="float">
            <text:p>82.01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32081" calcext:value-type="float">
            <text:p>732081</text:p>
          </table:table-cell>
          <table:table-cell office:value-type="float" office:value="456871" calcext:value-type="float">
            <text:p>456871</text:p>
          </table:table-cell>
          <table:table-cell office:value-type="float" office:value="284384" calcext:value-type="float">
            <text:p>284384</text:p>
          </table:table-cell>
          <table:table-cell office:value-type="float" office:value="172487" calcext:value-type="float">
            <text:p>172487</text:p>
          </table:table-cell>
          <table:table-cell office:value-type="float" office:value="7683" calcext:value-type="float">
            <text:p>7683</text:p>
          </table:table-cell>
          <table:table-cell office:value-type="float" office:value="6259" calcext:value-type="float">
            <text:p>6259</text:p>
          </table:table-cell>
          <table:table-cell table:formula="of:=[.I55]/[.H55]*100" office:value-type="float" office:value="81.4655733437459" calcext:value-type="float">
            <text:p>81.47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32382" calcext:value-type="float">
            <text:p>732382</text:p>
          </table:table-cell>
          <table:table-cell office:value-type="float" office:value="456570" calcext:value-type="float">
            <text:p>456570</text:p>
          </table:table-cell>
          <table:table-cell office:value-type="float" office:value="294190" calcext:value-type="float">
            <text:p>294190</text:p>
          </table:table-cell>
          <table:table-cell office:value-type="float" office:value="162380" calcext:value-type="float">
            <text:p>162380</text:p>
          </table:table-cell>
          <table:table-cell office:value-type="float" office:value="7683" calcext:value-type="float">
            <text:p>7683</text:p>
          </table:table-cell>
          <table:table-cell office:value-type="float" office:value="6192" calcext:value-type="float">
            <text:p>6192</text:p>
          </table:table-cell>
          <table:table-cell table:formula="of:=[.I56]/[.H56]*100" office:value-type="float" office:value="80.5935181569699" calcext:value-type="float">
            <text:p>80.59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31367" calcext:value-type="float">
            <text:p>731367</text:p>
          </table:table-cell>
          <table:table-cell office:value-type="float" office:value="457585" calcext:value-type="float">
            <text:p>457585</text:p>
          </table:table-cell>
          <table:table-cell office:value-type="float" office:value="303996" calcext:value-type="float">
            <text:p>303996</text:p>
          </table:table-cell>
          <table:table-cell office:value-type="float" office:value="153589" calcext:value-type="float">
            <text:p>153589</text:p>
          </table:table-cell>
          <table:table-cell office:value-type="float" office:value="7683" calcext:value-type="float">
            <text:p>7683</text:p>
          </table:table-cell>
          <table:table-cell office:value-type="float" office:value="6109" calcext:value-type="float">
            <text:p>6109</text:p>
          </table:table-cell>
          <table:table-cell table:formula="of:=[.I57]/[.H57]*100" office:value-type="float" office:value="79.5132109852922" calcext:value-type="float">
            <text:p>79.51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29798" calcext:value-type="float">
            <text:p>729798</text:p>
          </table:table-cell>
          <table:table-cell office:value-type="float" office:value="459154" calcext:value-type="float">
            <text:p>459154</text:p>
          </table:table-cell>
          <table:table-cell office:value-type="float" office:value="313498" calcext:value-type="float">
            <text:p>313498</text:p>
          </table:table-cell>
          <table:table-cell office:value-type="float" office:value="145656" calcext:value-type="float">
            <text:p>145656</text:p>
          </table:table-cell>
          <table:table-cell office:value-type="float" office:value="7683" calcext:value-type="float">
            <text:p>7683</text:p>
          </table:table-cell>
          <table:table-cell office:value-type="float" office:value="6021" calcext:value-type="float">
            <text:p>6021</text:p>
          </table:table-cell>
          <table:table-cell table:formula="of:=[.I58]/[.H58]*100" office:value-type="float" office:value="78.3678250683327" calcext:value-type="float">
            <text:p>78.37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28003" calcext:value-type="float">
            <text:p>728003</text:p>
          </table:table-cell>
          <table:table-cell office:value-type="float" office:value="460949" calcext:value-type="float">
            <text:p>460949</text:p>
          </table:table-cell>
          <table:table-cell office:value-type="float" office:value="323076" calcext:value-type="float">
            <text:p>323076</text:p>
          </table:table-cell>
          <table:table-cell office:value-type="float" office:value="137873" calcext:value-type="float">
            <text:p>137873</text:p>
          </table:table-cell>
          <table:table-cell office:value-type="float" office:value="7683" calcext:value-type="float">
            <text:p>7683</text:p>
          </table:table-cell>
          <table:table-cell office:value-type="float" office:value="5942" calcext:value-type="float">
            <text:p>5942</text:p>
          </table:table-cell>
          <table:table-cell table:formula="of:=[.I59]/[.H59]*100" office:value-type="float" office:value="77.3395808928804" calcext:value-type="float">
            <text:p>77.34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26100" calcext:value-type="float">
            <text:p>726100</text:p>
          </table:table-cell>
          <table:table-cell office:value-type="float" office:value="462852" calcext:value-type="float">
            <text:p>462852</text:p>
          </table:table-cell>
          <table:table-cell office:value-type="float" office:value="332243" calcext:value-type="float">
            <text:p>332243</text:p>
          </table:table-cell>
          <table:table-cell office:value-type="float" office:value="130609" calcext:value-type="float">
            <text:p>130609</text:p>
          </table:table-cell>
          <table:table-cell office:value-type="float" office:value="7683" calcext:value-type="float">
            <text:p>7683</text:p>
          </table:table-cell>
          <table:table-cell office:value-type="float" office:value="5860" calcext:value-type="float">
            <text:p>5860</text:p>
          </table:table-cell>
          <table:table-cell table:formula="of:=[.I60]/[.H60]*100" office:value-type="float" office:value="76.272289470259" calcext:value-type="float">
            <text:p>76.27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23534" calcext:value-type="float">
            <text:p>723534</text:p>
          </table:table-cell>
          <table:table-cell office:value-type="float" office:value="465418" calcext:value-type="float">
            <text:p>465418</text:p>
          </table:table-cell>
          <table:table-cell office:value-type="float" office:value="341184" calcext:value-type="float">
            <text:p>341184</text:p>
          </table:table-cell>
          <table:table-cell office:value-type="float" office:value="124234" calcext:value-type="float">
            <text:p>124234</text:p>
          </table:table-cell>
          <table:table-cell office:value-type="float" office:value="7683" calcext:value-type="float">
            <text:p>7683</text:p>
          </table:table-cell>
          <table:table-cell office:value-type="float" office:value="5763" calcext:value-type="float">
            <text:p>5763</text:p>
          </table:table-cell>
          <table:table-cell table:formula="of:=[.I61]/[.H61]*100" office:value-type="float" office:value="75.0097618117923" calcext:value-type="float">
            <text:p>75.01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20895" calcext:value-type="float">
            <text:p>720895</text:p>
          </table:table-cell>
          <table:table-cell office:value-type="float" office:value="468057" calcext:value-type="float">
            <text:p>468057</text:p>
          </table:table-cell>
          <table:table-cell office:value-type="float" office:value="349895" calcext:value-type="float">
            <text:p>349895</text:p>
          </table:table-cell>
          <table:table-cell office:value-type="float" office:value="118162" calcext:value-type="float">
            <text:p>118162</text:p>
          </table:table-cell>
          <table:table-cell office:value-type="float" office:value="7683" calcext:value-type="float">
            <text:p>7683</text:p>
          </table:table-cell>
          <table:table-cell office:value-type="float" office:value="5682" calcext:value-type="float">
            <text:p>5682</text:p>
          </table:table-cell>
          <table:table-cell table:formula="of:=[.I62]/[.H62]*100" office:value-type="float" office:value="73.9554861382273" calcext:value-type="float">
            <text:p>73.96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18317" calcext:value-type="float">
            <text:p>718317</text:p>
          </table:table-cell>
          <table:table-cell office:value-type="float" office:value="470635" calcext:value-type="float">
            <text:p>470635</text:p>
          </table:table-cell>
          <table:table-cell office:value-type="float" office:value="358278" calcext:value-type="float">
            <text:p>358278</text:p>
          </table:table-cell>
          <table:table-cell office:value-type="float" office:value="112357" calcext:value-type="float">
            <text:p>112357</text:p>
          </table:table-cell>
          <table:table-cell office:value-type="float" office:value="7683" calcext:value-type="float">
            <text:p>7683</text:p>
          </table:table-cell>
          <table:table-cell office:value-type="float" office:value="5602" calcext:value-type="float">
            <text:p>5602</text:p>
          </table:table-cell>
          <table:table-cell table:formula="of:=[.I63]/[.H63]*100" office:value-type="float" office:value="72.9142262137186" calcext:value-type="float">
            <text:p>72.91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15706" calcext:value-type="float">
            <text:p>715706</text:p>
          </table:table-cell>
          <table:table-cell office:value-type="float" office:value="473246" calcext:value-type="float">
            <text:p>473246</text:p>
          </table:table-cell>
          <table:table-cell office:value-type="float" office:value="366351" calcext:value-type="float">
            <text:p>366351</text:p>
          </table:table-cell>
          <table:table-cell office:value-type="float" office:value="106895" calcext:value-type="float">
            <text:p>106895</text:p>
          </table:table-cell>
          <table:table-cell office:value-type="float" office:value="7683" calcext:value-type="float">
            <text:p>7683</text:p>
          </table:table-cell>
          <table:table-cell office:value-type="float" office:value="5517" calcext:value-type="float">
            <text:p>5517</text:p>
          </table:table-cell>
          <table:table-cell table:formula="of:=[.I64]/[.H64]*100" office:value-type="float" office:value="71.8078875439281" calcext:value-type="float">
            <text:p>71.81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13235" calcext:value-type="float">
            <text:p>713235</text:p>
          </table:table-cell>
          <table:table-cell office:value-type="float" office:value="475717" calcext:value-type="float">
            <text:p>475717</text:p>
          </table:table-cell>
          <table:table-cell office:value-type="float" office:value="374250" calcext:value-type="float">
            <text:p>374250</text:p>
          </table:table-cell>
          <table:table-cell office:value-type="float" office:value="101467" calcext:value-type="float">
            <text:p>101467</text:p>
          </table:table-cell>
          <table:table-cell office:value-type="float" office:value="7683" calcext:value-type="float">
            <text:p>7683</text:p>
          </table:table-cell>
          <table:table-cell office:value-type="float" office:value="5421" calcext:value-type="float">
            <text:p>5421</text:p>
          </table:table-cell>
          <table:table-cell table:formula="of:=[.I65]/[.H65]*100" office:value-type="float" office:value="70.5583756345178" calcext:value-type="float">
            <text:p>70.56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11077" calcext:value-type="float">
            <text:p>711077</text:p>
          </table:table-cell>
          <table:table-cell office:value-type="float" office:value="477875" calcext:value-type="float">
            <text:p>477875</text:p>
          </table:table-cell>
          <table:table-cell office:value-type="float" office:value="381912" calcext:value-type="float">
            <text:p>381912</text:p>
          </table:table-cell>
          <table:table-cell office:value-type="float" office:value="95963" calcext:value-type="float">
            <text:p>95963</text:p>
          </table:table-cell>
          <table:table-cell office:value-type="float" office:value="7683" calcext:value-type="float">
            <text:p>7683</text:p>
          </table:table-cell>
          <table:table-cell office:value-type="float" office:value="5325" calcext:value-type="float">
            <text:p>5325</text:p>
          </table:table-cell>
          <table:table-cell table:formula="of:=[.I66]/[.H66]*100" office:value-type="float" office:value="69.3088637251074" calcext:value-type="float">
            <text:p>69.31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09265" calcext:value-type="float">
            <text:p>709265</text:p>
          </table:table-cell>
          <table:table-cell office:value-type="float" office:value="479687" calcext:value-type="float">
            <text:p>479687</text:p>
          </table:table-cell>
          <table:table-cell office:value-type="float" office:value="389355" calcext:value-type="float">
            <text:p>389355</text:p>
          </table:table-cell>
          <table:table-cell office:value-type="float" office:value="90332" calcext:value-type="float">
            <text:p>90332</text:p>
          </table:table-cell>
          <table:table-cell office:value-type="float" office:value="7683" calcext:value-type="float">
            <text:p>7683</text:p>
          </table:table-cell>
          <table:table-cell office:value-type="float" office:value="5212" calcext:value-type="float">
            <text:p>5212</text:p>
          </table:table-cell>
          <table:table-cell table:formula="of:=[.I67]/[.H67]*100" office:value-type="float" office:value="67.8380840817389" calcext:value-type="float">
            <text:p>67.84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07577" calcext:value-type="float">
            <text:p>707577</text:p>
          </table:table-cell>
          <table:table-cell office:value-type="float" office:value="481375" calcext:value-type="float">
            <text:p>481375</text:p>
          </table:table-cell>
          <table:table-cell office:value-type="float" office:value="396415" calcext:value-type="float">
            <text:p>396415</text:p>
          </table:table-cell>
          <table:table-cell office:value-type="float" office:value="84960" calcext:value-type="float">
            <text:p>84960</text:p>
          </table:table-cell>
          <table:table-cell office:value-type="float" office:value="7683" calcext:value-type="float">
            <text:p>7683</text:p>
          </table:table-cell>
          <table:table-cell office:value-type="float" office:value="5109" calcext:value-type="float">
            <text:p>5109</text:p>
          </table:table-cell>
          <table:table-cell table:formula="of:=[.I68]/[.H68]*100" office:value-type="float" office:value="66.497461928934" calcext:value-type="float">
            <text:p>66.50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05877" calcext:value-type="float">
            <text:p>705877</text:p>
          </table:table-cell>
          <table:table-cell office:value-type="float" office:value="483075" calcext:value-type="float">
            <text:p>483075</text:p>
          </table:table-cell>
          <table:table-cell office:value-type="float" office:value="403230" calcext:value-type="float">
            <text:p>403230</text:p>
          </table:table-cell>
          <table:table-cell office:value-type="float" office:value="79845" calcext:value-type="float">
            <text:p>79845</text:p>
          </table:table-cell>
          <table:table-cell office:value-type="float" office:value="7683" calcext:value-type="float">
            <text:p>7683</text:p>
          </table:table-cell>
          <table:table-cell office:value-type="float" office:value="5004" calcext:value-type="float">
            <text:p>5004</text:p>
          </table:table-cell>
          <table:table-cell table:formula="of:=[.I69]/[.H69]*100" office:value-type="float" office:value="65.1308082780164" calcext:value-type="float">
            <text:p>65.13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04194" calcext:value-type="float">
            <text:p>704194</text:p>
          </table:table-cell>
          <table:table-cell office:value-type="float" office:value="484758" calcext:value-type="float">
            <text:p>484758</text:p>
          </table:table-cell>
          <table:table-cell office:value-type="float" office:value="409834" calcext:value-type="float">
            <text:p>409834</text:p>
          </table:table-cell>
          <table:table-cell office:value-type="float" office:value="74924" calcext:value-type="float">
            <text:p>74924</text:p>
          </table:table-cell>
          <table:table-cell office:value-type="float" office:value="7683" calcext:value-type="float">
            <text:p>7683</text:p>
          </table:table-cell>
          <table:table-cell office:value-type="float" office:value="4892" calcext:value-type="float">
            <text:p>4892</text:p>
          </table:table-cell>
          <table:table-cell table:formula="of:=[.I70]/[.H70]*100" office:value-type="float" office:value="63.6730443837043" calcext:value-type="float">
            <text:p>63.67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02816" calcext:value-type="float">
            <text:p>702816</text:p>
          </table:table-cell>
          <table:table-cell office:value-type="float" office:value="486136" calcext:value-type="float">
            <text:p>486136</text:p>
          </table:table-cell>
          <table:table-cell office:value-type="float" office:value="415920" calcext:value-type="float">
            <text:p>415920</text:p>
          </table:table-cell>
          <table:table-cell office:value-type="float" office:value="70216" calcext:value-type="float">
            <text:p>70216</text:p>
          </table:table-cell>
          <table:table-cell office:value-type="float" office:value="7683" calcext:value-type="float">
            <text:p>7683</text:p>
          </table:table-cell>
          <table:table-cell office:value-type="float" office:value="4785" calcext:value-type="float">
            <text:p>4785</text:p>
          </table:table-cell>
          <table:table-cell table:formula="of:=[.I71]/[.H71]*100" office:value-type="float" office:value="62.280359234674" calcext:value-type="float">
            <text:p>62.28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701165" calcext:value-type="float">
            <text:p>701165</text:p>
          </table:table-cell>
          <table:table-cell office:value-type="float" office:value="487787" calcext:value-type="float">
            <text:p>487787</text:p>
          </table:table-cell>
          <table:table-cell office:value-type="float" office:value="421868" calcext:value-type="float">
            <text:p>421868</text:p>
          </table:table-cell>
          <table:table-cell office:value-type="float" office:value="65919" calcext:value-type="float">
            <text:p>65919</text:p>
          </table:table-cell>
          <table:table-cell office:value-type="float" office:value="7683" calcext:value-type="float">
            <text:p>7683</text:p>
          </table:table-cell>
          <table:table-cell office:value-type="float" office:value="4687" calcext:value-type="float">
            <text:p>4687</text:p>
          </table:table-cell>
          <table:table-cell table:formula="of:=[.I72]/[.H72]*100" office:value-type="float" office:value="61.0048158271509" calcext:value-type="float">
            <text:p>61.00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99397" calcext:value-type="float">
            <text:p>699397</text:p>
          </table:table-cell>
          <table:table-cell office:value-type="float" office:value="489555" calcext:value-type="float">
            <text:p>489555</text:p>
          </table:table-cell>
          <table:table-cell office:value-type="float" office:value="427480" calcext:value-type="float">
            <text:p>427480</text:p>
          </table:table-cell>
          <table:table-cell office:value-type="float" office:value="62075" calcext:value-type="float">
            <text:p>62075</text:p>
          </table:table-cell>
          <table:table-cell office:value-type="float" office:value="7683" calcext:value-type="float">
            <text:p>7683</text:p>
          </table:table-cell>
          <table:table-cell office:value-type="float" office:value="4557" calcext:value-type="float">
            <text:p>4557</text:p>
          </table:table-cell>
          <table:table-cell table:formula="of:=[.I73]/[.H73]*100" office:value-type="float" office:value="59.3127684498243" calcext:value-type="float">
            <text:p>59.31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97908" calcext:value-type="float">
            <text:p>697908</text:p>
          </table:table-cell>
          <table:table-cell office:value-type="float" office:value="491044" calcext:value-type="float">
            <text:p>491044</text:p>
          </table:table-cell>
          <table:table-cell office:value-type="float" office:value="432670" calcext:value-type="float">
            <text:p>432670</text:p>
          </table:table-cell>
          <table:table-cell office:value-type="float" office:value="58374" calcext:value-type="float">
            <text:p>58374</text:p>
          </table:table-cell>
          <table:table-cell office:value-type="float" office:value="7683" calcext:value-type="float">
            <text:p>7683</text:p>
          </table:table-cell>
          <table:table-cell office:value-type="float" office:value="4437" calcext:value-type="float">
            <text:p>4437</text:p>
          </table:table-cell>
          <table:table-cell table:formula="of:=[.I74]/[.H74]*100" office:value-type="float" office:value="57.7508785630613" calcext:value-type="float">
            <text:p>57.75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96500" calcext:value-type="float">
            <text:p>696500</text:p>
          </table:table-cell>
          <table:table-cell office:value-type="float" office:value="492452" calcext:value-type="float">
            <text:p>492452</text:p>
          </table:table-cell>
          <table:table-cell office:value-type="float" office:value="437578" calcext:value-type="float">
            <text:p>437578</text:p>
          </table:table-cell>
          <table:table-cell office:value-type="float" office:value="54874" calcext:value-type="float">
            <text:p>54874</text:p>
          </table:table-cell>
          <table:table-cell office:value-type="float" office:value="7683" calcext:value-type="float">
            <text:p>7683</text:p>
          </table:table-cell>
          <table:table-cell office:value-type="float" office:value="4305" calcext:value-type="float">
            <text:p>4305</text:p>
          </table:table-cell>
          <table:table-cell table:formula="of:=[.I75]/[.H75]*100" office:value-type="float" office:value="56.032799687622" calcext:value-type="float">
            <text:p>56.03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95055" calcext:value-type="float">
            <text:p>695055</text:p>
          </table:table-cell>
          <table:table-cell office:value-type="float" office:value="493897" calcext:value-type="float">
            <text:p>493897</text:p>
          </table:table-cell>
          <table:table-cell office:value-type="float" office:value="442289" calcext:value-type="float">
            <text:p>442289</text:p>
          </table:table-cell>
          <table:table-cell office:value-type="float" office:value="51608" calcext:value-type="float">
            <text:p>51608</text:p>
          </table:table-cell>
          <table:table-cell office:value-type="float" office:value="7683" calcext:value-type="float">
            <text:p>7683</text:p>
          </table:table-cell>
          <table:table-cell office:value-type="float" office:value="4177" calcext:value-type="float">
            <text:p>4177</text:p>
          </table:table-cell>
          <table:table-cell table:formula="of:=[.I76]/[.H76]*100" office:value-type="float" office:value="54.3667838084082" calcext:value-type="float">
            <text:p>54.37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93691" calcext:value-type="float">
            <text:p>693691</text:p>
          </table:table-cell>
          <table:table-cell office:value-type="float" office:value="495261" calcext:value-type="float">
            <text:p>495261</text:p>
          </table:table-cell>
          <table:table-cell office:value-type="float" office:value="446683" calcext:value-type="float">
            <text:p>446683</text:p>
          </table:table-cell>
          <table:table-cell office:value-type="float" office:value="48578" calcext:value-type="float">
            <text:p>48578</text:p>
          </table:table-cell>
          <table:table-cell office:value-type="float" office:value="7683" calcext:value-type="float">
            <text:p>7683</text:p>
          </table:table-cell>
          <table:table-cell office:value-type="float" office:value="4046" calcext:value-type="float">
            <text:p>4046</text:p>
          </table:table-cell>
          <table:table-cell table:formula="of:=[.I77]/[.H77]*100" office:value-type="float" office:value="52.6617206820252" calcext:value-type="float">
            <text:p>52.66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92491" calcext:value-type="float">
            <text:p>692491</text:p>
          </table:table-cell>
          <table:table-cell office:value-type="float" office:value="496461" calcext:value-type="float">
            <text:p>496461</text:p>
          </table:table-cell>
          <table:table-cell office:value-type="float" office:value="450951" calcext:value-type="float">
            <text:p>450951</text:p>
          </table:table-cell>
          <table:table-cell office:value-type="float" office:value="45510" calcext:value-type="float">
            <text:p>45510</text:p>
          </table:table-cell>
          <table:table-cell office:value-type="float" office:value="7683" calcext:value-type="float">
            <text:p>7683</text:p>
          </table:table-cell>
          <table:table-cell office:value-type="float" office:value="3910" calcext:value-type="float">
            <text:p>3910</text:p>
          </table:table-cell>
          <table:table-cell table:formula="of:=[.I78]/[.H78]*100" office:value-type="float" office:value="50.8915788103605" calcext:value-type="float">
            <text:p>50.89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91438" calcext:value-type="float">
            <text:p>691438</text:p>
          </table:table-cell>
          <table:table-cell office:value-type="float" office:value="497514" calcext:value-type="float">
            <text:p>497514</text:p>
          </table:table-cell>
          <table:table-cell office:value-type="float" office:value="454770" calcext:value-type="float">
            <text:p>454770</text:p>
          </table:table-cell>
          <table:table-cell office:value-type="float" office:value="42744" calcext:value-type="float">
            <text:p>42744</text:p>
          </table:table-cell>
          <table:table-cell office:value-type="float" office:value="7683" calcext:value-type="float">
            <text:p>7683</text:p>
          </table:table-cell>
          <table:table-cell office:value-type="float" office:value="3787" calcext:value-type="float">
            <text:p>3787</text:p>
          </table:table-cell>
          <table:table-cell table:formula="of:=[.I79]/[.H79]*100" office:value-type="float" office:value="49.2906416764285" calcext:value-type="float">
            <text:p>49.29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90328" calcext:value-type="float">
            <text:p>690328</text:p>
          </table:table-cell>
          <table:table-cell office:value-type="float" office:value="498624" calcext:value-type="float">
            <text:p>498624</text:p>
          </table:table-cell>
          <table:table-cell office:value-type="float" office:value="458384" calcext:value-type="float">
            <text:p>458384</text:p>
          </table:table-cell>
          <table:table-cell office:value-type="float" office:value="40240" calcext:value-type="float">
            <text:p>40240</text:p>
          </table:table-cell>
          <table:table-cell office:value-type="float" office:value="7683" calcext:value-type="float">
            <text:p>7683</text:p>
          </table:table-cell>
          <table:table-cell office:value-type="float" office:value="3678" calcext:value-type="float">
            <text:p>3678</text:p>
          </table:table-cell>
          <table:table-cell table:formula="of:=[.I80]/[.H80]*100" office:value-type="float" office:value="47.8719250292854" calcext:value-type="float">
            <text:p>47.87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89128" calcext:value-type="float">
            <text:p>689128</text:p>
          </table:table-cell>
          <table:table-cell office:value-type="float" office:value="499824" calcext:value-type="float">
            <text:p>499824</text:p>
          </table:table-cell>
          <table:table-cell office:value-type="float" office:value="461857" calcext:value-type="float">
            <text:p>461857</text:p>
          </table:table-cell>
          <table:table-cell office:value-type="float" office:value="37967" calcext:value-type="float">
            <text:p>37967</text:p>
          </table:table-cell>
          <table:table-cell office:value-type="float" office:value="7683" calcext:value-type="float">
            <text:p>7683</text:p>
          </table:table-cell>
          <table:table-cell office:value-type="float" office:value="3565" calcext:value-type="float">
            <text:p>3565</text:p>
          </table:table-cell>
          <table:table-cell table:formula="of:=[.I81]/[.H81]*100" office:value-type="float" office:value="46.401145385917" calcext:value-type="float">
            <text:p>46.40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87959" calcext:value-type="float">
            <text:p>687959</text:p>
          </table:table-cell>
          <table:table-cell office:value-type="float" office:value="500993" calcext:value-type="float">
            <text:p>500993</text:p>
          </table:table-cell>
          <table:table-cell office:value-type="float" office:value="465203" calcext:value-type="float">
            <text:p>465203</text:p>
          </table:table-cell>
          <table:table-cell office:value-type="float" office:value="35790" calcext:value-type="float">
            <text:p>35790</text:p>
          </table:table-cell>
          <table:table-cell office:value-type="float" office:value="7683" calcext:value-type="float">
            <text:p>7683</text:p>
          </table:table-cell>
          <table:table-cell office:value-type="float" office:value="3443" calcext:value-type="float">
            <text:p>3443</text:p>
          </table:table-cell>
          <table:table-cell table:formula="of:=[.I82]/[.H82]*100" office:value-type="float" office:value="44.8132240010413" calcext:value-type="float">
            <text:p>44.81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86797" calcext:value-type="float">
            <text:p>686797</text:p>
          </table:table-cell>
          <table:table-cell office:value-type="float" office:value="502155" calcext:value-type="float">
            <text:p>502155</text:p>
          </table:table-cell>
          <table:table-cell office:value-type="float" office:value="468401" calcext:value-type="float">
            <text:p>468401</text:p>
          </table:table-cell>
          <table:table-cell office:value-type="float" office:value="33754" calcext:value-type="float">
            <text:p>33754</text:p>
          </table:table-cell>
          <table:table-cell office:value-type="float" office:value="7683" calcext:value-type="float">
            <text:p>7683</text:p>
          </table:table-cell>
          <table:table-cell office:value-type="float" office:value="3339" calcext:value-type="float">
            <text:p>3339</text:p>
          </table:table-cell>
          <table:table-cell table:formula="of:=[.I83]/[.H83]*100" office:value-type="float" office:value="43.45958609918" calcext:value-type="float">
            <text:p>43.46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85540" calcext:value-type="float">
            <text:p>685540</text:p>
          </table:table-cell>
          <table:table-cell office:value-type="float" office:value="503412" calcext:value-type="float">
            <text:p>503412</text:p>
          </table:table-cell>
          <table:table-cell office:value-type="float" office:value="471423" calcext:value-type="float">
            <text:p>471423</text:p>
          </table:table-cell>
          <table:table-cell office:value-type="float" office:value="31989" calcext:value-type="float">
            <text:p>31989</text:p>
          </table:table-cell>
          <table:table-cell office:value-type="float" office:value="7683" calcext:value-type="float">
            <text:p>7683</text:p>
          </table:table-cell>
          <table:table-cell office:value-type="float" office:value="3239" calcext:value-type="float">
            <text:p>3239</text:p>
          </table:table-cell>
          <table:table-cell table:formula="of:=[.I84]/[.H84]*100" office:value-type="float" office:value="42.1580111935442" calcext:value-type="float">
            <text:p>42.16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84402" calcext:value-type="float">
            <text:p>684402</text:p>
          </table:table-cell>
          <table:table-cell office:value-type="float" office:value="504550" calcext:value-type="float">
            <text:p>504550</text:p>
          </table:table-cell>
          <table:table-cell office:value-type="float" office:value="474208" calcext:value-type="float">
            <text:p>474208</text:p>
          </table:table-cell>
          <table:table-cell office:value-type="float" office:value="30342" calcext:value-type="float">
            <text:p>30342</text:p>
          </table:table-cell>
          <table:table-cell office:value-type="float" office:value="7683" calcext:value-type="float">
            <text:p>7683</text:p>
          </table:table-cell>
          <table:table-cell office:value-type="float" office:value="3136" calcext:value-type="float">
            <text:p>3136</text:p>
          </table:table-cell>
          <table:table-cell table:formula="of:=[.I85]/[.H85]*100" office:value-type="float" office:value="40.8173890407393" calcext:value-type="float">
            <text:p>40.82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83126" calcext:value-type="float">
            <text:p>683126</text:p>
          </table:table-cell>
          <table:table-cell office:value-type="float" office:value="505826" calcext:value-type="float">
            <text:p>505826</text:p>
          </table:table-cell>
          <table:table-cell office:value-type="float" office:value="476871" calcext:value-type="float">
            <text:p>476871</text:p>
          </table:table-cell>
          <table:table-cell office:value-type="float" office:value="28955" calcext:value-type="float">
            <text:p>28955</text:p>
          </table:table-cell>
          <table:table-cell office:value-type="float" office:value="7683" calcext:value-type="float">
            <text:p>7683</text:p>
          </table:table-cell>
          <table:table-cell office:value-type="float" office:value="3033" calcext:value-type="float">
            <text:p>3033</text:p>
          </table:table-cell>
          <table:table-cell table:formula="of:=[.I86]/[.H86]*100" office:value-type="float" office:value="39.4767668879344" calcext:value-type="float">
            <text:p>39.48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81903" calcext:value-type="float">
            <text:p>681903</text:p>
          </table:table-cell>
          <table:table-cell office:value-type="float" office:value="507049" calcext:value-type="float">
            <text:p>507049</text:p>
          </table:table-cell>
          <table:table-cell office:value-type="float" office:value="479378" calcext:value-type="float">
            <text:p>479378</text:p>
          </table:table-cell>
          <table:table-cell office:value-type="float" office:value="27671" calcext:value-type="float">
            <text:p>27671</text:p>
          </table:table-cell>
          <table:table-cell office:value-type="float" office:value="7683" calcext:value-type="float">
            <text:p>7683</text:p>
          </table:table-cell>
          <table:table-cell office:value-type="float" office:value="2921" calcext:value-type="float">
            <text:p>2921</text:p>
          </table:table-cell>
          <table:table-cell table:formula="of:=[.I87]/[.H87]*100" office:value-type="float" office:value="38.0190029936223" calcext:value-type="float">
            <text:p>38.02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80657" calcext:value-type="float">
            <text:p>680657</text:p>
          </table:table-cell>
          <table:table-cell office:value-type="float" office:value="508295" calcext:value-type="float">
            <text:p>508295</text:p>
          </table:table-cell>
          <table:table-cell office:value-type="float" office:value="481798" calcext:value-type="float">
            <text:p>481798</text:p>
          </table:table-cell>
          <table:table-cell office:value-type="float" office:value="26497" calcext:value-type="float">
            <text:p>26497</text:p>
          </table:table-cell>
          <table:table-cell office:value-type="float" office:value="7683" calcext:value-type="float">
            <text:p>7683</text:p>
          </table:table-cell>
          <table:table-cell office:value-type="float" office:value="2831" calcext:value-type="float">
            <text:p>2831</text:p>
          </table:table-cell>
          <table:table-cell table:formula="of:=[.I88]/[.H88]*100" office:value-type="float" office:value="36.84758557855" calcext:value-type="float">
            <text:p>36.85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79559" calcext:value-type="float">
            <text:p>679559</text:p>
          </table:table-cell>
          <table:table-cell office:value-type="float" office:value="509393" calcext:value-type="float">
            <text:p>509393</text:p>
          </table:table-cell>
          <table:table-cell office:value-type="float" office:value="483965" calcext:value-type="float">
            <text:p>483965</text:p>
          </table:table-cell>
          <table:table-cell office:value-type="float" office:value="25428" calcext:value-type="float">
            <text:p>25428</text:p>
          </table:table-cell>
          <table:table-cell office:value-type="float" office:value="7683" calcext:value-type="float">
            <text:p>7683</text:p>
          </table:table-cell>
          <table:table-cell office:value-type="float" office:value="2724" calcext:value-type="float">
            <text:p>2724</text:p>
          </table:table-cell>
          <table:table-cell table:formula="of:=[.I89]/[.H89]*100" office:value-type="float" office:value="35.4549004295197" calcext:value-type="float">
            <text:p>35.45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78393" calcext:value-type="float">
            <text:p>678393</text:p>
          </table:table-cell>
          <table:table-cell office:value-type="float" office:value="510559" calcext:value-type="float">
            <text:p>510559</text:p>
          </table:table-cell>
          <table:table-cell office:value-type="float" office:value="486094" calcext:value-type="float">
            <text:p>486094</text:p>
          </table:table-cell>
          <table:table-cell office:value-type="float" office:value="24465" calcext:value-type="float">
            <text:p>24465</text:p>
          </table:table-cell>
          <table:table-cell office:value-type="float" office:value="7683" calcext:value-type="float">
            <text:p>7683</text:p>
          </table:table-cell>
          <table:table-cell office:value-type="float" office:value="2627" calcext:value-type="float">
            <text:p>2627</text:p>
          </table:table-cell>
          <table:table-cell table:formula="of:=[.I90]/[.H90]*100" office:value-type="float" office:value="34.192372771053" calcext:value-type="float">
            <text:p>34.19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77291" calcext:value-type="float">
            <text:p>677291</text:p>
          </table:table-cell>
          <table:table-cell office:value-type="float" office:value="511661" calcext:value-type="float">
            <text:p>511661</text:p>
          </table:table-cell>
          <table:table-cell office:value-type="float" office:value="488079" calcext:value-type="float">
            <text:p>488079</text:p>
          </table:table-cell>
          <table:table-cell office:value-type="float" office:value="23582" calcext:value-type="float">
            <text:p>23582</text:p>
          </table:table-cell>
          <table:table-cell office:value-type="float" office:value="7683" calcext:value-type="float">
            <text:p>7683</text:p>
          </table:table-cell>
          <table:table-cell office:value-type="float" office:value="2543" calcext:value-type="float">
            <text:p>2543</text:p>
          </table:table-cell>
          <table:table-cell table:formula="of:=[.I91]/[.H91]*100" office:value-type="float" office:value="33.0990498503189" calcext:value-type="float">
            <text:p>33.10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76306" calcext:value-type="float">
            <text:p>676306</text:p>
          </table:table-cell>
          <table:table-cell office:value-type="float" office:value="512646" calcext:value-type="float">
            <text:p>512646</text:p>
          </table:table-cell>
          <table:table-cell office:value-type="float" office:value="489911" calcext:value-type="float">
            <text:p>489911</text:p>
          </table:table-cell>
          <table:table-cell office:value-type="float" office:value="22735" calcext:value-type="float">
            <text:p>22735</text:p>
          </table:table-cell>
          <table:table-cell office:value-type="float" office:value="7683" calcext:value-type="float">
            <text:p>7683</text:p>
          </table:table-cell>
          <table:table-cell office:value-type="float" office:value="2443" calcext:value-type="float">
            <text:p>2443</text:p>
          </table:table-cell>
          <table:table-cell table:formula="of:=[.I92]/[.H92]*100" office:value-type="float" office:value="31.7974749446831" calcext:value-type="float">
            <text:p>31.80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75184" calcext:value-type="float">
            <text:p>675184</text:p>
          </table:table-cell>
          <table:table-cell office:value-type="float" office:value="513768" calcext:value-type="float">
            <text:p>513768</text:p>
          </table:table-cell>
          <table:table-cell office:value-type="float" office:value="491755" calcext:value-type="float">
            <text:p>491755</text:p>
          </table:table-cell>
          <table:table-cell office:value-type="float" office:value="22013" calcext:value-type="float">
            <text:p>22013</text:p>
          </table:table-cell>
          <table:table-cell office:value-type="float" office:value="7683" calcext:value-type="float">
            <text:p>7683</text:p>
          </table:table-cell>
          <table:table-cell office:value-type="float" office:value="2360" calcext:value-type="float">
            <text:p>2360</text:p>
          </table:table-cell>
          <table:table-cell table:formula="of:=[.I93]/[.H93]*100" office:value-type="float" office:value="30.7171677730053" calcext:value-type="float">
            <text:p>30.72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74281" calcext:value-type="float">
            <text:p>674281</text:p>
          </table:table-cell>
          <table:table-cell office:value-type="float" office:value="514671" calcext:value-type="float">
            <text:p>514671</text:p>
          </table:table-cell>
          <table:table-cell office:value-type="float" office:value="493358" calcext:value-type="float">
            <text:p>493358</text:p>
          </table:table-cell>
          <table:table-cell office:value-type="float" office:value="21313" calcext:value-type="float">
            <text:p>21313</text:p>
          </table:table-cell>
          <table:table-cell office:value-type="float" office:value="7683" calcext:value-type="float">
            <text:p>7683</text:p>
          </table:table-cell>
          <table:table-cell office:value-type="float" office:value="2263" calcext:value-type="float">
            <text:p>2263</text:p>
          </table:table-cell>
          <table:table-cell table:formula="of:=[.I94]/[.H94]*100" office:value-type="float" office:value="29.4546401145386" calcext:value-type="float">
            <text:p>29.45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73408" calcext:value-type="float">
            <text:p>673408</text:p>
          </table:table-cell>
          <table:table-cell office:value-type="float" office:value="515544" calcext:value-type="float">
            <text:p>515544</text:p>
          </table:table-cell>
          <table:table-cell office:value-type="float" office:value="494832" calcext:value-type="float">
            <text:p>494832</text:p>
          </table:table-cell>
          <table:table-cell office:value-type="float" office:value="20712" calcext:value-type="float">
            <text:p>20712</text:p>
          </table:table-cell>
          <table:table-cell office:value-type="float" office:value="7683" calcext:value-type="float">
            <text:p>7683</text:p>
          </table:table-cell>
          <table:table-cell office:value-type="float" office:value="2188" calcext:value-type="float">
            <text:p>2188</text:p>
          </table:table-cell>
          <table:table-cell table:formula="of:=[.I95]/[.H95]*100" office:value-type="float" office:value="28.4784589353117" calcext:value-type="float">
            <text:p>28.48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72618" calcext:value-type="float">
            <text:p>672618</text:p>
          </table:table-cell>
          <table:table-cell office:value-type="float" office:value="516334" calcext:value-type="float">
            <text:p>516334</text:p>
          </table:table-cell>
          <table:table-cell office:value-type="float" office:value="496208" calcext:value-type="float">
            <text:p>496208</text:p>
          </table:table-cell>
          <table:table-cell office:value-type="float" office:value="20126" calcext:value-type="float">
            <text:p>20126</text:p>
          </table:table-cell>
          <table:table-cell office:value-type="float" office:value="7683" calcext:value-type="float">
            <text:p>7683</text:p>
          </table:table-cell>
          <table:table-cell office:value-type="float" office:value="2118" calcext:value-type="float">
            <text:p>2118</text:p>
          </table:table-cell>
          <table:table-cell table:formula="of:=[.I96]/[.H96]*100" office:value-type="float" office:value="27.5673565013667" calcext:value-type="float">
            <text:p>27.57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71793" calcext:value-type="float">
            <text:p>671793</text:p>
          </table:table-cell>
          <table:table-cell office:value-type="float" office:value="517159" calcext:value-type="float">
            <text:p>517159</text:p>
          </table:table-cell>
          <table:table-cell office:value-type="float" office:value="497530" calcext:value-type="float">
            <text:p>497530</text:p>
          </table:table-cell>
          <table:table-cell office:value-type="float" office:value="19629" calcext:value-type="float">
            <text:p>19629</text:p>
          </table:table-cell>
          <table:table-cell office:value-type="float" office:value="7683" calcext:value-type="float">
            <text:p>7683</text:p>
          </table:table-cell>
          <table:table-cell office:value-type="float" office:value="2061" calcext:value-type="float">
            <text:p>2061</text:p>
          </table:table-cell>
          <table:table-cell table:formula="of:=[.I97]/[.H97]*100" office:value-type="float" office:value="26.8254588051542" calcext:value-type="float">
            <text:p>26.83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70971" calcext:value-type="float">
            <text:p>670971</text:p>
          </table:table-cell>
          <table:table-cell office:value-type="float" office:value="517981" calcext:value-type="float">
            <text:p>517981</text:p>
          </table:table-cell>
          <table:table-cell office:value-type="float" office:value="498803" calcext:value-type="float">
            <text:p>498803</text:p>
          </table:table-cell>
          <table:table-cell office:value-type="float" office:value="19178" calcext:value-type="float">
            <text:p>19178</text:p>
          </table:table-cell>
          <table:table-cell office:value-type="float" office:value="7683" calcext:value-type="float">
            <text:p>7683</text:p>
          </table:table-cell>
          <table:table-cell office:value-type="float" office:value="2018" calcext:value-type="float">
            <text:p>2018</text:p>
          </table:table-cell>
          <table:table-cell table:formula="of:=[.I98]/[.H98]*100" office:value-type="float" office:value="26.2657815957308" calcext:value-type="float">
            <text:p>26.27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70234" calcext:value-type="float">
            <text:p>670234</text:p>
          </table:table-cell>
          <table:table-cell office:value-type="float" office:value="518718" calcext:value-type="float">
            <text:p>518718</text:p>
          </table:table-cell>
          <table:table-cell office:value-type="float" office:value="499959" calcext:value-type="float">
            <text:p>499959</text:p>
          </table:table-cell>
          <table:table-cell office:value-type="float" office:value="18759" calcext:value-type="float">
            <text:p>18759</text:p>
          </table:table-cell>
          <table:table-cell office:value-type="float" office:value="7683" calcext:value-type="float">
            <text:p>7683</text:p>
          </table:table-cell>
          <table:table-cell office:value-type="float" office:value="1976" calcext:value-type="float">
            <text:p>1976</text:p>
          </table:table-cell>
          <table:table-cell table:formula="of:=[.I99]/[.H99]*100" office:value-type="float" office:value="25.7191201353638" calcext:value-type="float">
            <text:p>25.72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69537" calcext:value-type="float">
            <text:p>669537</text:p>
          </table:table-cell>
          <table:table-cell office:value-type="float" office:value="519415" calcext:value-type="float">
            <text:p>519415</text:p>
          </table:table-cell>
          <table:table-cell office:value-type="float" office:value="501044" calcext:value-type="float">
            <text:p>501044</text:p>
          </table:table-cell>
          <table:table-cell office:value-type="float" office:value="18371" calcext:value-type="float">
            <text:p>18371</text:p>
          </table:table-cell>
          <table:table-cell office:value-type="float" office:value="7683" calcext:value-type="float">
            <text:p>7683</text:p>
          </table:table-cell>
          <table:table-cell office:value-type="float" office:value="1929" calcext:value-type="float">
            <text:p>1929</text:p>
          </table:table-cell>
          <table:table-cell table:formula="of:=[.I100]/[.H100]*100" office:value-type="float" office:value="25.107379929715" calcext:value-type="float">
            <text:p>25.11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68890" calcext:value-type="float">
            <text:p>668890</text:p>
          </table:table-cell>
          <table:table-cell office:value-type="float" office:value="520062" calcext:value-type="float">
            <text:p>520062</text:p>
          </table:table-cell>
          <table:table-cell office:value-type="float" office:value="502051" calcext:value-type="float">
            <text:p>502051</text:p>
          </table:table-cell>
          <table:table-cell office:value-type="float" office:value="18011" calcext:value-type="float">
            <text:p>18011</text:p>
          </table:table-cell>
          <table:table-cell office:value-type="float" office:value="7683" calcext:value-type="float">
            <text:p>7683</text:p>
          </table:table-cell>
          <table:table-cell office:value-type="float" office:value="1891" calcext:value-type="float">
            <text:p>1891</text:p>
          </table:table-cell>
          <table:table-cell table:formula="of:=[.I101]/[.H101]*100" office:value-type="float" office:value="24.6127814655733" calcext:value-type="float">
            <text:p>24.61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68343" calcext:value-type="float">
            <text:p>668343</text:p>
          </table:table-cell>
          <table:table-cell office:value-type="float" office:value="520609" calcext:value-type="float">
            <text:p>520609</text:p>
          </table:table-cell>
          <table:table-cell office:value-type="float" office:value="502937" calcext:value-type="float">
            <text:p>502937</text:p>
          </table:table-cell>
          <table:table-cell office:value-type="float" office:value="17672" calcext:value-type="float">
            <text:p>17672</text:p>
          </table:table-cell>
          <table:table-cell office:value-type="float" office:value="7683" calcext:value-type="float">
            <text:p>7683</text:p>
          </table:table-cell>
          <table:table-cell office:value-type="float" office:value="1862" calcext:value-type="float">
            <text:p>1862</text:p>
          </table:table-cell>
          <table:table-cell table:formula="of:=[.I102]/[.H102]*100" office:value-type="float" office:value="24.235324742939" calcext:value-type="float">
            <text:p>24.24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67784" calcext:value-type="float">
            <text:p>667784</text:p>
          </table:table-cell>
          <table:table-cell office:value-type="float" office:value="521168" calcext:value-type="float">
            <text:p>521168</text:p>
          </table:table-cell>
          <table:table-cell office:value-type="float" office:value="503796" calcext:value-type="float">
            <text:p>503796</text:p>
          </table:table-cell>
          <table:table-cell office:value-type="float" office:value="17372" calcext:value-type="float">
            <text:p>17372</text:p>
          </table:table-cell>
          <table:table-cell office:value-type="float" office:value="7683" calcext:value-type="float">
            <text:p>7683</text:p>
          </table:table-cell>
          <table:table-cell office:value-type="float" office:value="1828" calcext:value-type="float">
            <text:p>1828</text:p>
          </table:table-cell>
          <table:table-cell table:formula="of:=[.I103]/[.H103]*100" office:value-type="float" office:value="23.7927892750228" calcext:value-type="float">
            <text:p>23.79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67227" calcext:value-type="float">
            <text:p>667227</text:p>
          </table:table-cell>
          <table:table-cell office:value-type="float" office:value="521725" calcext:value-type="float">
            <text:p>521725</text:p>
          </table:table-cell>
          <table:table-cell office:value-type="float" office:value="504606" calcext:value-type="float">
            <text:p>504606</text:p>
          </table:table-cell>
          <table:table-cell office:value-type="float" office:value="17119" calcext:value-type="float">
            <text:p>17119</text:p>
          </table:table-cell>
          <table:table-cell office:value-type="float" office:value="7683" calcext:value-type="float">
            <text:p>7683</text:p>
          </table:table-cell>
          <table:table-cell office:value-type="float" office:value="1799" calcext:value-type="float">
            <text:p>1799</text:p>
          </table:table-cell>
          <table:table-cell table:formula="of:=[.I104]/[.H104]*100" office:value-type="float" office:value="23.4153325523884" calcext:value-type="float">
            <text:p>23.42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66732" calcext:value-type="float">
            <text:p>666732</text:p>
          </table:table-cell>
          <table:table-cell office:value-type="float" office:value="522220" calcext:value-type="float">
            <text:p>522220</text:p>
          </table:table-cell>
          <table:table-cell office:value-type="float" office:value="505364" calcext:value-type="float">
            <text:p>505364</text:p>
          </table:table-cell>
          <table:table-cell office:value-type="float" office:value="16856" calcext:value-type="float">
            <text:p>16856</text:p>
          </table:table-cell>
          <table:table-cell office:value-type="float" office:value="7683" calcext:value-type="float">
            <text:p>7683</text:p>
          </table:table-cell>
          <table:table-cell office:value-type="float" office:value="1761" calcext:value-type="float">
            <text:p>1761</text:p>
          </table:table-cell>
          <table:table-cell table:formula="of:=[.I105]/[.H105]*100" office:value-type="float" office:value="22.9207340882468" calcext:value-type="float">
            <text:p>22.92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66349" calcext:value-type="float">
            <text:p>666349</text:p>
          </table:table-cell>
          <table:table-cell office:value-type="float" office:value="522603" calcext:value-type="float">
            <text:p>522603</text:p>
          </table:table-cell>
          <table:table-cell office:value-type="float" office:value="506012" calcext:value-type="float">
            <text:p>506012</text:p>
          </table:table-cell>
          <table:table-cell office:value-type="float" office:value="16591" calcext:value-type="float">
            <text:p>16591</text:p>
          </table:table-cell>
          <table:table-cell office:value-type="float" office:value="7683" calcext:value-type="float">
            <text:p>7683</text:p>
          </table:table-cell>
          <table:table-cell office:value-type="float" office:value="1718" calcext:value-type="float">
            <text:p>1718</text:p>
          </table:table-cell>
          <table:table-cell table:formula="of:=[.I106]/[.H106]*100" office:value-type="float" office:value="22.3610568788234" calcext:value-type="float">
            <text:p>22.36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65942" calcext:value-type="float">
            <text:p>665942</text:p>
          </table:table-cell>
          <table:table-cell office:value-type="float" office:value="523010" calcext:value-type="float">
            <text:p>523010</text:p>
          </table:table-cell>
          <table:table-cell office:value-type="float" office:value="506646" calcext:value-type="float">
            <text:p>506646</text:p>
          </table:table-cell>
          <table:table-cell office:value-type="float" office:value="16364" calcext:value-type="float">
            <text:p>16364</text:p>
          </table:table-cell>
          <table:table-cell office:value-type="float" office:value="7683" calcext:value-type="float">
            <text:p>7683</text:p>
          </table:table-cell>
          <table:table-cell office:value-type="float" office:value="1693" calcext:value-type="float">
            <text:p>1693</text:p>
          </table:table-cell>
          <table:table-cell table:formula="of:=[.I107]/[.H107]*100" office:value-type="float" office:value="22.0356631524144" calcext:value-type="float">
            <text:p>22.04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65484" calcext:value-type="float">
            <text:p>665484</text:p>
          </table:table-cell>
          <table:table-cell office:value-type="float" office:value="523468" calcext:value-type="float">
            <text:p>523468</text:p>
          </table:table-cell>
          <table:table-cell office:value-type="float" office:value="507310" calcext:value-type="float">
            <text:p>507310</text:p>
          </table:table-cell>
          <table:table-cell office:value-type="float" office:value="16158" calcext:value-type="float">
            <text:p>16158</text:p>
          </table:table-cell>
          <table:table-cell office:value-type="float" office:value="7683" calcext:value-type="float">
            <text:p>7683</text:p>
          </table:table-cell>
          <table:table-cell office:value-type="float" office:value="1674" calcext:value-type="float">
            <text:p>1674</text:p>
          </table:table-cell>
          <table:table-cell table:formula="of:=[.I108]/[.H108]*100" office:value-type="float" office:value="21.7883639203436" calcext:value-type="float">
            <text:p>21.79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65071" calcext:value-type="float">
            <text:p>665071</text:p>
          </table:table-cell>
          <table:table-cell office:value-type="float" office:value="523881" calcext:value-type="float">
            <text:p>523881</text:p>
          </table:table-cell>
          <table:table-cell office:value-type="float" office:value="507919" calcext:value-type="float">
            <text:p>507919</text:p>
          </table:table-cell>
          <table:table-cell office:value-type="float" office:value="15962" calcext:value-type="float">
            <text:p>15962</text:p>
          </table:table-cell>
          <table:table-cell office:value-type="float" office:value="7683" calcext:value-type="float">
            <text:p>7683</text:p>
          </table:table-cell>
          <table:table-cell office:value-type="float" office:value="1645" calcext:value-type="float">
            <text:p>1645</text:p>
          </table:table-cell>
          <table:table-cell table:formula="of:=[.I109]/[.H109]*100" office:value-type="float" office:value="21.4109071977092" calcext:value-type="float">
            <text:p>21.41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64686" calcext:value-type="float">
            <text:p>664686</text:p>
          </table:table-cell>
          <table:table-cell office:value-type="float" office:value="524266" calcext:value-type="float">
            <text:p>524266</text:p>
          </table:table-cell>
          <table:table-cell office:value-type="float" office:value="508500" calcext:value-type="float">
            <text:p>508500</text:p>
          </table:table-cell>
          <table:table-cell office:value-type="float" office:value="15766" calcext:value-type="float">
            <text:p>15766</text:p>
          </table:table-cell>
          <table:table-cell office:value-type="float" office:value="7683" calcext:value-type="float">
            <text:p>7683</text:p>
          </table:table-cell>
          <table:table-cell office:value-type="float" office:value="1615" calcext:value-type="float">
            <text:p>1615</text:p>
          </table:table-cell>
          <table:table-cell table:formula="of:=[.I110]/[.H110]*100" office:value-type="float" office:value="21.0204347260185" calcext:value-type="float">
            <text:p>21.02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64338" calcext:value-type="float">
            <text:p>664338</text:p>
          </table:table-cell>
          <table:table-cell office:value-type="float" office:value="524614" calcext:value-type="float">
            <text:p>524614</text:p>
          </table:table-cell>
          <table:table-cell office:value-type="float" office:value="509033" calcext:value-type="float">
            <text:p>509033</text:p>
          </table:table-cell>
          <table:table-cell office:value-type="float" office:value="15581" calcext:value-type="float">
            <text:p>15581</text:p>
          </table:table-cell>
          <table:table-cell office:value-type="float" office:value="7683" calcext:value-type="float">
            <text:p>7683</text:p>
          </table:table-cell>
          <table:table-cell office:value-type="float" office:value="1596" calcext:value-type="float">
            <text:p>1596</text:p>
          </table:table-cell>
          <table:table-cell table:formula="of:=[.I111]/[.H111]*100" office:value-type="float" office:value="20.7731354939477" calcext:value-type="float">
            <text:p>20.77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64010" calcext:value-type="float">
            <text:p>664010</text:p>
          </table:table-cell>
          <table:table-cell office:value-type="float" office:value="524942" calcext:value-type="float">
            <text:p>524942</text:p>
          </table:table-cell>
          <table:table-cell office:value-type="float" office:value="509536" calcext:value-type="float">
            <text:p>509536</text:p>
          </table:table-cell>
          <table:table-cell office:value-type="float" office:value="15406" calcext:value-type="float">
            <text:p>15406</text:p>
          </table:table-cell>
          <table:table-cell office:value-type="float" office:value="7683" calcext:value-type="float">
            <text:p>7683</text:p>
          </table:table-cell>
          <table:table-cell office:value-type="float" office:value="1583" calcext:value-type="float">
            <text:p>1583</text:p>
          </table:table-cell>
          <table:table-cell table:formula="of:=[.I112]/[.H112]*100" office:value-type="float" office:value="20.603930756215" calcext:value-type="float">
            <text:p>20.60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63705" calcext:value-type="float">
            <text:p>663705</text:p>
          </table:table-cell>
          <table:table-cell office:value-type="float" office:value="525247" calcext:value-type="float">
            <text:p>525247</text:p>
          </table:table-cell>
          <table:table-cell office:value-type="float" office:value="510003" calcext:value-type="float">
            <text:p>510003</text:p>
          </table:table-cell>
          <table:table-cell office:value-type="float" office:value="15244" calcext:value-type="float">
            <text:p>15244</text:p>
          </table:table-cell>
          <table:table-cell office:value-type="float" office:value="7683" calcext:value-type="float">
            <text:p>7683</text:p>
          </table:table-cell>
          <table:table-cell office:value-type="float" office:value="1560" calcext:value-type="float">
            <text:p>1560</text:p>
          </table:table-cell>
          <table:table-cell table:formula="of:=[.I113]/[.H113]*100" office:value-type="float" office:value="20.3045685279188" calcext:value-type="float">
            <text:p>20.30</text:p>
          </table:table-cell>
          <table:table-cell table:number-columns-repeated="5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63386" calcext:value-type="float">
            <text:p>663386</text:p>
          </table:table-cell>
          <table:table-cell office:value-type="float" office:value="525566" calcext:value-type="float">
            <text:p>525566</text:p>
          </table:table-cell>
          <table:table-cell office:value-type="float" office:value="510462" calcext:value-type="float">
            <text:p>510462</text:p>
          </table:table-cell>
          <table:table-cell office:value-type="float" office:value="15104" calcext:value-type="float">
            <text:p>15104</text:p>
          </table:table-cell>
          <table:table-cell office:value-type="float" office:value="7683" calcext:value-type="float">
            <text:p>7683</text:p>
          </table:table-cell>
          <table:table-cell office:value-type="float" office:value="1548" calcext:value-type="float">
            <text:p>1548</text:p>
          </table:table-cell>
          <table:table-cell table:formula="of:=[.I114]/[.H114]*100" office:value-type="float" office:value="20.1483795392425" calcext:value-type="float">
            <text:p>20.15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63110" calcext:value-type="float">
            <text:p>663110</text:p>
          </table:table-cell>
          <table:table-cell office:value-type="float" office:value="525842" calcext:value-type="float">
            <text:p>525842</text:p>
          </table:table-cell>
          <table:table-cell office:value-type="float" office:value="510864" calcext:value-type="float">
            <text:p>510864</text:p>
          </table:table-cell>
          <table:table-cell office:value-type="float" office:value="14978" calcext:value-type="float">
            <text:p>14978</text:p>
          </table:table-cell>
          <table:table-cell office:value-type="float" office:value="7683" calcext:value-type="float">
            <text:p>7683</text:p>
          </table:table-cell>
          <table:table-cell office:value-type="float" office:value="1539" calcext:value-type="float">
            <text:p>1539</text:p>
          </table:table-cell>
          <table:table-cell table:formula="of:=[.I115]/[.H115]*100" office:value-type="float" office:value="20.0312377977353" calcext:value-type="float">
            <text:p>20.03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62791" calcext:value-type="float">
            <text:p>662791</text:p>
          </table:table-cell>
          <table:table-cell office:value-type="float" office:value="526161" calcext:value-type="float">
            <text:p>526161</text:p>
          </table:table-cell>
          <table:table-cell office:value-type="float" office:value="511311" calcext:value-type="float">
            <text:p>511311</text:p>
          </table:table-cell>
          <table:table-cell office:value-type="float" office:value="14850" calcext:value-type="float">
            <text:p>14850</text:p>
          </table:table-cell>
          <table:table-cell office:value-type="float" office:value="7683" calcext:value-type="float">
            <text:p>7683</text:p>
          </table:table-cell>
          <table:table-cell office:value-type="float" office:value="1529" calcext:value-type="float">
            <text:p>1529</text:p>
          </table:table-cell>
          <table:table-cell table:formula="of:=[.I116]/[.H116]*100" office:value-type="float" office:value="19.9010803071717" calcext:value-type="float">
            <text:p>19.90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62534" calcext:value-type="float">
            <text:p>662534</text:p>
          </table:table-cell>
          <table:table-cell office:value-type="float" office:value="526418" calcext:value-type="float">
            <text:p>526418</text:p>
          </table:table-cell>
          <table:table-cell office:value-type="float" office:value="511703" calcext:value-type="float">
            <text:p>511703</text:p>
          </table:table-cell>
          <table:table-cell office:value-type="float" office:value="14715" calcext:value-type="float">
            <text:p>14715</text:p>
          </table:table-cell>
          <table:table-cell office:value-type="float" office:value="7683" calcext:value-type="float">
            <text:p>7683</text:p>
          </table:table-cell>
          <table:table-cell office:value-type="float" office:value="1517" calcext:value-type="float">
            <text:p>1517</text:p>
          </table:table-cell>
          <table:table-cell table:formula="of:=[.I117]/[.H117]*100" office:value-type="float" office:value="19.7448913184954" calcext:value-type="float">
            <text:p>19.74</text:p>
          </table:table-cell>
          <table:table-cell table:number-columns-repeated="5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62290" calcext:value-type="float">
            <text:p>662290</text:p>
          </table:table-cell>
          <table:table-cell office:value-type="float" office:value="526662" calcext:value-type="float">
            <text:p>526662</text:p>
          </table:table-cell>
          <table:table-cell office:value-type="float" office:value="512045" calcext:value-type="float">
            <text:p>512045</text:p>
          </table:table-cell>
          <table:table-cell office:value-type="float" office:value="14617" calcext:value-type="float">
            <text:p>14617</text:p>
          </table:table-cell>
          <table:table-cell office:value-type="float" office:value="7683" calcext:value-type="float">
            <text:p>7683</text:p>
          </table:table-cell>
          <table:table-cell office:value-type="float" office:value="1506" calcext:value-type="float">
            <text:p>1506</text:p>
          </table:table-cell>
          <table:table-cell table:formula="of:=[.I118]/[.H118]*100" office:value-type="float" office:value="19.6017180788754" calcext:value-type="float">
            <text:p>19.60</text:p>
          </table:table-cell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62040" calcext:value-type="float">
            <text:p>662040</text:p>
          </table:table-cell>
          <table:table-cell office:value-type="float" office:value="526912" calcext:value-type="float">
            <text:p>526912</text:p>
          </table:table-cell>
          <table:table-cell office:value-type="float" office:value="512398" calcext:value-type="float">
            <text:p>512398</text:p>
          </table:table-cell>
          <table:table-cell office:value-type="float" office:value="14514" calcext:value-type="float">
            <text:p>14514</text:p>
          </table:table-cell>
          <table:table-cell office:value-type="float" office:value="7683" calcext:value-type="float">
            <text:p>7683</text:p>
          </table:table-cell>
          <table:table-cell office:value-type="float" office:value="1501" calcext:value-type="float">
            <text:p>1501</text:p>
          </table:table-cell>
          <table:table-cell table:formula="of:=[.I119]/[.H119]*100" office:value-type="float" office:value="19.5366393335936" calcext:value-type="float">
            <text:p>19.54</text:p>
          </table:table-cell>
          <table:table-cell table:number-columns-repeated="5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61793" calcext:value-type="float">
            <text:p>661793</text:p>
          </table:table-cell>
          <table:table-cell office:value-type="float" office:value="527159" calcext:value-type="float">
            <text:p>527159</text:p>
          </table:table-cell>
          <table:table-cell office:value-type="float" office:value="512723" calcext:value-type="float">
            <text:p>512723</text:p>
          </table:table-cell>
          <table:table-cell office:value-type="float" office:value="14436" calcext:value-type="float">
            <text:p>14436</text:p>
          </table:table-cell>
          <table:table-cell office:value-type="float" office:value="7683" calcext:value-type="float">
            <text:p>7683</text:p>
          </table:table-cell>
          <table:table-cell office:value-type="float" office:value="1497" calcext:value-type="float">
            <text:p>1497</text:p>
          </table:table-cell>
          <table:table-cell table:formula="of:=[.I120]/[.H120]*100" office:value-type="float" office:value="19.4845763373682" calcext:value-type="float">
            <text:p>19.48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61584" calcext:value-type="float">
            <text:p>661584</text:p>
          </table:table-cell>
          <table:table-cell office:value-type="float" office:value="527368" calcext:value-type="float">
            <text:p>527368</text:p>
          </table:table-cell>
          <table:table-cell office:value-type="float" office:value="513017" calcext:value-type="float">
            <text:p>513017</text:p>
          </table:table-cell>
          <table:table-cell office:value-type="float" office:value="14351" calcext:value-type="float">
            <text:p>14351</text:p>
          </table:table-cell>
          <table:table-cell office:value-type="float" office:value="7683" calcext:value-type="float">
            <text:p>7683</text:p>
          </table:table-cell>
          <table:table-cell office:value-type="float" office:value="1489" calcext:value-type="float">
            <text:p>1489</text:p>
          </table:table-cell>
          <table:table-cell table:formula="of:=[.I121]/[.H121]*100" office:value-type="float" office:value="19.3804503449174" calcext:value-type="float">
            <text:p>19.38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61334" calcext:value-type="float">
            <text:p>661334</text:p>
          </table:table-cell>
          <table:table-cell office:value-type="float" office:value="527618" calcext:value-type="float">
            <text:p>527618</text:p>
          </table:table-cell>
          <table:table-cell office:value-type="float" office:value="513343" calcext:value-type="float">
            <text:p>513343</text:p>
          </table:table-cell>
          <table:table-cell office:value-type="float" office:value="14275" calcext:value-type="float">
            <text:p>14275</text:p>
          </table:table-cell>
          <table:table-cell office:value-type="float" office:value="7683" calcext:value-type="float">
            <text:p>7683</text:p>
          </table:table-cell>
          <table:table-cell office:value-type="float" office:value="1478" calcext:value-type="float">
            <text:p>1478</text:p>
          </table:table-cell>
          <table:table-cell table:formula="of:=[.I122]/[.H122]*100" office:value-type="float" office:value="19.2372771052974" calcext:value-type="float">
            <text:p>19.24</text:p>
          </table:table-cell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61148" calcext:value-type="float">
            <text:p>661148</text:p>
          </table:table-cell>
          <table:table-cell office:value-type="float" office:value="527804" calcext:value-type="float">
            <text:p>527804</text:p>
          </table:table-cell>
          <table:table-cell office:value-type="float" office:value="513607" calcext:value-type="float">
            <text:p>513607</text:p>
          </table:table-cell>
          <table:table-cell office:value-type="float" office:value="14197" calcext:value-type="float">
            <text:p>14197</text:p>
          </table:table-cell>
          <table:table-cell office:value-type="float" office:value="7683" calcext:value-type="float">
            <text:p>7683</text:p>
          </table:table-cell>
          <table:table-cell office:value-type="float" office:value="1469" calcext:value-type="float">
            <text:p>1469</text:p>
          </table:table-cell>
          <table:table-cell table:formula="of:=[.I123]/[.H123]*100" office:value-type="float" office:value="19.1201353637902" calcext:value-type="float">
            <text:p>19.12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60947" calcext:value-type="float">
            <text:p>660947</text:p>
          </table:table-cell>
          <table:table-cell office:value-type="float" office:value="528005" calcext:value-type="float">
            <text:p>528005</text:p>
          </table:table-cell>
          <table:table-cell office:value-type="float" office:value="513862" calcext:value-type="float">
            <text:p>513862</text:p>
          </table:table-cell>
          <table:table-cell office:value-type="float" office:value="14143" calcext:value-type="float">
            <text:p>14143</text:p>
          </table:table-cell>
          <table:table-cell office:value-type="float" office:value="7683" calcext:value-type="float">
            <text:p>7683</text:p>
          </table:table-cell>
          <table:table-cell office:value-type="float" office:value="1461" calcext:value-type="float">
            <text:p>1461</text:p>
          </table:table-cell>
          <table:table-cell table:formula="of:=[.I124]/[.H124]*100" office:value-type="float" office:value="19.0160093713393" calcext:value-type="float">
            <text:p>19.02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60766" calcext:value-type="float">
            <text:p>660766</text:p>
          </table:table-cell>
          <table:table-cell office:value-type="float" office:value="528186" calcext:value-type="float">
            <text:p>528186</text:p>
          </table:table-cell>
          <table:table-cell office:value-type="float" office:value="514110" calcext:value-type="float">
            <text:p>514110</text:p>
          </table:table-cell>
          <table:table-cell office:value-type="float" office:value="14076" calcext:value-type="float">
            <text:p>14076</text:p>
          </table:table-cell>
          <table:table-cell office:value-type="float" office:value="7683" calcext:value-type="float">
            <text:p>7683</text:p>
          </table:table-cell>
          <table:table-cell office:value-type="float" office:value="1447" calcext:value-type="float">
            <text:p>1447</text:p>
          </table:table-cell>
          <table:table-cell table:formula="of:=[.I125]/[.H125]*100" office:value-type="float" office:value="18.8337888845503" calcext:value-type="float">
            <text:p>18.83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60570" calcext:value-type="float">
            <text:p>660570</text:p>
          </table:table-cell>
          <table:table-cell office:value-type="float" office:value="528382" calcext:value-type="float">
            <text:p>528382</text:p>
          </table:table-cell>
          <table:table-cell office:value-type="float" office:value="514358" calcext:value-type="float">
            <text:p>514358</text:p>
          </table:table-cell>
          <table:table-cell office:value-type="float" office:value="14024" calcext:value-type="float">
            <text:p>14024</text:p>
          </table:table-cell>
          <table:table-cell office:value-type="float" office:value="7683" calcext:value-type="float">
            <text:p>7683</text:p>
          </table:table-cell>
          <table:table-cell office:value-type="float" office:value="1440" calcext:value-type="float">
            <text:p>1440</text:p>
          </table:table-cell>
          <table:table-cell table:formula="of:=[.I126]/[.H126]*100" office:value-type="float" office:value="18.7426786411558" calcext:value-type="float">
            <text:p>18.74</text:p>
          </table:table-cell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60347" calcext:value-type="float">
            <text:p>660347</text:p>
          </table:table-cell>
          <table:table-cell office:value-type="float" office:value="528605" calcext:value-type="float">
            <text:p>528605</text:p>
          </table:table-cell>
          <table:table-cell office:value-type="float" office:value="514625" calcext:value-type="float">
            <text:p>514625</text:p>
          </table:table-cell>
          <table:table-cell office:value-type="float" office:value="13980" calcext:value-type="float">
            <text:p>13980</text:p>
          </table:table-cell>
          <table:table-cell office:value-type="float" office:value="7683" calcext:value-type="float">
            <text:p>7683</text:p>
          </table:table-cell>
          <table:table-cell office:value-type="float" office:value="1436" calcext:value-type="float">
            <text:p>1436</text:p>
          </table:table-cell>
          <table:table-cell table:formula="of:=[.I127]/[.H127]*100" office:value-type="float" office:value="18.6906156449304" calcext:value-type="float">
            <text:p>18.69</text:p>
          </table:table-cell>
          <table:table-cell table:number-columns-repeated="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60160" calcext:value-type="float">
            <text:p>660160</text:p>
          </table:table-cell>
          <table:table-cell office:value-type="float" office:value="528792" calcext:value-type="float">
            <text:p>528792</text:p>
          </table:table-cell>
          <table:table-cell office:value-type="float" office:value="514871" calcext:value-type="float">
            <text:p>514871</text:p>
          </table:table-cell>
          <table:table-cell office:value-type="float" office:value="13921" calcext:value-type="float">
            <text:p>13921</text:p>
          </table:table-cell>
          <table:table-cell office:value-type="float" office:value="7683" calcext:value-type="float">
            <text:p>7683</text:p>
          </table:table-cell>
          <table:table-cell office:value-type="float" office:value="1423" calcext:value-type="float">
            <text:p>1423</text:p>
          </table:table-cell>
          <table:table-cell table:formula="of:=[.I128]/[.H128]*100" office:value-type="float" office:value="18.5214109071977" calcext:value-type="float">
            <text:p>18.52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9978" calcext:value-type="float">
            <text:p>659978</text:p>
          </table:table-cell>
          <table:table-cell office:value-type="float" office:value="528974" calcext:value-type="float">
            <text:p>528974</text:p>
          </table:table-cell>
          <table:table-cell office:value-type="float" office:value="515102" calcext:value-type="float">
            <text:p>515102</text:p>
          </table:table-cell>
          <table:table-cell office:value-type="float" office:value="13872" calcext:value-type="float">
            <text:p>13872</text:p>
          </table:table-cell>
          <table:table-cell office:value-type="float" office:value="7683" calcext:value-type="float">
            <text:p>7683</text:p>
          </table:table-cell>
          <table:table-cell office:value-type="float" office:value="1412" calcext:value-type="float">
            <text:p>1412</text:p>
          </table:table-cell>
          <table:table-cell table:formula="of:=[.I129]/[.H129]*100" office:value-type="float" office:value="18.3782376675778" calcext:value-type="float">
            <text:p>18.38</text:p>
          </table:table-cell>
          <table:table-cell table:number-columns-repeated="5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9814" calcext:value-type="float">
            <text:p>659814</text:p>
          </table:table-cell>
          <table:table-cell office:value-type="float" office:value="529138" calcext:value-type="float">
            <text:p>529138</text:p>
          </table:table-cell>
          <table:table-cell office:value-type="float" office:value="515314" calcext:value-type="float">
            <text:p>515314</text:p>
          </table:table-cell>
          <table:table-cell office:value-type="float" office:value="13824" calcext:value-type="float">
            <text:p>13824</text:p>
          </table:table-cell>
          <table:table-cell office:value-type="float" office:value="7683" calcext:value-type="float">
            <text:p>7683</text:p>
          </table:table-cell>
          <table:table-cell office:value-type="float" office:value="1407" calcext:value-type="float">
            <text:p>1407</text:p>
          </table:table-cell>
          <table:table-cell table:formula="of:=[.I130]/[.H130]*100" office:value-type="float" office:value="18.313158922296" calcext:value-type="float">
            <text:p>18.31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9617" calcext:value-type="float">
            <text:p>659617</text:p>
          </table:table-cell>
          <table:table-cell office:value-type="float" office:value="529335" calcext:value-type="float">
            <text:p>529335</text:p>
          </table:table-cell>
          <table:table-cell office:value-type="float" office:value="515542" calcext:value-type="float">
            <text:p>515542</text:p>
          </table:table-cell>
          <table:table-cell office:value-type="float" office:value="13793" calcext:value-type="float">
            <text:p>13793</text:p>
          </table:table-cell>
          <table:table-cell office:value-type="float" office:value="7683" calcext:value-type="float">
            <text:p>7683</text:p>
          </table:table-cell>
          <table:table-cell office:value-type="float" office:value="1405" calcext:value-type="float">
            <text:p>1405</text:p>
          </table:table-cell>
          <table:table-cell table:formula="of:=[.I131]/[.H131]*100" office:value-type="float" office:value="18.2871274241833" calcext:value-type="float">
            <text:p>18.29</text:p>
          </table:table-cell>
          <table:table-cell table:number-columns-repeated="5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9458" calcext:value-type="float">
            <text:p>659458</text:p>
          </table:table-cell>
          <table:table-cell office:value-type="float" office:value="529494" calcext:value-type="float">
            <text:p>529494</text:p>
          </table:table-cell>
          <table:table-cell office:value-type="float" office:value="515751" calcext:value-type="float">
            <text:p>515751</text:p>
          </table:table-cell>
          <table:table-cell office:value-type="float" office:value="13743" calcext:value-type="float">
            <text:p>13743</text:p>
          </table:table-cell>
          <table:table-cell office:value-type="float" office:value="7683" calcext:value-type="float">
            <text:p>7683</text:p>
          </table:table-cell>
          <table:table-cell office:value-type="float" office:value="1401" calcext:value-type="float">
            <text:p>1401</text:p>
          </table:table-cell>
          <table:table-cell table:formula="of:=[.I132]/[.H132]*100" office:value-type="float" office:value="18.2350644279578" calcext:value-type="float">
            <text:p>18.24</text:p>
          </table:table-cell>
          <table:table-cell table:number-columns-repeated="5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9320" calcext:value-type="float">
            <text:p>659320</text:p>
          </table:table-cell>
          <table:table-cell office:value-type="float" office:value="529632" calcext:value-type="float">
            <text:p>529632</text:p>
          </table:table-cell>
          <table:table-cell office:value-type="float" office:value="515933" calcext:value-type="float">
            <text:p>515933</text:p>
          </table:table-cell>
          <table:table-cell office:value-type="float" office:value="13699" calcext:value-type="float">
            <text:p>13699</text:p>
          </table:table-cell>
          <table:table-cell office:value-type="float" office:value="7683" calcext:value-type="float">
            <text:p>7683</text:p>
          </table:table-cell>
          <table:table-cell office:value-type="float" office:value="1395" calcext:value-type="float">
            <text:p>1395</text:p>
          </table:table-cell>
          <table:table-cell table:formula="of:=[.I133]/[.H133]*100" office:value-type="float" office:value="18.1569699336197" calcext:value-type="float">
            <text:p>18.16</text:p>
          </table:table-cell>
          <table:table-cell table:number-columns-repeated="5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9148" calcext:value-type="float">
            <text:p>659148</text:p>
          </table:table-cell>
          <table:table-cell office:value-type="float" office:value="529804" calcext:value-type="float">
            <text:p>529804</text:p>
          </table:table-cell>
          <table:table-cell office:value-type="float" office:value="516141" calcext:value-type="float">
            <text:p>516141</text:p>
          </table:table-cell>
          <table:table-cell office:value-type="float" office:value="13663" calcext:value-type="float">
            <text:p>13663</text:p>
          </table:table-cell>
          <table:table-cell office:value-type="float" office:value="7683" calcext:value-type="float">
            <text:p>7683</text:p>
          </table:table-cell>
          <table:table-cell office:value-type="float" office:value="1387" calcext:value-type="float">
            <text:p>1387</text:p>
          </table:table-cell>
          <table:table-cell table:formula="of:=[.I134]/[.H134]*100" office:value-type="float" office:value="18.0528439411688" calcext:value-type="float">
            <text:p>18.05</text:p>
          </table:table-cell>
          <table:table-cell table:number-columns-repeated="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8981" calcext:value-type="float">
            <text:p>658981</text:p>
          </table:table-cell>
          <table:table-cell office:value-type="float" office:value="529971" calcext:value-type="float">
            <text:p>529971</text:p>
          </table:table-cell>
          <table:table-cell office:value-type="float" office:value="516346" calcext:value-type="float">
            <text:p>516346</text:p>
          </table:table-cell>
          <table:table-cell office:value-type="float" office:value="13625" calcext:value-type="float">
            <text:p>13625</text:p>
          </table:table-cell>
          <table:table-cell office:value-type="float" office:value="7683" calcext:value-type="float">
            <text:p>7683</text:p>
          </table:table-cell>
          <table:table-cell office:value-type="float" office:value="1381" calcext:value-type="float">
            <text:p>1381</text:p>
          </table:table-cell>
          <table:table-cell table:formula="of:=[.I135]/[.H135]*100" office:value-type="float" office:value="17.9747494468307" calcext:value-type="float">
            <text:p>17.97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8845" calcext:value-type="float">
            <text:p>658845</text:p>
          </table:table-cell>
          <table:table-cell office:value-type="float" office:value="530107" calcext:value-type="float">
            <text:p>530107</text:p>
          </table:table-cell>
          <table:table-cell office:value-type="float" office:value="516520" calcext:value-type="float">
            <text:p>516520</text:p>
          </table:table-cell>
          <table:table-cell office:value-type="float" office:value="13587" calcext:value-type="float">
            <text:p>13587</text:p>
          </table:table-cell>
          <table:table-cell office:value-type="float" office:value="7683" calcext:value-type="float">
            <text:p>7683</text:p>
          </table:table-cell>
          <table:table-cell office:value-type="float" office:value="1375" calcext:value-type="float">
            <text:p>1375</text:p>
          </table:table-cell>
          <table:table-cell table:formula="of:=[.I136]/[.H136]*100" office:value-type="float" office:value="17.8966549524925" calcext:value-type="float">
            <text:p>17.90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8709" calcext:value-type="float">
            <text:p>658709</text:p>
          </table:table-cell>
          <table:table-cell office:value-type="float" office:value="530243" calcext:value-type="float">
            <text:p>530243</text:p>
          </table:table-cell>
          <table:table-cell office:value-type="float" office:value="516697" calcext:value-type="float">
            <text:p>516697</text:p>
          </table:table-cell>
          <table:table-cell office:value-type="float" office:value="13546" calcext:value-type="float">
            <text:p>13546</text:p>
          </table:table-cell>
          <table:table-cell office:value-type="float" office:value="7683" calcext:value-type="float">
            <text:p>7683</text:p>
          </table:table-cell>
          <table:table-cell office:value-type="float" office:value="1369" calcext:value-type="float">
            <text:p>1369</text:p>
          </table:table-cell>
          <table:table-cell table:formula="of:=[.I137]/[.H137]*100" office:value-type="float" office:value="17.8185604581544" calcext:value-type="float">
            <text:p>17.82</text:p>
          </table:table-cell>
          <table:table-cell table:number-columns-repeated="5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8584" calcext:value-type="float">
            <text:p>658584</text:p>
          </table:table-cell>
          <table:table-cell office:value-type="float" office:value="530368" calcext:value-type="float">
            <text:p>530368</text:p>
          </table:table-cell>
          <table:table-cell office:value-type="float" office:value="516863" calcext:value-type="float">
            <text:p>516863</text:p>
          </table:table-cell>
          <table:table-cell office:value-type="float" office:value="13505" calcext:value-type="float">
            <text:p>13505</text:p>
          </table:table-cell>
          <table:table-cell office:value-type="float" office:value="7683" calcext:value-type="float">
            <text:p>7683</text:p>
          </table:table-cell>
          <table:table-cell office:value-type="float" office:value="1363" calcext:value-type="float">
            <text:p>1363</text:p>
          </table:table-cell>
          <table:table-cell table:formula="of:=[.I138]/[.H138]*100" office:value-type="float" office:value="17.7404659638162" calcext:value-type="float">
            <text:p>17.74</text:p>
          </table:table-cell>
          <table:table-cell table:number-columns-repeated="5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8450" calcext:value-type="float">
            <text:p>658450</text:p>
          </table:table-cell>
          <table:table-cell office:value-type="float" office:value="530502" calcext:value-type="float">
            <text:p>530502</text:p>
          </table:table-cell>
          <table:table-cell office:value-type="float" office:value="517026" calcext:value-type="float">
            <text:p>517026</text:p>
          </table:table-cell>
          <table:table-cell office:value-type="float" office:value="13476" calcext:value-type="float">
            <text:p>13476</text:p>
          </table:table-cell>
          <table:table-cell office:value-type="float" office:value="7683" calcext:value-type="float">
            <text:p>7683</text:p>
          </table:table-cell>
          <table:table-cell office:value-type="float" office:value="1359" calcext:value-type="float">
            <text:p>1359</text:p>
          </table:table-cell>
          <table:table-cell table:formula="of:=[.I139]/[.H139]*100" office:value-type="float" office:value="17.6884029675908" calcext:value-type="float">
            <text:p>17.69</text:p>
          </table:table-cell>
          <table:table-cell table:number-columns-repeated="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8304" calcext:value-type="float">
            <text:p>658304</text:p>
          </table:table-cell>
          <table:table-cell office:value-type="float" office:value="530648" calcext:value-type="float">
            <text:p>530648</text:p>
          </table:table-cell>
          <table:table-cell office:value-type="float" office:value="517204" calcext:value-type="float">
            <text:p>517204</text:p>
          </table:table-cell>
          <table:table-cell office:value-type="float" office:value="13444" calcext:value-type="float">
            <text:p>13444</text:p>
          </table:table-cell>
          <table:table-cell office:value-type="float" office:value="7683" calcext:value-type="float">
            <text:p>7683</text:p>
          </table:table-cell>
          <table:table-cell office:value-type="float" office:value="1356" calcext:value-type="float">
            <text:p>1356</text:p>
          </table:table-cell>
          <table:table-cell table:formula="of:=[.I140]/[.H140]*100" office:value-type="float" office:value="17.6493557204217" calcext:value-type="float">
            <text:p>17.65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8179" calcext:value-type="float">
            <text:p>658179</text:p>
          </table:table-cell>
          <table:table-cell office:value-type="float" office:value="530773" calcext:value-type="float">
            <text:p>530773</text:p>
          </table:table-cell>
          <table:table-cell office:value-type="float" office:value="517362" calcext:value-type="float">
            <text:p>517362</text:p>
          </table:table-cell>
          <table:table-cell office:value-type="float" office:value="13411" calcext:value-type="float">
            <text:p>13411</text:p>
          </table:table-cell>
          <table:table-cell office:value-type="float" office:value="7683" calcext:value-type="float">
            <text:p>7683</text:p>
          </table:table-cell>
          <table:table-cell office:value-type="float" office:value="1351" calcext:value-type="float">
            <text:p>1351</text:p>
          </table:table-cell>
          <table:table-cell table:formula="of:=[.I141]/[.H141]*100" office:value-type="float" office:value="17.5842769751399" calcext:value-type="float">
            <text:p>17.58</text:p>
          </table:table-cell>
          <table:table-cell table:number-columns-repeated="5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8049" calcext:value-type="float">
            <text:p>658049</text:p>
          </table:table-cell>
          <table:table-cell office:value-type="float" office:value="530903" calcext:value-type="float">
            <text:p>530903</text:p>
          </table:table-cell>
          <table:table-cell office:value-type="float" office:value="517523" calcext:value-type="float">
            <text:p>517523</text:p>
          </table:table-cell>
          <table:table-cell office:value-type="float" office:value="13380" calcext:value-type="float">
            <text:p>13380</text:p>
          </table:table-cell>
          <table:table-cell office:value-type="float" office:value="7683" calcext:value-type="float">
            <text:p>7683</text:p>
          </table:table-cell>
          <table:table-cell office:value-type="float" office:value="1347" calcext:value-type="float">
            <text:p>1347</text:p>
          </table:table-cell>
          <table:table-cell table:formula="of:=[.I142]/[.H142]*100" office:value-type="float" office:value="17.5322139789145" calcext:value-type="float">
            <text:p>17.53</text:p>
          </table:table-cell>
          <table:table-cell table:number-columns-repeated="5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7885" calcext:value-type="float">
            <text:p>657885</text:p>
          </table:table-cell>
          <table:table-cell office:value-type="float" office:value="531067" calcext:value-type="float">
            <text:p>531067</text:p>
          </table:table-cell>
          <table:table-cell office:value-type="float" office:value="517709" calcext:value-type="float">
            <text:p>517709</text:p>
          </table:table-cell>
          <table:table-cell office:value-type="float" office:value="13358" calcext:value-type="float">
            <text:p>13358</text:p>
          </table:table-cell>
          <table:table-cell office:value-type="float" office:value="7683" calcext:value-type="float">
            <text:p>7683</text:p>
          </table:table-cell>
          <table:table-cell office:value-type="float" office:value="1342" calcext:value-type="float">
            <text:p>1342</text:p>
          </table:table-cell>
          <table:table-cell table:formula="of:=[.I143]/[.H143]*100" office:value-type="float" office:value="17.4671352336327" calcext:value-type="float">
            <text:p>17.47</text:p>
          </table:table-cell>
          <table:table-cell table:number-columns-repeated="5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7735" calcext:value-type="float">
            <text:p>657735</text:p>
          </table:table-cell>
          <table:table-cell office:value-type="float" office:value="531217" calcext:value-type="float">
            <text:p>531217</text:p>
          </table:table-cell>
          <table:table-cell office:value-type="float" office:value="517888" calcext:value-type="float">
            <text:p>517888</text:p>
          </table:table-cell>
          <table:table-cell office:value-type="float" office:value="13329" calcext:value-type="float">
            <text:p>13329</text:p>
          </table:table-cell>
          <table:table-cell office:value-type="float" office:value="7683" calcext:value-type="float">
            <text:p>7683</text:p>
          </table:table-cell>
          <table:table-cell office:value-type="float" office:value="1339" calcext:value-type="float">
            <text:p>1339</text:p>
          </table:table-cell>
          <table:table-cell table:formula="of:=[.I144]/[.H144]*100" office:value-type="float" office:value="17.4280879864636" calcext:value-type="float">
            <text:p>17.43</text:p>
          </table:table-cell>
          <table:table-cell table:number-columns-repeated="5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7590" calcext:value-type="float">
            <text:p>657590</text:p>
          </table:table-cell>
          <table:table-cell office:value-type="float" office:value="531362" calcext:value-type="float">
            <text:p>531362</text:p>
          </table:table-cell>
          <table:table-cell office:value-type="float" office:value="518057" calcext:value-type="float">
            <text:p>518057</text:p>
          </table:table-cell>
          <table:table-cell office:value-type="float" office:value="13305" calcext:value-type="float">
            <text:p>13305</text:p>
          </table:table-cell>
          <table:table-cell office:value-type="float" office:value="7683" calcext:value-type="float">
            <text:p>7683</text:p>
          </table:table-cell>
          <table:table-cell office:value-type="float" office:value="1335" calcext:value-type="float">
            <text:p>1335</text:p>
          </table:table-cell>
          <table:table-cell table:formula="of:=[.I145]/[.H145]*100" office:value-type="float" office:value="17.3760249902382" calcext:value-type="float">
            <text:p>17.38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7426" calcext:value-type="float">
            <text:p>657426</text:p>
          </table:table-cell>
          <table:table-cell office:value-type="float" office:value="531526" calcext:value-type="float">
            <text:p>531526</text:p>
          </table:table-cell>
          <table:table-cell office:value-type="float" office:value="518242" calcext:value-type="float">
            <text:p>518242</text:p>
          </table:table-cell>
          <table:table-cell office:value-type="float" office:value="13284" calcext:value-type="float">
            <text:p>13284</text:p>
          </table:table-cell>
          <table:table-cell office:value-type="float" office:value="7683" calcext:value-type="float">
            <text:p>7683</text:p>
          </table:table-cell>
          <table:table-cell office:value-type="float" office:value="1332" calcext:value-type="float">
            <text:p>1332</text:p>
          </table:table-cell>
          <table:table-cell table:formula="of:=[.I146]/[.H146]*100" office:value-type="float" office:value="17.3369777430691" calcext:value-type="float">
            <text:p>17.34</text:p>
          </table:table-cell>
          <table:table-cell table:number-columns-repeated="5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7301" calcext:value-type="float">
            <text:p>657301</text:p>
          </table:table-cell>
          <table:table-cell office:value-type="float" office:value="531651" calcext:value-type="float">
            <text:p>531651</text:p>
          </table:table-cell>
          <table:table-cell office:value-type="float" office:value="518386" calcext:value-type="float">
            <text:p>518386</text:p>
          </table:table-cell>
          <table:table-cell office:value-type="float" office:value="13265" calcext:value-type="float">
            <text:p>13265</text:p>
          </table:table-cell>
          <table:table-cell office:value-type="float" office:value="7683" calcext:value-type="float">
            <text:p>7683</text:p>
          </table:table-cell>
          <table:table-cell office:value-type="float" office:value="1331" calcext:value-type="float">
            <text:p>1331</text:p>
          </table:table-cell>
          <table:table-cell table:formula="of:=[.I147]/[.H147]*100" office:value-type="float" office:value="17.3239619940128" calcext:value-type="float">
            <text:p>17.32</text:p>
          </table:table-cell>
          <table:table-cell table:number-columns-repeated="5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7173" calcext:value-type="float">
            <text:p>657173</text:p>
          </table:table-cell>
          <table:table-cell office:value-type="float" office:value="531779" calcext:value-type="float">
            <text:p>531779</text:p>
          </table:table-cell>
          <table:table-cell office:value-type="float" office:value="518537" calcext:value-type="float">
            <text:p>518537</text:p>
          </table:table-cell>
          <table:table-cell office:value-type="float" office:value="13242" calcext:value-type="float">
            <text:p>13242</text:p>
          </table:table-cell>
          <table:table-cell office:value-type="float" office:value="7683" calcext:value-type="float">
            <text:p>7683</text:p>
          </table:table-cell>
          <table:table-cell office:value-type="float" office:value="1330" calcext:value-type="float">
            <text:p>1330</text:p>
          </table:table-cell>
          <table:table-cell table:formula="of:=[.I148]/[.H148]*100" office:value-type="float" office:value="17.3109462449564" calcext:value-type="float">
            <text:p>17.31</text:p>
          </table:table-cell>
          <table:table-cell table:number-columns-repeated="5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7035" calcext:value-type="float">
            <text:p>657035</text:p>
          </table:table-cell>
          <table:table-cell office:value-type="float" office:value="531917" calcext:value-type="float">
            <text:p>531917</text:p>
          </table:table-cell>
          <table:table-cell office:value-type="float" office:value="518693" calcext:value-type="float">
            <text:p>518693</text:p>
          </table:table-cell>
          <table:table-cell office:value-type="float" office:value="13224" calcext:value-type="float">
            <text:p>13224</text:p>
          </table:table-cell>
          <table:table-cell office:value-type="float" office:value="7683" calcext:value-type="float">
            <text:p>7683</text:p>
          </table:table-cell>
          <table:table-cell office:value-type="float" office:value="1328" calcext:value-type="float">
            <text:p>1328</text:p>
          </table:table-cell>
          <table:table-cell table:formula="of:=[.I149]/[.H149]*100" office:value-type="float" office:value="17.2849147468437" calcext:value-type="float">
            <text:p>17.28</text:p>
          </table:table-cell>
          <table:table-cell table:number-columns-repeated="5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6906" calcext:value-type="float">
            <text:p>656906</text:p>
          </table:table-cell>
          <table:table-cell office:value-type="float" office:value="532046" calcext:value-type="float">
            <text:p>532046</text:p>
          </table:table-cell>
          <table:table-cell office:value-type="float" office:value="518848" calcext:value-type="float">
            <text:p>518848</text:p>
          </table:table-cell>
          <table:table-cell office:value-type="float" office:value="13198" calcext:value-type="float">
            <text:p>13198</text:p>
          </table:table-cell>
          <table:table-cell office:value-type="float" office:value="7683" calcext:value-type="float">
            <text:p>7683</text:p>
          </table:table-cell>
          <table:table-cell office:value-type="float" office:value="1328" calcext:value-type="float">
            <text:p>1328</text:p>
          </table:table-cell>
          <table:table-cell table:formula="of:=[.I150]/[.H150]*100" office:value-type="float" office:value="17.2849147468437" calcext:value-type="float">
            <text:p>17.28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6781" calcext:value-type="float">
            <text:p>656781</text:p>
          </table:table-cell>
          <table:table-cell office:value-type="float" office:value="532171" calcext:value-type="float">
            <text:p>532171</text:p>
          </table:table-cell>
          <table:table-cell office:value-type="float" office:value="518987" calcext:value-type="float">
            <text:p>518987</text:p>
          </table:table-cell>
          <table:table-cell office:value-type="float" office:value="13184" calcext:value-type="float">
            <text:p>13184</text:p>
          </table:table-cell>
          <table:table-cell office:value-type="float" office:value="7683" calcext:value-type="float">
            <text:p>7683</text:p>
          </table:table-cell>
          <table:table-cell office:value-type="float" office:value="1328" calcext:value-type="float">
            <text:p>1328</text:p>
          </table:table-cell>
          <table:table-cell table:formula="of:=[.I151]/[.H151]*100" office:value-type="float" office:value="17.2849147468437" calcext:value-type="float">
            <text:p>17.28</text:p>
          </table:table-cell>
          <table:table-cell table:number-columns-repeated="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6666" calcext:value-type="float">
            <text:p>656666</text:p>
          </table:table-cell>
          <table:table-cell office:value-type="float" office:value="532286" calcext:value-type="float">
            <text:p>532286</text:p>
          </table:table-cell>
          <table:table-cell office:value-type="float" office:value="519116" calcext:value-type="float">
            <text:p>519116</text:p>
          </table:table-cell>
          <table:table-cell office:value-type="float" office:value="13170" calcext:value-type="float">
            <text:p>13170</text:p>
          </table:table-cell>
          <table:table-cell office:value-type="float" office:value="7683" calcext:value-type="float">
            <text:p>7683</text:p>
          </table:table-cell>
          <table:table-cell office:value-type="float" office:value="1325" calcext:value-type="float">
            <text:p>1325</text:p>
          </table:table-cell>
          <table:table-cell table:formula="of:=[.I152]/[.H152]*100" office:value-type="float" office:value="17.2458674996746" calcext:value-type="float">
            <text:p>17.25</text:p>
          </table:table-cell>
          <table:table-cell table:number-columns-repeated="5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6554" calcext:value-type="float">
            <text:p>656554</text:p>
          </table:table-cell>
          <table:table-cell office:value-type="float" office:value="532398" calcext:value-type="float">
            <text:p>532398</text:p>
          </table:table-cell>
          <table:table-cell office:value-type="float" office:value="519245" calcext:value-type="float">
            <text:p>519245</text:p>
          </table:table-cell>
          <table:table-cell office:value-type="float" office:value="13153" calcext:value-type="float">
            <text:p>13153</text:p>
          </table:table-cell>
          <table:table-cell office:value-type="float" office:value="7683" calcext:value-type="float">
            <text:p>7683</text:p>
          </table:table-cell>
          <table:table-cell office:value-type="float" office:value="1324" calcext:value-type="float">
            <text:p>1324</text:p>
          </table:table-cell>
          <table:table-cell table:formula="of:=[.I153]/[.H153]*100" office:value-type="float" office:value="17.2328517506182" calcext:value-type="float">
            <text:p>17.23</text:p>
          </table:table-cell>
          <table:table-cell table:number-columns-repeated="5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6448" calcext:value-type="float">
            <text:p>656448</text:p>
          </table:table-cell>
          <table:table-cell office:value-type="float" office:value="532504" calcext:value-type="float">
            <text:p>532504</text:p>
          </table:table-cell>
          <table:table-cell office:value-type="float" office:value="519375" calcext:value-type="float">
            <text:p>519375</text:p>
          </table:table-cell>
          <table:table-cell office:value-type="float" office:value="13129" calcext:value-type="float">
            <text:p>13129</text:p>
          </table:table-cell>
          <table:table-cell office:value-type="float" office:value="7683" calcext:value-type="float">
            <text:p>7683</text:p>
          </table:table-cell>
          <table:table-cell office:value-type="float" office:value="1324" calcext:value-type="float">
            <text:p>1324</text:p>
          </table:table-cell>
          <table:table-cell table:formula="of:=[.I154]/[.H154]*100" office:value-type="float" office:value="17.2328517506182" calcext:value-type="float">
            <text:p>17.23</text:p>
          </table:table-cell>
          <table:table-cell table:number-columns-repeated="5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6335" calcext:value-type="float">
            <text:p>656335</text:p>
          </table:table-cell>
          <table:table-cell office:value-type="float" office:value="532617" calcext:value-type="float">
            <text:p>532617</text:p>
          </table:table-cell>
          <table:table-cell office:value-type="float" office:value="519504" calcext:value-type="float">
            <text:p>519504</text:p>
          </table:table-cell>
          <table:table-cell office:value-type="float" office:value="13113" calcext:value-type="float">
            <text:p>13113</text:p>
          </table:table-cell>
          <table:table-cell office:value-type="float" office:value="7683" calcext:value-type="float">
            <text:p>7683</text:p>
          </table:table-cell>
          <table:table-cell office:value-type="float" office:value="1319" calcext:value-type="float">
            <text:p>1319</text:p>
          </table:table-cell>
          <table:table-cell table:formula="of:=[.I155]/[.H155]*100" office:value-type="float" office:value="17.1677730053365" calcext:value-type="float">
            <text:p>17.17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6269" calcext:value-type="float">
            <text:p>656269</text:p>
          </table:table-cell>
          <table:table-cell office:value-type="float" office:value="532683" calcext:value-type="float">
            <text:p>532683</text:p>
          </table:table-cell>
          <table:table-cell office:value-type="float" office:value="519581" calcext:value-type="float">
            <text:p>519581</text:p>
          </table:table-cell>
          <table:table-cell office:value-type="float" office:value="13102" calcext:value-type="float">
            <text:p>13102</text:p>
          </table:table-cell>
          <table:table-cell office:value-type="float" office:value="7683" calcext:value-type="float">
            <text:p>7683</text:p>
          </table:table-cell>
          <table:table-cell office:value-type="float" office:value="1316" calcext:value-type="float">
            <text:p>1316</text:p>
          </table:table-cell>
          <table:table-cell table:formula="of:=[.I156]/[.H156]*100" office:value-type="float" office:value="17.1287257581674" calcext:value-type="float">
            <text:p>17.13</text:p>
          </table:table-cell>
          <table:table-cell table:number-columns-repeated="5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6201" calcext:value-type="float">
            <text:p>656201</text:p>
          </table:table-cell>
          <table:table-cell office:value-type="float" office:value="532751" calcext:value-type="float">
            <text:p>532751</text:p>
          </table:table-cell>
          <table:table-cell office:value-type="float" office:value="519662" calcext:value-type="float">
            <text:p>519662</text:p>
          </table:table-cell>
          <table:table-cell office:value-type="float" office:value="13089" calcext:value-type="float">
            <text:p>13089</text:p>
          </table:table-cell>
          <table:table-cell office:value-type="float" office:value="7683" calcext:value-type="float">
            <text:p>7683</text:p>
          </table:table-cell>
          <table:table-cell office:value-type="float" office:value="1315" calcext:value-type="float">
            <text:p>1315</text:p>
          </table:table-cell>
          <table:table-cell table:formula="of:=[.I157]/[.H157]*100" office:value-type="float" office:value="17.115710009111" calcext:value-type="float">
            <text:p>17.12</text:p>
          </table:table-cell>
          <table:table-cell table:number-columns-repeated="5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6135" calcext:value-type="float">
            <text:p>656135</text:p>
          </table:table-cell>
          <table:table-cell office:value-type="float" office:value="532817" calcext:value-type="float">
            <text:p>532817</text:p>
          </table:table-cell>
          <table:table-cell office:value-type="float" office:value="519740" calcext:value-type="float">
            <text:p>519740</text:p>
          </table:table-cell>
          <table:table-cell office:value-type="float" office:value="13077" calcext:value-type="float">
            <text:p>13077</text:p>
          </table:table-cell>
          <table:table-cell office:value-type="float" office:value="7683" calcext:value-type="float">
            <text:p>7683</text:p>
          </table:table-cell>
          <table:table-cell office:value-type="float" office:value="1315" calcext:value-type="float">
            <text:p>1315</text:p>
          </table:table-cell>
          <table:table-cell table:formula="of:=[.I158]/[.H158]*100" office:value-type="float" office:value="17.115710009111" calcext:value-type="float">
            <text:p>17.12</text:p>
          </table:table-cell>
          <table:table-cell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6071" calcext:value-type="float">
            <text:p>656071</text:p>
          </table:table-cell>
          <table:table-cell office:value-type="float" office:value="532881" calcext:value-type="float">
            <text:p>532881</text:p>
          </table:table-cell>
          <table:table-cell office:value-type="float" office:value="519822" calcext:value-type="float">
            <text:p>519822</text:p>
          </table:table-cell>
          <table:table-cell office:value-type="float" office:value="13059" calcext:value-type="float">
            <text:p>13059</text:p>
          </table:table-cell>
          <table:table-cell office:value-type="float" office:value="7683" calcext:value-type="float">
            <text:p>7683</text:p>
          </table:table-cell>
          <table:table-cell office:value-type="float" office:value="1312" calcext:value-type="float">
            <text:p>1312</text:p>
          </table:table-cell>
          <table:table-cell table:formula="of:=[.I159]/[.H159]*100" office:value-type="float" office:value="17.076662761942" calcext:value-type="float">
            <text:p>17.08</text:p>
          </table:table-cell>
          <table:table-cell table:number-columns-repeated="5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6012" calcext:value-type="float">
            <text:p>656012</text:p>
          </table:table-cell>
          <table:table-cell office:value-type="float" office:value="532940" calcext:value-type="float">
            <text:p>532940</text:p>
          </table:table-cell>
          <table:table-cell office:value-type="float" office:value="519893" calcext:value-type="float">
            <text:p>519893</text:p>
          </table:table-cell>
          <table:table-cell office:value-type="float" office:value="13047" calcext:value-type="float">
            <text:p>13047</text:p>
          </table:table-cell>
          <table:table-cell office:value-type="float" office:value="7683" calcext:value-type="float">
            <text:p>7683</text:p>
          </table:table-cell>
          <table:table-cell office:value-type="float" office:value="1309" calcext:value-type="float">
            <text:p>1309</text:p>
          </table:table-cell>
          <table:table-cell table:formula="of:=[.I160]/[.H160]*100" office:value-type="float" office:value="17.0376155147729" calcext:value-type="float">
            <text:p>17.04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955" calcext:value-type="float">
            <text:p>655955</text:p>
          </table:table-cell>
          <table:table-cell office:value-type="float" office:value="532997" calcext:value-type="float">
            <text:p>532997</text:p>
          </table:table-cell>
          <table:table-cell office:value-type="float" office:value="519959" calcext:value-type="float">
            <text:p>519959</text:p>
          </table:table-cell>
          <table:table-cell office:value-type="float" office:value="13038" calcext:value-type="float">
            <text:p>13038</text:p>
          </table:table-cell>
          <table:table-cell office:value-type="float" office:value="7683" calcext:value-type="float">
            <text:p>7683</text:p>
          </table:table-cell>
          <table:table-cell office:value-type="float" office:value="1306" calcext:value-type="float">
            <text:p>1306</text:p>
          </table:table-cell>
          <table:table-cell table:formula="of:=[.I161]/[.H161]*100" office:value-type="float" office:value="16.9985682676038" calcext:value-type="float">
            <text:p>17.00</text:p>
          </table:table-cell>
          <table:table-cell table:number-columns-repeated="5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910" calcext:value-type="float">
            <text:p>655910</text:p>
          </table:table-cell>
          <table:table-cell office:value-type="float" office:value="533042" calcext:value-type="float">
            <text:p>533042</text:p>
          </table:table-cell>
          <table:table-cell office:value-type="float" office:value="520018" calcext:value-type="float">
            <text:p>520018</text:p>
          </table:table-cell>
          <table:table-cell office:value-type="float" office:value="13024" calcext:value-type="float">
            <text:p>13024</text:p>
          </table:table-cell>
          <table:table-cell office:value-type="float" office:value="7683" calcext:value-type="float">
            <text:p>7683</text:p>
          </table:table-cell>
          <table:table-cell office:value-type="float" office:value="1306" calcext:value-type="float">
            <text:p>1306</text:p>
          </table:table-cell>
          <table:table-cell table:formula="of:=[.I162]/[.H162]*100" office:value-type="float" office:value="16.9985682676038" calcext:value-type="float">
            <text:p>17.00</text:p>
          </table:table-cell>
          <table:table-cell table:number-columns-repeated="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859" calcext:value-type="float">
            <text:p>655859</text:p>
          </table:table-cell>
          <table:table-cell office:value-type="float" office:value="533093" calcext:value-type="float">
            <text:p>533093</text:p>
          </table:table-cell>
          <table:table-cell office:value-type="float" office:value="520079" calcext:value-type="float">
            <text:p>520079</text:p>
          </table:table-cell>
          <table:table-cell office:value-type="float" office:value="13014" calcext:value-type="float">
            <text:p>13014</text:p>
          </table:table-cell>
          <table:table-cell office:value-type="float" office:value="7683" calcext:value-type="float">
            <text:p>7683</text:p>
          </table:table-cell>
          <table:table-cell office:value-type="float" office:value="1304" calcext:value-type="float">
            <text:p>1304</text:p>
          </table:table-cell>
          <table:table-cell table:formula="of:=[.I163]/[.H163]*100" office:value-type="float" office:value="16.9725367694911" calcext:value-type="float">
            <text:p>16.97</text:p>
          </table:table-cell>
          <table:table-cell table:number-columns-repeated="5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811" calcext:value-type="float">
            <text:p>655811</text:p>
          </table:table-cell>
          <table:table-cell office:value-type="float" office:value="533141" calcext:value-type="float">
            <text:p>533141</text:p>
          </table:table-cell>
          <table:table-cell office:value-type="float" office:value="520141" calcext:value-type="float">
            <text:p>520141</text:p>
          </table:table-cell>
          <table:table-cell office:value-type="float" office:value="13000" calcext:value-type="float">
            <text:p>13000</text:p>
          </table:table-cell>
          <table:table-cell office:value-type="float" office:value="7683" calcext:value-type="float">
            <text:p>7683</text:p>
          </table:table-cell>
          <table:table-cell office:value-type="float" office:value="1303" calcext:value-type="float">
            <text:p>1303</text:p>
          </table:table-cell>
          <table:table-cell table:formula="of:=[.I164]/[.H164]*100" office:value-type="float" office:value="16.9595210204347" calcext:value-type="float">
            <text:p>16.96</text:p>
          </table:table-cell>
          <table:table-cell table:number-columns-repeated="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787" calcext:value-type="float">
            <text:p>655787</text:p>
          </table:table-cell>
          <table:table-cell office:value-type="float" office:value="533165" calcext:value-type="float">
            <text:p>533165</text:p>
          </table:table-cell>
          <table:table-cell office:value-type="float" office:value="520177" calcext:value-type="float">
            <text:p>520177</text:p>
          </table:table-cell>
          <table:table-cell office:value-type="float" office:value="12988" calcext:value-type="float">
            <text:p>12988</text:p>
          </table:table-cell>
          <table:table-cell office:value-type="float" office:value="7683" calcext:value-type="float">
            <text:p>7683</text:p>
          </table:table-cell>
          <table:table-cell office:value-type="float" office:value="1301" calcext:value-type="float">
            <text:p>1301</text:p>
          </table:table-cell>
          <table:table-cell table:formula="of:=[.I165]/[.H165]*100" office:value-type="float" office:value="16.933489522322" calcext:value-type="float">
            <text:p>16.93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756" calcext:value-type="float">
            <text:p>655756</text:p>
          </table:table-cell>
          <table:table-cell office:value-type="float" office:value="533196" calcext:value-type="float">
            <text:p>533196</text:p>
          </table:table-cell>
          <table:table-cell office:value-type="float" office:value="520225" calcext:value-type="float">
            <text:p>520225</text:p>
          </table:table-cell>
          <table:table-cell office:value-type="float" office:value="12971" calcext:value-type="float">
            <text:p>12971</text:p>
          </table:table-cell>
          <table:table-cell office:value-type="float" office:value="7683" calcext:value-type="float">
            <text:p>7683</text:p>
          </table:table-cell>
          <table:table-cell office:value-type="float" office:value="1300" calcext:value-type="float">
            <text:p>1300</text:p>
          </table:table-cell>
          <table:table-cell table:formula="of:=[.I166]/[.H166]*100" office:value-type="float" office:value="16.9204737732657" calcext:value-type="float">
            <text:p>16.92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725" calcext:value-type="float">
            <text:p>655725</text:p>
          </table:table-cell>
          <table:table-cell office:value-type="float" office:value="533227" calcext:value-type="float">
            <text:p>533227</text:p>
          </table:table-cell>
          <table:table-cell office:value-type="float" office:value="520273" calcext:value-type="float">
            <text:p>520273</text:p>
          </table:table-cell>
          <table:table-cell office:value-type="float" office:value="12954" calcext:value-type="float">
            <text:p>12954</text:p>
          </table:table-cell>
          <table:table-cell office:value-type="float" office:value="7683" calcext:value-type="float">
            <text:p>7683</text:p>
          </table:table-cell>
          <table:table-cell office:value-type="float" office:value="1298" calcext:value-type="float">
            <text:p>1298</text:p>
          </table:table-cell>
          <table:table-cell table:formula="of:=[.I167]/[.H167]*100" office:value-type="float" office:value="16.8944422751529" calcext:value-type="float">
            <text:p>16.89</text:p>
          </table:table-cell>
          <table:table-cell table:number-columns-repeated="5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687" calcext:value-type="float">
            <text:p>655687</text:p>
          </table:table-cell>
          <table:table-cell office:value-type="float" office:value="533265" calcext:value-type="float">
            <text:p>533265</text:p>
          </table:table-cell>
          <table:table-cell office:value-type="float" office:value="520328" calcext:value-type="float">
            <text:p>520328</text:p>
          </table:table-cell>
          <table:table-cell office:value-type="float" office:value="12937" calcext:value-type="float">
            <text:p>12937</text:p>
          </table:table-cell>
          <table:table-cell office:value-type="float" office:value="7683" calcext:value-type="float">
            <text:p>7683</text:p>
          </table:table-cell>
          <table:table-cell office:value-type="float" office:value="1291" calcext:value-type="float">
            <text:p>1291</text:p>
          </table:table-cell>
          <table:table-cell table:formula="of:=[.I168]/[.H168]*100" office:value-type="float" office:value="16.8033320317584" calcext:value-type="float">
            <text:p>16.80</text:p>
          </table:table-cell>
          <table:table-cell table:number-columns-repeated="5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656" calcext:value-type="float">
            <text:p>655656</text:p>
          </table:table-cell>
          <table:table-cell office:value-type="float" office:value="533296" calcext:value-type="float">
            <text:p>533296</text:p>
          </table:table-cell>
          <table:table-cell office:value-type="float" office:value="520375" calcext:value-type="float">
            <text:p>520375</text:p>
          </table:table-cell>
          <table:table-cell office:value-type="float" office:value="12921" calcext:value-type="float">
            <text:p>12921</text:p>
          </table:table-cell>
          <table:table-cell office:value-type="float" office:value="7683" calcext:value-type="float">
            <text:p>7683</text:p>
          </table:table-cell>
          <table:table-cell office:value-type="float" office:value="1289" calcext:value-type="float">
            <text:p>1289</text:p>
          </table:table-cell>
          <table:table-cell table:formula="of:=[.I169]/[.H169]*100" office:value-type="float" office:value="16.7773005336457" calcext:value-type="float">
            <text:p>16.78</text:p>
          </table:table-cell>
          <table:table-cell table:number-columns-repeated="5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630" calcext:value-type="float">
            <text:p>655630</text:p>
          </table:table-cell>
          <table:table-cell office:value-type="float" office:value="533322" calcext:value-type="float">
            <text:p>533322</text:p>
          </table:table-cell>
          <table:table-cell office:value-type="float" office:value="520416" calcext:value-type="float">
            <text:p>520416</text:p>
          </table:table-cell>
          <table:table-cell office:value-type="float" office:value="12906" calcext:value-type="float">
            <text:p>12906</text:p>
          </table:table-cell>
          <table:table-cell office:value-type="float" office:value="7683" calcext:value-type="float">
            <text:p>7683</text:p>
          </table:table-cell>
          <table:table-cell office:value-type="float" office:value="1286" calcext:value-type="float">
            <text:p>1286</text:p>
          </table:table-cell>
          <table:table-cell table:formula="of:=[.I170]/[.H170]*100" office:value-type="float" office:value="16.7382532864766" calcext:value-type="float">
            <text:p>16.74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596" calcext:value-type="float">
            <text:p>655596</text:p>
          </table:table-cell>
          <table:table-cell office:value-type="float" office:value="533356" calcext:value-type="float">
            <text:p>533356</text:p>
          </table:table-cell>
          <table:table-cell office:value-type="float" office:value="520467" calcext:value-type="float">
            <text:p>520467</text:p>
          </table:table-cell>
          <table:table-cell office:value-type="float" office:value="12889" calcext:value-type="float">
            <text:p>12889</text:p>
          </table:table-cell>
          <table:table-cell office:value-type="float" office:value="7683" calcext:value-type="float">
            <text:p>7683</text:p>
          </table:table-cell>
          <table:table-cell office:value-type="float" office:value="1284" calcext:value-type="float">
            <text:p>1284</text:p>
          </table:table-cell>
          <table:table-cell table:formula="of:=[.I171]/[.H171]*100" office:value-type="float" office:value="16.7122217883639" calcext:value-type="float">
            <text:p>16.71</text:p>
          </table:table-cell>
          <table:table-cell table:number-columns-repeated="5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561" calcext:value-type="float">
            <text:p>655561</text:p>
          </table:table-cell>
          <table:table-cell office:value-type="float" office:value="533391" calcext:value-type="float">
            <text:p>533391</text:p>
          </table:table-cell>
          <table:table-cell office:value-type="float" office:value="520511" calcext:value-type="float">
            <text:p>520511</text:p>
          </table:table-cell>
          <table:table-cell office:value-type="float" office:value="12880" calcext:value-type="float">
            <text:p>12880</text:p>
          </table:table-cell>
          <table:table-cell office:value-type="float" office:value="7683" calcext:value-type="float">
            <text:p>7683</text:p>
          </table:table-cell>
          <table:table-cell office:value-type="float" office:value="1284" calcext:value-type="float">
            <text:p>1284</text:p>
          </table:table-cell>
          <table:table-cell table:formula="of:=[.I172]/[.H172]*100" office:value-type="float" office:value="16.7122217883639" calcext:value-type="float">
            <text:p>16.71</text:p>
          </table:table-cell>
          <table:table-cell table:number-columns-repeated="5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526" calcext:value-type="float">
            <text:p>655526</text:p>
          </table:table-cell>
          <table:table-cell office:value-type="float" office:value="533426" calcext:value-type="float">
            <text:p>533426</text:p>
          </table:table-cell>
          <table:table-cell office:value-type="float" office:value="520555" calcext:value-type="float">
            <text:p>520555</text:p>
          </table:table-cell>
          <table:table-cell office:value-type="float" office:value="12871" calcext:value-type="float">
            <text:p>12871</text:p>
          </table:table-cell>
          <table:table-cell office:value-type="float" office:value="7683" calcext:value-type="float">
            <text:p>7683</text:p>
          </table:table-cell>
          <table:table-cell office:value-type="float" office:value="1284" calcext:value-type="float">
            <text:p>1284</text:p>
          </table:table-cell>
          <table:table-cell table:formula="of:=[.I173]/[.H173]*100" office:value-type="float" office:value="16.7122217883639" calcext:value-type="float">
            <text:p>16.71</text:p>
          </table:table-cell>
          <table:table-cell table:number-columns-repeated="5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480" calcext:value-type="float">
            <text:p>655480</text:p>
          </table:table-cell>
          <table:table-cell office:value-type="float" office:value="533472" calcext:value-type="float">
            <text:p>533472</text:p>
          </table:table-cell>
          <table:table-cell office:value-type="float" office:value="520605" calcext:value-type="float">
            <text:p>520605</text:p>
          </table:table-cell>
          <table:table-cell office:value-type="float" office:value="12867" calcext:value-type="float">
            <text:p>12867</text:p>
          </table:table-cell>
          <table:table-cell office:value-type="float" office:value="7683" calcext:value-type="float">
            <text:p>7683</text:p>
          </table:table-cell>
          <table:table-cell office:value-type="float" office:value="1284" calcext:value-type="float">
            <text:p>1284</text:p>
          </table:table-cell>
          <table:table-cell table:formula="of:=[.I174]/[.H174]*100" office:value-type="float" office:value="16.7122217883639" calcext:value-type="float">
            <text:p>16.71</text:p>
          </table:table-cell>
          <table:table-cell table:number-columns-repeated="5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434" calcext:value-type="float">
            <text:p>655434</text:p>
          </table:table-cell>
          <table:table-cell office:value-type="float" office:value="533518" calcext:value-type="float">
            <text:p>533518</text:p>
          </table:table-cell>
          <table:table-cell office:value-type="float" office:value="520658" calcext:value-type="float">
            <text:p>520658</text:p>
          </table:table-cell>
          <table:table-cell office:value-type="float" office:value="12860" calcext:value-type="float">
            <text:p>12860</text:p>
          </table:table-cell>
          <table:table-cell office:value-type="float" office:value="7683" calcext:value-type="float">
            <text:p>7683</text:p>
          </table:table-cell>
          <table:table-cell office:value-type="float" office:value="1284" calcext:value-type="float">
            <text:p>1284</text:p>
          </table:table-cell>
          <table:table-cell table:formula="of:=[.I175]/[.H175]*100" office:value-type="float" office:value="16.7122217883639" calcext:value-type="float">
            <text:p>16.71</text:p>
          </table:table-cell>
          <table:table-cell table:number-columns-repeated="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393" calcext:value-type="float">
            <text:p>655393</text:p>
          </table:table-cell>
          <table:table-cell office:value-type="float" office:value="533559" calcext:value-type="float">
            <text:p>533559</text:p>
          </table:table-cell>
          <table:table-cell office:value-type="float" office:value="520703" calcext:value-type="float">
            <text:p>520703</text:p>
          </table:table-cell>
          <table:table-cell office:value-type="float" office:value="12856" calcext:value-type="float">
            <text:p>12856</text:p>
          </table:table-cell>
          <table:table-cell office:value-type="float" office:value="7683" calcext:value-type="float">
            <text:p>7683</text:p>
          </table:table-cell>
          <table:table-cell office:value-type="float" office:value="1283" calcext:value-type="float">
            <text:p>1283</text:p>
          </table:table-cell>
          <table:table-cell table:formula="of:=[.I176]/[.H176]*100" office:value-type="float" office:value="16.6992060393076" calcext:value-type="float">
            <text:p>16.70</text:p>
          </table:table-cell>
          <table:table-cell table:number-columns-repeated="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336" calcext:value-type="float">
            <text:p>655336</text:p>
          </table:table-cell>
          <table:table-cell office:value-type="float" office:value="533616" calcext:value-type="float">
            <text:p>533616</text:p>
          </table:table-cell>
          <table:table-cell office:value-type="float" office:value="520760" calcext:value-type="float">
            <text:p>520760</text:p>
          </table:table-cell>
          <table:table-cell office:value-type="float" office:value="12856" calcext:value-type="float">
            <text:p>12856</text:p>
          </table:table-cell>
          <table:table-cell office:value-type="float" office:value="7683" calcext:value-type="float">
            <text:p>7683</text:p>
          </table:table-cell>
          <table:table-cell office:value-type="float" office:value="1283" calcext:value-type="float">
            <text:p>1283</text:p>
          </table:table-cell>
          <table:table-cell table:formula="of:=[.I177]/[.H177]*100" office:value-type="float" office:value="16.6992060393076" calcext:value-type="float">
            <text:p>16.70</text:p>
          </table:table-cell>
          <table:table-cell table:number-columns-repeated="5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299" calcext:value-type="float">
            <text:p>655299</text:p>
          </table:table-cell>
          <table:table-cell office:value-type="float" office:value="533653" calcext:value-type="float">
            <text:p>533653</text:p>
          </table:table-cell>
          <table:table-cell office:value-type="float" office:value="520797" calcext:value-type="float">
            <text:p>520797</text:p>
          </table:table-cell>
          <table:table-cell office:value-type="float" office:value="12856" calcext:value-type="float">
            <text:p>12856</text:p>
          </table:table-cell>
          <table:table-cell office:value-type="float" office:value="7683" calcext:value-type="float">
            <text:p>7683</text:p>
          </table:table-cell>
          <table:table-cell office:value-type="float" office:value="1283" calcext:value-type="float">
            <text:p>1283</text:p>
          </table:table-cell>
          <table:table-cell table:formula="of:=[.I178]/[.H178]*100" office:value-type="float" office:value="16.6992060393076" calcext:value-type="float">
            <text:p>16.70</text:p>
          </table:table-cell>
          <table:table-cell table:number-columns-repeated="5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268" calcext:value-type="float">
            <text:p>655268</text:p>
          </table:table-cell>
          <table:table-cell office:value-type="float" office:value="533684" calcext:value-type="float">
            <text:p>533684</text:p>
          </table:table-cell>
          <table:table-cell office:value-type="float" office:value="520828" calcext:value-type="float">
            <text:p>520828</text:p>
          </table:table-cell>
          <table:table-cell office:value-type="float" office:value="12856" calcext:value-type="float">
            <text:p>12856</text:p>
          </table:table-cell>
          <table:table-cell office:value-type="float" office:value="7683" calcext:value-type="float">
            <text:p>7683</text:p>
          </table:table-cell>
          <table:table-cell office:value-type="float" office:value="1283" calcext:value-type="float">
            <text:p>1283</text:p>
          </table:table-cell>
          <table:table-cell table:formula="of:=[.I179]/[.H179]*100" office:value-type="float" office:value="16.6992060393076" calcext:value-type="float">
            <text:p>16.70</text:p>
          </table:table-cell>
          <table:table-cell table:number-columns-repeated="5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236" calcext:value-type="float">
            <text:p>655236</text:p>
          </table:table-cell>
          <table:table-cell office:value-type="float" office:value="533716" calcext:value-type="float">
            <text:p>533716</text:p>
          </table:table-cell>
          <table:table-cell office:value-type="float" office:value="520860" calcext:value-type="float">
            <text:p>520860</text:p>
          </table:table-cell>
          <table:table-cell office:value-type="float" office:value="12856" calcext:value-type="float">
            <text:p>12856</text:p>
          </table:table-cell>
          <table:table-cell office:value-type="float" office:value="7683" calcext:value-type="float">
            <text:p>7683</text:p>
          </table:table-cell>
          <table:table-cell office:value-type="float" office:value="1283" calcext:value-type="float">
            <text:p>1283</text:p>
          </table:table-cell>
          <table:table-cell table:formula="of:=[.I180]/[.H180]*100" office:value-type="float" office:value="16.6992060393076" calcext:value-type="float">
            <text:p>16.70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211" calcext:value-type="float">
            <text:p>655211</text:p>
          </table:table-cell>
          <table:table-cell office:value-type="float" office:value="533741" calcext:value-type="float">
            <text:p>533741</text:p>
          </table:table-cell>
          <table:table-cell office:value-type="float" office:value="520887" calcext:value-type="float">
            <text:p>520887</text:p>
          </table:table-cell>
          <table:table-cell office:value-type="float" office:value="12854" calcext:value-type="float">
            <text:p>12854</text:p>
          </table:table-cell>
          <table:table-cell office:value-type="float" office:value="7683" calcext:value-type="float">
            <text:p>7683</text:p>
          </table:table-cell>
          <table:table-cell office:value-type="float" office:value="1283" calcext:value-type="float">
            <text:p>1283</text:p>
          </table:table-cell>
          <table:table-cell table:formula="of:=[.I181]/[.H181]*100" office:value-type="float" office:value="16.6992060393076" calcext:value-type="float">
            <text:p>16.70</text:p>
          </table:table-cell>
          <table:table-cell table:number-columns-repeated="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188" calcext:value-type="float">
            <text:p>655188</text:p>
          </table:table-cell>
          <table:table-cell office:value-type="float" office:value="533764" calcext:value-type="float">
            <text:p>533764</text:p>
          </table:table-cell>
          <table:table-cell office:value-type="float" office:value="520910" calcext:value-type="float">
            <text:p>520910</text:p>
          </table:table-cell>
          <table:table-cell office:value-type="float" office:value="12854" calcext:value-type="float">
            <text:p>12854</text:p>
          </table:table-cell>
          <table:table-cell office:value-type="float" office:value="7683" calcext:value-type="float">
            <text:p>7683</text:p>
          </table:table-cell>
          <table:table-cell office:value-type="float" office:value="1283" calcext:value-type="float">
            <text:p>1283</text:p>
          </table:table-cell>
          <table:table-cell table:formula="of:=[.I182]/[.H182]*100" office:value-type="float" office:value="16.6992060393076" calcext:value-type="float">
            <text:p>16.70</text:p>
          </table:table-cell>
          <table:table-cell table:number-columns-repeated="5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176" calcext:value-type="float">
            <text:p>655176</text:p>
          </table:table-cell>
          <table:table-cell office:value-type="float" office:value="533776" calcext:value-type="float">
            <text:p>533776</text:p>
          </table:table-cell>
          <table:table-cell office:value-type="float" office:value="520923" calcext:value-type="float">
            <text:p>520923</text:p>
          </table:table-cell>
          <table:table-cell office:value-type="float" office:value="12853" calcext:value-type="float">
            <text:p>12853</text:p>
          </table:table-cell>
          <table:table-cell office:value-type="float" office:value="7683" calcext:value-type="float">
            <text:p>7683</text:p>
          </table:table-cell>
          <table:table-cell office:value-type="float" office:value="1282" calcext:value-type="float">
            <text:p>1282</text:p>
          </table:table-cell>
          <table:table-cell table:formula="of:=[.I183]/[.H183]*100" office:value-type="float" office:value="16.6861902902512" calcext:value-type="float">
            <text:p>16.69</text:p>
          </table:table-cell>
          <table:table-cell table:number-columns-repeated="5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161" calcext:value-type="float">
            <text:p>655161</text:p>
          </table:table-cell>
          <table:table-cell office:value-type="float" office:value="533791" calcext:value-type="float">
            <text:p>533791</text:p>
          </table:table-cell>
          <table:table-cell office:value-type="float" office:value="520938" calcext:value-type="float">
            <text:p>520938</text:p>
          </table:table-cell>
          <table:table-cell office:value-type="float" office:value="12853" calcext:value-type="float">
            <text:p>12853</text:p>
          </table:table-cell>
          <table:table-cell office:value-type="float" office:value="7683" calcext:value-type="float">
            <text:p>7683</text:p>
          </table:table-cell>
          <table:table-cell office:value-type="float" office:value="1282" calcext:value-type="float">
            <text:p>1282</text:p>
          </table:table-cell>
          <table:table-cell table:formula="of:=[.I184]/[.H184]*100" office:value-type="float" office:value="16.6861902902512" calcext:value-type="float">
            <text:p>16.69</text:p>
          </table:table-cell>
          <table:table-cell table:number-columns-repeated="5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141" calcext:value-type="float">
            <text:p>655141</text:p>
          </table:table-cell>
          <table:table-cell office:value-type="float" office:value="533811" calcext:value-type="float">
            <text:p>533811</text:p>
          </table:table-cell>
          <table:table-cell office:value-type="float" office:value="520958" calcext:value-type="float">
            <text:p>520958</text:p>
          </table:table-cell>
          <table:table-cell office:value-type="float" office:value="12853" calcext:value-type="float">
            <text:p>12853</text:p>
          </table:table-cell>
          <table:table-cell office:value-type="float" office:value="7683" calcext:value-type="float">
            <text:p>7683</text:p>
          </table:table-cell>
          <table:table-cell office:value-type="float" office:value="1282" calcext:value-type="float">
            <text:p>1282</text:p>
          </table:table-cell>
          <table:table-cell table:formula="of:=[.I185]/[.H185]*100" office:value-type="float" office:value="16.6861902902512" calcext:value-type="float">
            <text:p>16.69</text:p>
          </table:table-cell>
          <table:table-cell table:number-columns-repeated="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134" calcext:value-type="float">
            <text:p>655134</text:p>
          </table:table-cell>
          <table:table-cell office:value-type="float" office:value="533818" calcext:value-type="float">
            <text:p>533818</text:p>
          </table:table-cell>
          <table:table-cell office:value-type="float" office:value="520965" calcext:value-type="float">
            <text:p>520965</text:p>
          </table:table-cell>
          <table:table-cell office:value-type="float" office:value="12853" calcext:value-type="float">
            <text:p>12853</text:p>
          </table:table-cell>
          <table:table-cell office:value-type="float" office:value="7683" calcext:value-type="float">
            <text:p>7683</text:p>
          </table:table-cell>
          <table:table-cell office:value-type="float" office:value="1282" calcext:value-type="float">
            <text:p>1282</text:p>
          </table:table-cell>
          <table:table-cell table:formula="of:=[.I186]/[.H186]*100" office:value-type="float" office:value="16.6861902902512" calcext:value-type="float">
            <text:p>16.69</text:p>
          </table:table-cell>
          <table:table-cell table:number-columns-repeated="5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124" calcext:value-type="float">
            <text:p>655124</text:p>
          </table:table-cell>
          <table:table-cell office:value-type="float" office:value="533828" calcext:value-type="float">
            <text:p>533828</text:p>
          </table:table-cell>
          <table:table-cell office:value-type="float" office:value="520975" calcext:value-type="float">
            <text:p>520975</text:p>
          </table:table-cell>
          <table:table-cell office:value-type="float" office:value="12853" calcext:value-type="float">
            <text:p>12853</text:p>
          </table:table-cell>
          <table:table-cell office:value-type="float" office:value="7683" calcext:value-type="float">
            <text:p>7683</text:p>
          </table:table-cell>
          <table:table-cell office:value-type="float" office:value="1282" calcext:value-type="float">
            <text:p>1282</text:p>
          </table:table-cell>
          <table:table-cell table:formula="of:=[.I187]/[.H187]*100" office:value-type="float" office:value="16.6861902902512" calcext:value-type="float">
            <text:p>16.69</text:p>
          </table:table-cell>
          <table:table-cell table:number-columns-repeated="5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120" calcext:value-type="float">
            <text:p>655120</text:p>
          </table:table-cell>
          <table:table-cell office:value-type="float" office:value="533832" calcext:value-type="float">
            <text:p>533832</text:p>
          </table:table-cell>
          <table:table-cell office:value-type="float" office:value="520979" calcext:value-type="float">
            <text:p>520979</text:p>
          </table:table-cell>
          <table:table-cell office:value-type="float" office:value="12853" calcext:value-type="float">
            <text:p>12853</text:p>
          </table:table-cell>
          <table:table-cell office:value-type="float" office:value="7683" calcext:value-type="float">
            <text:p>7683</text:p>
          </table:table-cell>
          <table:table-cell office:value-type="float" office:value="1282" calcext:value-type="float">
            <text:p>1282</text:p>
          </table:table-cell>
          <table:table-cell table:formula="of:=[.I188]/[.H188]*100" office:value-type="float" office:value="16.6861902902512" calcext:value-type="float">
            <text:p>16.69</text:p>
          </table:table-cell>
          <table:table-cell table:number-columns-repeated="5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115" calcext:value-type="float">
            <text:p>655115</text:p>
          </table:table-cell>
          <table:table-cell office:value-type="float" office:value="533837" calcext:value-type="float">
            <text:p>533837</text:p>
          </table:table-cell>
          <table:table-cell office:value-type="float" office:value="520984" calcext:value-type="float">
            <text:p>520984</text:p>
          </table:table-cell>
          <table:table-cell office:value-type="float" office:value="12853" calcext:value-type="float">
            <text:p>12853</text:p>
          </table:table-cell>
          <table:table-cell office:value-type="float" office:value="7683" calcext:value-type="float">
            <text:p>7683</text:p>
          </table:table-cell>
          <table:table-cell office:value-type="float" office:value="1282" calcext:value-type="float">
            <text:p>1282</text:p>
          </table:table-cell>
          <table:table-cell table:formula="of:=[.I189]/[.H189]*100" office:value-type="float" office:value="16.6861902902512" calcext:value-type="float">
            <text:p>16.69</text:p>
          </table:table-cell>
          <table:table-cell table:number-columns-repeated="5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108" calcext:value-type="float">
            <text:p>655108</text:p>
          </table:table-cell>
          <table:table-cell office:value-type="float" office:value="533844" calcext:value-type="float">
            <text:p>533844</text:p>
          </table:table-cell>
          <table:table-cell office:value-type="float" office:value="520991" calcext:value-type="float">
            <text:p>520991</text:p>
          </table:table-cell>
          <table:table-cell office:value-type="float" office:value="12853" calcext:value-type="float">
            <text:p>12853</text:p>
          </table:table-cell>
          <table:table-cell office:value-type="float" office:value="7683" calcext:value-type="float">
            <text:p>7683</text:p>
          </table:table-cell>
          <table:table-cell office:value-type="float" office:value="1282" calcext:value-type="float">
            <text:p>1282</text:p>
          </table:table-cell>
          <table:table-cell table:formula="of:=[.I190]/[.H190]*100" office:value-type="float" office:value="16.6861902902512" calcext:value-type="float">
            <text:p>16.69</text:p>
          </table:table-cell>
          <table:table-cell table:number-columns-repeated="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105" calcext:value-type="float">
            <text:p>655105</text:p>
          </table:table-cell>
          <table:table-cell office:value-type="float" office:value="533847" calcext:value-type="float">
            <text:p>533847</text:p>
          </table:table-cell>
          <table:table-cell office:value-type="float" office:value="520994" calcext:value-type="float">
            <text:p>520994</text:p>
          </table:table-cell>
          <table:table-cell office:value-type="float" office:value="12853" calcext:value-type="float">
            <text:p>12853</text:p>
          </table:table-cell>
          <table:table-cell office:value-type="float" office:value="7683" calcext:value-type="float">
            <text:p>7683</text:p>
          </table:table-cell>
          <table:table-cell office:value-type="float" office:value="1282" calcext:value-type="float">
            <text:p>1282</text:p>
          </table:table-cell>
          <table:table-cell table:formula="of:=[.I191]/[.H191]*100" office:value-type="float" office:value="16.6861902902512" calcext:value-type="float">
            <text:p>16.69</text:p>
          </table:table-cell>
          <table:table-cell table:number-columns-repeated="5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103" calcext:value-type="float">
            <text:p>655103</text:p>
          </table:table-cell>
          <table:table-cell office:value-type="float" office:value="533849" calcext:value-type="float">
            <text:p>533849</text:p>
          </table:table-cell>
          <table:table-cell office:value-type="float" office:value="520996" calcext:value-type="float">
            <text:p>520996</text:p>
          </table:table-cell>
          <table:table-cell office:value-type="float" office:value="12853" calcext:value-type="float">
            <text:p>12853</text:p>
          </table:table-cell>
          <table:table-cell office:value-type="float" office:value="7683" calcext:value-type="float">
            <text:p>7683</text:p>
          </table:table-cell>
          <table:table-cell office:value-type="float" office:value="1282" calcext:value-type="float">
            <text:p>1282</text:p>
          </table:table-cell>
          <table:table-cell table:formula="of:=[.I192]/[.H192]*100" office:value-type="float" office:value="16.6861902902512" calcext:value-type="float">
            <text:p>16.69</text:p>
          </table:table-cell>
          <table:table-cell table:number-columns-repeated="5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099" calcext:value-type="float">
            <text:p>655099</text:p>
          </table:table-cell>
          <table:table-cell office:value-type="float" office:value="533853" calcext:value-type="float">
            <text:p>533853</text:p>
          </table:table-cell>
          <table:table-cell office:value-type="float" office:value="521000" calcext:value-type="float">
            <text:p>521000</text:p>
          </table:table-cell>
          <table:table-cell office:value-type="float" office:value="12853" calcext:value-type="float">
            <text:p>12853</text:p>
          </table:table-cell>
          <table:table-cell office:value-type="float" office:value="7683" calcext:value-type="float">
            <text:p>7683</text:p>
          </table:table-cell>
          <table:table-cell office:value-type="float" office:value="1282" calcext:value-type="float">
            <text:p>1282</text:p>
          </table:table-cell>
          <table:table-cell table:formula="of:=[.I193]/[.H193]*100" office:value-type="float" office:value="16.6861902902512" calcext:value-type="float">
            <text:p>16.69</text:p>
          </table:table-cell>
          <table:table-cell table:number-columns-repeated="5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095" calcext:value-type="float">
            <text:p>655095</text:p>
          </table:table-cell>
          <table:table-cell office:value-type="float" office:value="533857" calcext:value-type="float">
            <text:p>533857</text:p>
          </table:table-cell>
          <table:table-cell office:value-type="float" office:value="521004" calcext:value-type="float">
            <text:p>521004</text:p>
          </table:table-cell>
          <table:table-cell office:value-type="float" office:value="12853" calcext:value-type="float">
            <text:p>12853</text:p>
          </table:table-cell>
          <table:table-cell office:value-type="float" office:value="7683" calcext:value-type="float">
            <text:p>7683</text:p>
          </table:table-cell>
          <table:table-cell office:value-type="float" office:value="1282" calcext:value-type="float">
            <text:p>1282</text:p>
          </table:table-cell>
          <table:table-cell table:formula="of:=[.I194]/[.H194]*100" office:value-type="float" office:value="16.6861902902512" calcext:value-type="float">
            <text:p>16.69</text:p>
          </table:table-cell>
          <table:table-cell table:number-columns-repeated="5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091" calcext:value-type="float">
            <text:p>655091</text:p>
          </table:table-cell>
          <table:table-cell office:value-type="float" office:value="533861" calcext:value-type="float">
            <text:p>533861</text:p>
          </table:table-cell>
          <table:table-cell office:value-type="float" office:value="521008" calcext:value-type="float">
            <text:p>521008</text:p>
          </table:table-cell>
          <table:table-cell office:value-type="float" office:value="12853" calcext:value-type="float">
            <text:p>12853</text:p>
          </table:table-cell>
          <table:table-cell office:value-type="float" office:value="7683" calcext:value-type="float">
            <text:p>7683</text:p>
          </table:table-cell>
          <table:table-cell office:value-type="float" office:value="1282" calcext:value-type="float">
            <text:p>1282</text:p>
          </table:table-cell>
          <table:table-cell table:formula="of:=[.I195]/[.H195]*100" office:value-type="float" office:value="16.6861902902512" calcext:value-type="float">
            <text:p>16.69</text:p>
          </table:table-cell>
          <table:table-cell table:number-columns-repeated="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089" calcext:value-type="float">
            <text:p>655089</text:p>
          </table:table-cell>
          <table:table-cell office:value-type="float" office:value="533863" calcext:value-type="float">
            <text:p>533863</text:p>
          </table:table-cell>
          <table:table-cell office:value-type="float" office:value="521010" calcext:value-type="float">
            <text:p>521010</text:p>
          </table:table-cell>
          <table:table-cell office:value-type="float" office:value="12853" calcext:value-type="float">
            <text:p>12853</text:p>
          </table:table-cell>
          <table:table-cell office:value-type="float" office:value="7683" calcext:value-type="float">
            <text:p>7683</text:p>
          </table:table-cell>
          <table:table-cell office:value-type="float" office:value="1282" calcext:value-type="float">
            <text:p>1282</text:p>
          </table:table-cell>
          <table:table-cell table:formula="of:=[.I196]/[.H196]*100" office:value-type="float" office:value="16.6861902902512" calcext:value-type="float">
            <text:p>16.69</text:p>
          </table:table-cell>
          <table:table-cell table:number-columns-repeated="5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082" calcext:value-type="float">
            <text:p>655082</text:p>
          </table:table-cell>
          <table:table-cell office:value-type="float" office:value="533870" calcext:value-type="float">
            <text:p>533870</text:p>
          </table:table-cell>
          <table:table-cell office:value-type="float" office:value="521017" calcext:value-type="float">
            <text:p>521017</text:p>
          </table:table-cell>
          <table:table-cell office:value-type="float" office:value="12853" calcext:value-type="float">
            <text:p>12853</text:p>
          </table:table-cell>
          <table:table-cell office:value-type="float" office:value="7683" calcext:value-type="float">
            <text:p>7683</text:p>
          </table:table-cell>
          <table:table-cell office:value-type="float" office:value="1282" calcext:value-type="float">
            <text:p>1282</text:p>
          </table:table-cell>
          <table:table-cell table:formula="of:=[.I197]/[.H197]*100" office:value-type="float" office:value="16.6861902902512" calcext:value-type="float">
            <text:p>16.69</text:p>
          </table:table-cell>
          <table:table-cell table:number-columns-repeated="5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074" calcext:value-type="float">
            <text:p>655074</text:p>
          </table:table-cell>
          <table:table-cell office:value-type="float" office:value="533878" calcext:value-type="float">
            <text:p>533878</text:p>
          </table:table-cell>
          <table:table-cell office:value-type="float" office:value="521025" calcext:value-type="float">
            <text:p>521025</text:p>
          </table:table-cell>
          <table:table-cell office:value-type="float" office:value="12853" calcext:value-type="float">
            <text:p>12853</text:p>
          </table:table-cell>
          <table:table-cell office:value-type="float" office:value="7683" calcext:value-type="float">
            <text:p>7683</text:p>
          </table:table-cell>
          <table:table-cell office:value-type="float" office:value="1282" calcext:value-type="float">
            <text:p>1282</text:p>
          </table:table-cell>
          <table:table-cell table:formula="of:=[.I198]/[.H198]*100" office:value-type="float" office:value="16.6861902902512" calcext:value-type="float">
            <text:p>16.69</text:p>
          </table:table-cell>
          <table:table-cell table:number-columns-repeated="5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070" calcext:value-type="float">
            <text:p>655070</text:p>
          </table:table-cell>
          <table:table-cell office:value-type="float" office:value="533882" calcext:value-type="float">
            <text:p>533882</text:p>
          </table:table-cell>
          <table:table-cell office:value-type="float" office:value="521029" calcext:value-type="float">
            <text:p>521029</text:p>
          </table:table-cell>
          <table:table-cell office:value-type="float" office:value="12853" calcext:value-type="float">
            <text:p>12853</text:p>
          </table:table-cell>
          <table:table-cell office:value-type="float" office:value="7683" calcext:value-type="float">
            <text:p>7683</text:p>
          </table:table-cell>
          <table:table-cell office:value-type="float" office:value="1282" calcext:value-type="float">
            <text:p>1282</text:p>
          </table:table-cell>
          <table:table-cell table:formula="of:=[.I199]/[.H199]*100" office:value-type="float" office:value="16.6861902902512" calcext:value-type="float">
            <text:p>16.69</text:p>
          </table:table-cell>
          <table:table-cell table:number-columns-repeated="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068" calcext:value-type="float">
            <text:p>655068</text:p>
          </table:table-cell>
          <table:table-cell office:value-type="float" office:value="533884" calcext:value-type="float">
            <text:p>533884</text:p>
          </table:table-cell>
          <table:table-cell office:value-type="float" office:value="521031" calcext:value-type="float">
            <text:p>521031</text:p>
          </table:table-cell>
          <table:table-cell office:value-type="float" office:value="12853" calcext:value-type="float">
            <text:p>12853</text:p>
          </table:table-cell>
          <table:table-cell office:value-type="float" office:value="7683" calcext:value-type="float">
            <text:p>7683</text:p>
          </table:table-cell>
          <table:table-cell office:value-type="float" office:value="1282" calcext:value-type="float">
            <text:p>1282</text:p>
          </table:table-cell>
          <table:table-cell table:formula="of:=[.I200]/[.H200]*100" office:value-type="float" office:value="16.6861902902512" calcext:value-type="float">
            <text:p>16.69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067" calcext:value-type="float">
            <text:p>655067</text:p>
          </table:table-cell>
          <table:table-cell office:value-type="float" office:value="533885" calcext:value-type="float">
            <text:p>533885</text:p>
          </table:table-cell>
          <table:table-cell office:value-type="float" office:value="521032" calcext:value-type="float">
            <text:p>521032</text:p>
          </table:table-cell>
          <table:table-cell office:value-type="float" office:value="12853" calcext:value-type="float">
            <text:p>12853</text:p>
          </table:table-cell>
          <table:table-cell office:value-type="float" office:value="7683" calcext:value-type="float">
            <text:p>7683</text:p>
          </table:table-cell>
          <table:table-cell office:value-type="float" office:value="1282" calcext:value-type="float">
            <text:p>1282</text:p>
          </table:table-cell>
          <table:table-cell table:formula="of:=[.I201]/[.H201]*100" office:value-type="float" office:value="16.6861902902512" calcext:value-type="float">
            <text:p>16.69</text:p>
          </table:table-cell>
          <table:table-cell table:number-columns-repeated="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065" calcext:value-type="float">
            <text:p>655065</text:p>
          </table:table-cell>
          <table:table-cell office:value-type="float" office:value="533887" calcext:value-type="float">
            <text:p>533887</text:p>
          </table:table-cell>
          <table:table-cell office:value-type="float" office:value="521034" calcext:value-type="float">
            <text:p>521034</text:p>
          </table:table-cell>
          <table:table-cell office:value-type="float" office:value="12853" calcext:value-type="float">
            <text:p>12853</text:p>
          </table:table-cell>
          <table:table-cell office:value-type="float" office:value="7683" calcext:value-type="float">
            <text:p>7683</text:p>
          </table:table-cell>
          <table:table-cell office:value-type="float" office:value="1282" calcext:value-type="float">
            <text:p>1282</text:p>
          </table:table-cell>
          <table:table-cell table:formula="of:=[.I202]/[.H202]*100" office:value-type="float" office:value="16.6861902902512" calcext:value-type="float">
            <text:p>16.69</text:p>
          </table:table-cell>
          <table:table-cell table:number-columns-repeated="5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063" calcext:value-type="float">
            <text:p>655063</text:p>
          </table:table-cell>
          <table:table-cell office:value-type="float" office:value="533889" calcext:value-type="float">
            <text:p>533889</text:p>
          </table:table-cell>
          <table:table-cell office:value-type="float" office:value="521036" calcext:value-type="float">
            <text:p>521036</text:p>
          </table:table-cell>
          <table:table-cell office:value-type="float" office:value="12853" calcext:value-type="float">
            <text:p>12853</text:p>
          </table:table-cell>
          <table:table-cell office:value-type="float" office:value="7683" calcext:value-type="float">
            <text:p>7683</text:p>
          </table:table-cell>
          <table:table-cell office:value-type="float" office:value="1282" calcext:value-type="float">
            <text:p>1282</text:p>
          </table:table-cell>
          <table:table-cell table:formula="of:=[.I203]/[.H203]*100" office:value-type="float" office:value="16.6861902902512" calcext:value-type="float">
            <text:p>16.69</text:p>
          </table:table-cell>
          <table:table-cell table:number-columns-repeated="5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060" calcext:value-type="float">
            <text:p>655060</text:p>
          </table:table-cell>
          <table:table-cell office:value-type="float" office:value="533892" calcext:value-type="float">
            <text:p>533892</text:p>
          </table:table-cell>
          <table:table-cell office:value-type="float" office:value="521039" calcext:value-type="float">
            <text:p>521039</text:p>
          </table:table-cell>
          <table:table-cell office:value-type="float" office:value="12853" calcext:value-type="float">
            <text:p>12853</text:p>
          </table:table-cell>
          <table:table-cell office:value-type="float" office:value="7683" calcext:value-type="float">
            <text:p>7683</text:p>
          </table:table-cell>
          <table:table-cell office:value-type="float" office:value="1282" calcext:value-type="float">
            <text:p>1282</text:p>
          </table:table-cell>
          <table:table-cell table:formula="of:=[.I204]/[.H204]*100" office:value-type="float" office:value="16.6861902902512" calcext:value-type="float">
            <text:p>16.69</text:p>
          </table:table-cell>
          <table:table-cell table:number-columns-repeated="5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058" calcext:value-type="float">
            <text:p>655058</text:p>
          </table:table-cell>
          <table:table-cell office:value-type="float" office:value="533894" calcext:value-type="float">
            <text:p>533894</text:p>
          </table:table-cell>
          <table:table-cell office:value-type="float" office:value="521041" calcext:value-type="float">
            <text:p>521041</text:p>
          </table:table-cell>
          <table:table-cell office:value-type="float" office:value="12853" calcext:value-type="float">
            <text:p>12853</text:p>
          </table:table-cell>
          <table:table-cell office:value-type="float" office:value="7683" calcext:value-type="float">
            <text:p>7683</text:p>
          </table:table-cell>
          <table:table-cell office:value-type="float" office:value="1282" calcext:value-type="float">
            <text:p>1282</text:p>
          </table:table-cell>
          <table:table-cell table:formula="of:=[.I205]/[.H205]*100" office:value-type="float" office:value="16.6861902902512" calcext:value-type="float">
            <text:p>16.69</text:p>
          </table:table-cell>
          <table:table-cell table:number-columns-repeated="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056" calcext:value-type="float">
            <text:p>655056</text:p>
          </table:table-cell>
          <table:table-cell office:value-type="float" office:value="533896" calcext:value-type="float">
            <text:p>533896</text:p>
          </table:table-cell>
          <table:table-cell office:value-type="float" office:value="521043" calcext:value-type="float">
            <text:p>521043</text:p>
          </table:table-cell>
          <table:table-cell office:value-type="float" office:value="12853" calcext:value-type="float">
            <text:p>12853</text:p>
          </table:table-cell>
          <table:table-cell office:value-type="float" office:value="7683" calcext:value-type="float">
            <text:p>7683</text:p>
          </table:table-cell>
          <table:table-cell office:value-type="float" office:value="1282" calcext:value-type="float">
            <text:p>1282</text:p>
          </table:table-cell>
          <table:table-cell table:formula="of:=[.I206]/[.H206]*100" office:value-type="float" office:value="16.6861902902512" calcext:value-type="float">
            <text:p>16.69</text:p>
          </table:table-cell>
          <table:table-cell table:number-columns-repeated="5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055" calcext:value-type="float">
            <text:p>655055</text:p>
          </table:table-cell>
          <table:table-cell office:value-type="float" office:value="533897" calcext:value-type="float">
            <text:p>533897</text:p>
          </table:table-cell>
          <table:table-cell office:value-type="float" office:value="521044" calcext:value-type="float">
            <text:p>521044</text:p>
          </table:table-cell>
          <table:table-cell office:value-type="float" office:value="12853" calcext:value-type="float">
            <text:p>12853</text:p>
          </table:table-cell>
          <table:table-cell office:value-type="float" office:value="7683" calcext:value-type="float">
            <text:p>7683</text:p>
          </table:table-cell>
          <table:table-cell office:value-type="float" office:value="1282" calcext:value-type="float">
            <text:p>1282</text:p>
          </table:table-cell>
          <table:table-cell table:formula="of:=[.I207]/[.H207]*100" office:value-type="float" office:value="16.6861902902512" calcext:value-type="float">
            <text:p>16.69</text:p>
          </table:table-cell>
          <table:table-cell table:number-columns-repeated="5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052" calcext:value-type="float">
            <text:p>655052</text:p>
          </table:table-cell>
          <table:table-cell office:value-type="float" office:value="533900" calcext:value-type="float">
            <text:p>533900</text:p>
          </table:table-cell>
          <table:table-cell office:value-type="float" office:value="521047" calcext:value-type="float">
            <text:p>521047</text:p>
          </table:table-cell>
          <table:table-cell office:value-type="float" office:value="12853" calcext:value-type="float">
            <text:p>12853</text:p>
          </table:table-cell>
          <table:table-cell office:value-type="float" office:value="7683" calcext:value-type="float">
            <text:p>7683</text:p>
          </table:table-cell>
          <table:table-cell office:value-type="float" office:value="1282" calcext:value-type="float">
            <text:p>1282</text:p>
          </table:table-cell>
          <table:table-cell table:formula="of:=[.I208]/[.H208]*100" office:value-type="float" office:value="16.6861902902512" calcext:value-type="float">
            <text:p>16.69</text:p>
          </table:table-cell>
          <table:table-cell table:number-columns-repeated="5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050" calcext:value-type="float">
            <text:p>655050</text:p>
          </table:table-cell>
          <table:table-cell office:value-type="float" office:value="533902" calcext:value-type="float">
            <text:p>533902</text:p>
          </table:table-cell>
          <table:table-cell office:value-type="float" office:value="521049" calcext:value-type="float">
            <text:p>521049</text:p>
          </table:table-cell>
          <table:table-cell office:value-type="float" office:value="12853" calcext:value-type="float">
            <text:p>12853</text:p>
          </table:table-cell>
          <table:table-cell office:value-type="float" office:value="7683" calcext:value-type="float">
            <text:p>7683</text:p>
          </table:table-cell>
          <table:table-cell office:value-type="float" office:value="1282" calcext:value-type="float">
            <text:p>1282</text:p>
          </table:table-cell>
          <table:table-cell table:formula="of:=[.I209]/[.H209]*100" office:value-type="float" office:value="16.6861902902512" calcext:value-type="float">
            <text:p>16.69</text:p>
          </table:table-cell>
          <table:table-cell table:number-columns-repeated="5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050" calcext:value-type="float">
            <text:p>655050</text:p>
          </table:table-cell>
          <table:table-cell office:value-type="float" office:value="533902" calcext:value-type="float">
            <text:p>533902</text:p>
          </table:table-cell>
          <table:table-cell office:value-type="float" office:value="521049" calcext:value-type="float">
            <text:p>521049</text:p>
          </table:table-cell>
          <table:table-cell office:value-type="float" office:value="12853" calcext:value-type="float">
            <text:p>12853</text:p>
          </table:table-cell>
          <table:table-cell office:value-type="float" office:value="7683" calcext:value-type="float">
            <text:p>7683</text:p>
          </table:table-cell>
          <table:table-cell office:value-type="float" office:value="1282" calcext:value-type="float">
            <text:p>1282</text:p>
          </table:table-cell>
          <table:table-cell table:formula="of:=[.I210]/[.H210]*100" office:value-type="float" office:value="16.6861902902512" calcext:value-type="float">
            <text:p>16.69</text:p>
          </table:table-cell>
          <table:table-cell table:number-columns-repeated="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047" calcext:value-type="float">
            <text:p>655047</text:p>
          </table:table-cell>
          <table:table-cell office:value-type="float" office:value="533905" calcext:value-type="float">
            <text:p>533905</text:p>
          </table:table-cell>
          <table:table-cell office:value-type="float" office:value="521052" calcext:value-type="float">
            <text:p>521052</text:p>
          </table:table-cell>
          <table:table-cell office:value-type="float" office:value="12853" calcext:value-type="float">
            <text:p>12853</text:p>
          </table:table-cell>
          <table:table-cell office:value-type="float" office:value="7683" calcext:value-type="float">
            <text:p>7683</text:p>
          </table:table-cell>
          <table:table-cell office:value-type="float" office:value="1282" calcext:value-type="float">
            <text:p>1282</text:p>
          </table:table-cell>
          <table:table-cell table:formula="of:=[.I211]/[.H211]*100" office:value-type="float" office:value="16.6861902902512" calcext:value-type="float">
            <text:p>16.69</text:p>
          </table:table-cell>
          <table:table-cell table:number-columns-repeated="5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047" calcext:value-type="float">
            <text:p>655047</text:p>
          </table:table-cell>
          <table:table-cell office:value-type="float" office:value="533905" calcext:value-type="float">
            <text:p>533905</text:p>
          </table:table-cell>
          <table:table-cell office:value-type="float" office:value="521052" calcext:value-type="float">
            <text:p>521052</text:p>
          </table:table-cell>
          <table:table-cell office:value-type="float" office:value="12853" calcext:value-type="float">
            <text:p>12853</text:p>
          </table:table-cell>
          <table:table-cell office:value-type="float" office:value="7683" calcext:value-type="float">
            <text:p>7683</text:p>
          </table:table-cell>
          <table:table-cell office:value-type="float" office:value="1282" calcext:value-type="float">
            <text:p>1282</text:p>
          </table:table-cell>
          <table:table-cell table:formula="of:=[.I212]/[.H212]*100" office:value-type="float" office:value="16.6861902902512" calcext:value-type="float">
            <text:p>16.69</text:p>
          </table:table-cell>
          <table:table-cell table:number-columns-repeated="5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046" calcext:value-type="float">
            <text:p>655046</text:p>
          </table:table-cell>
          <table:table-cell office:value-type="float" office:value="533906" calcext:value-type="float">
            <text:p>533906</text:p>
          </table:table-cell>
          <table:table-cell office:value-type="float" office:value="521053" calcext:value-type="float">
            <text:p>521053</text:p>
          </table:table-cell>
          <table:table-cell office:value-type="float" office:value="12853" calcext:value-type="float">
            <text:p>12853</text:p>
          </table:table-cell>
          <table:table-cell office:value-type="float" office:value="7683" calcext:value-type="float">
            <text:p>7683</text:p>
          </table:table-cell>
          <table:table-cell office:value-type="float" office:value="1282" calcext:value-type="float">
            <text:p>1282</text:p>
          </table:table-cell>
          <table:table-cell table:formula="of:=[.I213]/[.H213]*100" office:value-type="float" office:value="16.6861902902512" calcext:value-type="float">
            <text:p>16.69</text:p>
          </table:table-cell>
          <table:table-cell table:number-columns-repeated="5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045" calcext:value-type="float">
            <text:p>655045</text:p>
          </table:table-cell>
          <table:table-cell office:value-type="float" office:value="533907" calcext:value-type="float">
            <text:p>533907</text:p>
          </table:table-cell>
          <table:table-cell office:value-type="float" office:value="521054" calcext:value-type="float">
            <text:p>521054</text:p>
          </table:table-cell>
          <table:table-cell office:value-type="float" office:value="12853" calcext:value-type="float">
            <text:p>12853</text:p>
          </table:table-cell>
          <table:table-cell office:value-type="float" office:value="7683" calcext:value-type="float">
            <text:p>7683</text:p>
          </table:table-cell>
          <table:table-cell office:value-type="float" office:value="1282" calcext:value-type="float">
            <text:p>1282</text:p>
          </table:table-cell>
          <table:table-cell table:formula="of:=[.I214]/[.H214]*100" office:value-type="float" office:value="16.6861902902512" calcext:value-type="float">
            <text:p>16.69</text:p>
          </table:table-cell>
          <table:table-cell table:number-columns-repeated="5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043" calcext:value-type="float">
            <text:p>655043</text:p>
          </table:table-cell>
          <table:table-cell office:value-type="float" office:value="533909" calcext:value-type="float">
            <text:p>533909</text:p>
          </table:table-cell>
          <table:table-cell office:value-type="float" office:value="521056" calcext:value-type="float">
            <text:p>521056</text:p>
          </table:table-cell>
          <table:table-cell office:value-type="float" office:value="12853" calcext:value-type="float">
            <text:p>12853</text:p>
          </table:table-cell>
          <table:table-cell office:value-type="float" office:value="7683" calcext:value-type="float">
            <text:p>7683</text:p>
          </table:table-cell>
          <table:table-cell office:value-type="float" office:value="1282" calcext:value-type="float">
            <text:p>1282</text:p>
          </table:table-cell>
          <table:table-cell table:formula="of:=[.I215]/[.H215]*100" office:value-type="float" office:value="16.6861902902512" calcext:value-type="float">
            <text:p>16.69</text:p>
          </table:table-cell>
          <table:table-cell table:number-columns-repeated="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043" calcext:value-type="float">
            <text:p>655043</text:p>
          </table:table-cell>
          <table:table-cell office:value-type="float" office:value="533909" calcext:value-type="float">
            <text:p>533909</text:p>
          </table:table-cell>
          <table:table-cell office:value-type="float" office:value="521056" calcext:value-type="float">
            <text:p>521056</text:p>
          </table:table-cell>
          <table:table-cell office:value-type="float" office:value="12853" calcext:value-type="float">
            <text:p>12853</text:p>
          </table:table-cell>
          <table:table-cell office:value-type="float" office:value="7683" calcext:value-type="float">
            <text:p>7683</text:p>
          </table:table-cell>
          <table:table-cell office:value-type="float" office:value="1282" calcext:value-type="float">
            <text:p>1282</text:p>
          </table:table-cell>
          <table:table-cell table:formula="of:=[.I216]/[.H216]*100" office:value-type="float" office:value="16.6861902902512" calcext:value-type="float">
            <text:p>16.69</text:p>
          </table:table-cell>
          <table:table-cell table:number-columns-repeated="5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041" calcext:value-type="float">
            <text:p>655041</text:p>
          </table:table-cell>
          <table:table-cell office:value-type="float" office:value="533911" calcext:value-type="float">
            <text:p>533911</text:p>
          </table:table-cell>
          <table:table-cell office:value-type="float" office:value="521058" calcext:value-type="float">
            <text:p>521058</text:p>
          </table:table-cell>
          <table:table-cell office:value-type="float" office:value="12853" calcext:value-type="float">
            <text:p>12853</text:p>
          </table:table-cell>
          <table:table-cell office:value-type="float" office:value="7683" calcext:value-type="float">
            <text:p>7683</text:p>
          </table:table-cell>
          <table:table-cell office:value-type="float" office:value="1282" calcext:value-type="float">
            <text:p>1282</text:p>
          </table:table-cell>
          <table:table-cell table:formula="of:=[.I217]/[.H217]*100" office:value-type="float" office:value="16.6861902902512" calcext:value-type="float">
            <text:p>16.69</text:p>
          </table:table-cell>
          <table:table-cell table:number-columns-repeated="5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040" calcext:value-type="float">
            <text:p>655040</text:p>
          </table:table-cell>
          <table:table-cell office:value-type="float" office:value="533912" calcext:value-type="float">
            <text:p>533912</text:p>
          </table:table-cell>
          <table:table-cell office:value-type="float" office:value="521059" calcext:value-type="float">
            <text:p>521059</text:p>
          </table:table-cell>
          <table:table-cell office:value-type="float" office:value="12853" calcext:value-type="float">
            <text:p>12853</text:p>
          </table:table-cell>
          <table:table-cell office:value-type="float" office:value="7683" calcext:value-type="float">
            <text:p>7683</text:p>
          </table:table-cell>
          <table:table-cell office:value-type="float" office:value="1282" calcext:value-type="float">
            <text:p>1282</text:p>
          </table:table-cell>
          <table:table-cell table:formula="of:=[.I218]/[.H218]*100" office:value-type="float" office:value="16.6861902902512" calcext:value-type="float">
            <text:p>16.69</text:p>
          </table:table-cell>
          <table:table-cell table:number-columns-repeated="5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039" calcext:value-type="float">
            <text:p>655039</text:p>
          </table:table-cell>
          <table:table-cell office:value-type="float" office:value="533913" calcext:value-type="float">
            <text:p>533913</text:p>
          </table:table-cell>
          <table:table-cell office:value-type="float" office:value="521060" calcext:value-type="float">
            <text:p>521060</text:p>
          </table:table-cell>
          <table:table-cell office:value-type="float" office:value="12853" calcext:value-type="float">
            <text:p>12853</text:p>
          </table:table-cell>
          <table:table-cell office:value-type="float" office:value="7683" calcext:value-type="float">
            <text:p>7683</text:p>
          </table:table-cell>
          <table:table-cell office:value-type="float" office:value="1282" calcext:value-type="float">
            <text:p>1282</text:p>
          </table:table-cell>
          <table:table-cell table:formula="of:=[.I219]/[.H219]*100" office:value-type="float" office:value="16.6861902902512" calcext:value-type="float">
            <text:p>16.69</text:p>
          </table:table-cell>
          <table:table-cell table:number-columns-repeated="5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038" calcext:value-type="float">
            <text:p>655038</text:p>
          </table:table-cell>
          <table:table-cell office:value-type="float" office:value="533914" calcext:value-type="float">
            <text:p>533914</text:p>
          </table:table-cell>
          <table:table-cell office:value-type="float" office:value="521061" calcext:value-type="float">
            <text:p>521061</text:p>
          </table:table-cell>
          <table:table-cell office:value-type="float" office:value="12853" calcext:value-type="float">
            <text:p>12853</text:p>
          </table:table-cell>
          <table:table-cell office:value-type="float" office:value="7683" calcext:value-type="float">
            <text:p>7683</text:p>
          </table:table-cell>
          <table:table-cell office:value-type="float" office:value="1282" calcext:value-type="float">
            <text:p>1282</text:p>
          </table:table-cell>
          <table:table-cell table:formula="of:=[.I220]/[.H220]*100" office:value-type="float" office:value="16.6861902902512" calcext:value-type="float">
            <text:p>16.69</text:p>
          </table:table-cell>
          <table:table-cell table:number-columns-repeated="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038" calcext:value-type="float">
            <text:p>655038</text:p>
          </table:table-cell>
          <table:table-cell office:value-type="float" office:value="533914" calcext:value-type="float">
            <text:p>533914</text:p>
          </table:table-cell>
          <table:table-cell office:value-type="float" office:value="521061" calcext:value-type="float">
            <text:p>521061</text:p>
          </table:table-cell>
          <table:table-cell office:value-type="float" office:value="12853" calcext:value-type="float">
            <text:p>12853</text:p>
          </table:table-cell>
          <table:table-cell office:value-type="float" office:value="7683" calcext:value-type="float">
            <text:p>7683</text:p>
          </table:table-cell>
          <table:table-cell office:value-type="float" office:value="1282" calcext:value-type="float">
            <text:p>1282</text:p>
          </table:table-cell>
          <table:table-cell table:formula="of:=[.I221]/[.H221]*100" office:value-type="float" office:value="16.6861902902512" calcext:value-type="float">
            <text:p>16.69</text:p>
          </table:table-cell>
          <table:table-cell table:number-columns-repeated="5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038" calcext:value-type="float">
            <text:p>655038</text:p>
          </table:table-cell>
          <table:table-cell office:value-type="float" office:value="533914" calcext:value-type="float">
            <text:p>533914</text:p>
          </table:table-cell>
          <table:table-cell office:value-type="float" office:value="521061" calcext:value-type="float">
            <text:p>521061</text:p>
          </table:table-cell>
          <table:table-cell office:value-type="float" office:value="12853" calcext:value-type="float">
            <text:p>12853</text:p>
          </table:table-cell>
          <table:table-cell office:value-type="float" office:value="7683" calcext:value-type="float">
            <text:p>7683</text:p>
          </table:table-cell>
          <table:table-cell office:value-type="float" office:value="1282" calcext:value-type="float">
            <text:p>1282</text:p>
          </table:table-cell>
          <table:table-cell table:formula="of:=[.I222]/[.H222]*100" office:value-type="float" office:value="16.6861902902512" calcext:value-type="float">
            <text:p>16.69</text:p>
          </table:table-cell>
          <table:table-cell table:number-columns-repeated="5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036" calcext:value-type="float">
            <text:p>655036</text:p>
          </table:table-cell>
          <table:table-cell office:value-type="float" office:value="533916" calcext:value-type="float">
            <text:p>533916</text:p>
          </table:table-cell>
          <table:table-cell office:value-type="float" office:value="521063" calcext:value-type="float">
            <text:p>521063</text:p>
          </table:table-cell>
          <table:table-cell office:value-type="float" office:value="12853" calcext:value-type="float">
            <text:p>12853</text:p>
          </table:table-cell>
          <table:table-cell office:value-type="float" office:value="7683" calcext:value-type="float">
            <text:p>7683</text:p>
          </table:table-cell>
          <table:table-cell office:value-type="float" office:value="1282" calcext:value-type="float">
            <text:p>1282</text:p>
          </table:table-cell>
          <table:table-cell table:formula="of:=[.I223]/[.H223]*100" office:value-type="float" office:value="16.6861902902512" calcext:value-type="float">
            <text:p>16.69</text:p>
          </table:table-cell>
          <table:table-cell table:number-columns-repeated="5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036" calcext:value-type="float">
            <text:p>655036</text:p>
          </table:table-cell>
          <table:table-cell office:value-type="float" office:value="533916" calcext:value-type="float">
            <text:p>533916</text:p>
          </table:table-cell>
          <table:table-cell office:value-type="float" office:value="521063" calcext:value-type="float">
            <text:p>521063</text:p>
          </table:table-cell>
          <table:table-cell office:value-type="float" office:value="12853" calcext:value-type="float">
            <text:p>12853</text:p>
          </table:table-cell>
          <table:table-cell office:value-type="float" office:value="7683" calcext:value-type="float">
            <text:p>7683</text:p>
          </table:table-cell>
          <table:table-cell office:value-type="float" office:value="1282" calcext:value-type="float">
            <text:p>1282</text:p>
          </table:table-cell>
          <table:table-cell table:formula="of:=[.I224]/[.H224]*100" office:value-type="float" office:value="16.6861902902512" calcext:value-type="float">
            <text:p>16.69</text:p>
          </table:table-cell>
          <table:table-cell table:number-columns-repeated="5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035" calcext:value-type="float">
            <text:p>655035</text:p>
          </table:table-cell>
          <table:table-cell office:value-type="float" office:value="533917" calcext:value-type="float">
            <text:p>533917</text:p>
          </table:table-cell>
          <table:table-cell office:value-type="float" office:value="521064" calcext:value-type="float">
            <text:p>521064</text:p>
          </table:table-cell>
          <table:table-cell office:value-type="float" office:value="12853" calcext:value-type="float">
            <text:p>12853</text:p>
          </table:table-cell>
          <table:table-cell office:value-type="float" office:value="7683" calcext:value-type="float">
            <text:p>7683</text:p>
          </table:table-cell>
          <table:table-cell office:value-type="float" office:value="1282" calcext:value-type="float">
            <text:p>1282</text:p>
          </table:table-cell>
          <table:table-cell table:formula="of:=[.I225]/[.H225]*100" office:value-type="float" office:value="16.6861902902512" calcext:value-type="float">
            <text:p>16.69</text:p>
          </table:table-cell>
          <table:table-cell table:number-columns-repeated="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034" calcext:value-type="float">
            <text:p>655034</text:p>
          </table:table-cell>
          <table:table-cell office:value-type="float" office:value="533918" calcext:value-type="float">
            <text:p>533918</text:p>
          </table:table-cell>
          <table:table-cell office:value-type="float" office:value="521065" calcext:value-type="float">
            <text:p>521065</text:p>
          </table:table-cell>
          <table:table-cell office:value-type="float" office:value="12853" calcext:value-type="float">
            <text:p>12853</text:p>
          </table:table-cell>
          <table:table-cell office:value-type="float" office:value="7683" calcext:value-type="float">
            <text:p>7683</text:p>
          </table:table-cell>
          <table:table-cell office:value-type="float" office:value="1282" calcext:value-type="float">
            <text:p>1282</text:p>
          </table:table-cell>
          <table:table-cell table:formula="of:=[.I226]/[.H226]*100" office:value-type="float" office:value="16.6861902902512" calcext:value-type="float">
            <text:p>16.69</text:p>
          </table:table-cell>
          <table:table-cell table:number-columns-repeated="5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034" calcext:value-type="float">
            <text:p>655034</text:p>
          </table:table-cell>
          <table:table-cell office:value-type="float" office:value="533918" calcext:value-type="float">
            <text:p>533918</text:p>
          </table:table-cell>
          <table:table-cell office:value-type="float" office:value="521065" calcext:value-type="float">
            <text:p>521065</text:p>
          </table:table-cell>
          <table:table-cell office:value-type="float" office:value="12853" calcext:value-type="float">
            <text:p>12853</text:p>
          </table:table-cell>
          <table:table-cell office:value-type="float" office:value="7683" calcext:value-type="float">
            <text:p>7683</text:p>
          </table:table-cell>
          <table:table-cell office:value-type="float" office:value="1282" calcext:value-type="float">
            <text:p>1282</text:p>
          </table:table-cell>
          <table:table-cell table:formula="of:=[.I227]/[.H227]*100" office:value-type="float" office:value="16.6861902902512" calcext:value-type="float">
            <text:p>16.69</text:p>
          </table:table-cell>
          <table:table-cell table:number-columns-repeated="5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032" calcext:value-type="float">
            <text:p>655032</text:p>
          </table:table-cell>
          <table:table-cell office:value-type="float" office:value="533920" calcext:value-type="float">
            <text:p>533920</text:p>
          </table:table-cell>
          <table:table-cell office:value-type="float" office:value="521067" calcext:value-type="float">
            <text:p>521067</text:p>
          </table:table-cell>
          <table:table-cell office:value-type="float" office:value="12853" calcext:value-type="float">
            <text:p>12853</text:p>
          </table:table-cell>
          <table:table-cell office:value-type="float" office:value="7683" calcext:value-type="float">
            <text:p>7683</text:p>
          </table:table-cell>
          <table:table-cell office:value-type="float" office:value="1282" calcext:value-type="float">
            <text:p>1282</text:p>
          </table:table-cell>
          <table:table-cell table:formula="of:=[.I228]/[.H228]*100" office:value-type="float" office:value="16.6861902902512" calcext:value-type="float">
            <text:p>16.69</text:p>
          </table:table-cell>
          <table:table-cell table:number-columns-repeated="5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031" calcext:value-type="float">
            <text:p>655031</text:p>
          </table:table-cell>
          <table:table-cell office:value-type="float" office:value="533921" calcext:value-type="float">
            <text:p>533921</text:p>
          </table:table-cell>
          <table:table-cell office:value-type="float" office:value="521068" calcext:value-type="float">
            <text:p>521068</text:p>
          </table:table-cell>
          <table:table-cell office:value-type="float" office:value="12853" calcext:value-type="float">
            <text:p>12853</text:p>
          </table:table-cell>
          <table:table-cell office:value-type="float" office:value="7683" calcext:value-type="float">
            <text:p>7683</text:p>
          </table:table-cell>
          <table:table-cell office:value-type="float" office:value="1282" calcext:value-type="float">
            <text:p>1282</text:p>
          </table:table-cell>
          <table:table-cell table:formula="of:=[.I229]/[.H229]*100" office:value-type="float" office:value="16.6861902902512" calcext:value-type="float">
            <text:p>16.69</text:p>
          </table:table-cell>
          <table:table-cell table:number-columns-repeated="5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026" calcext:value-type="float">
            <text:p>655026</text:p>
          </table:table-cell>
          <table:table-cell office:value-type="float" office:value="533926" calcext:value-type="float">
            <text:p>533926</text:p>
          </table:table-cell>
          <table:table-cell office:value-type="float" office:value="521073" calcext:value-type="float">
            <text:p>521073</text:p>
          </table:table-cell>
          <table:table-cell office:value-type="float" office:value="12853" calcext:value-type="float">
            <text:p>12853</text:p>
          </table:table-cell>
          <table:table-cell office:value-type="float" office:value="7683" calcext:value-type="float">
            <text:p>7683</text:p>
          </table:table-cell>
          <table:table-cell office:value-type="float" office:value="1282" calcext:value-type="float">
            <text:p>1282</text:p>
          </table:table-cell>
          <table:table-cell table:formula="of:=[.I230]/[.H230]*100" office:value-type="float" office:value="16.6861902902512" calcext:value-type="float">
            <text:p>16.69</text:p>
          </table:table-cell>
          <table:table-cell table:number-columns-repeated="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024" calcext:value-type="float">
            <text:p>655024</text:p>
          </table:table-cell>
          <table:table-cell office:value-type="float" office:value="533928" calcext:value-type="float">
            <text:p>533928</text:p>
          </table:table-cell>
          <table:table-cell office:value-type="float" office:value="521075" calcext:value-type="float">
            <text:p>521075</text:p>
          </table:table-cell>
          <table:table-cell office:value-type="float" office:value="12853" calcext:value-type="float">
            <text:p>12853</text:p>
          </table:table-cell>
          <table:table-cell office:value-type="float" office:value="7683" calcext:value-type="float">
            <text:p>7683</text:p>
          </table:table-cell>
          <table:table-cell office:value-type="float" office:value="1282" calcext:value-type="float">
            <text:p>1282</text:p>
          </table:table-cell>
          <table:table-cell table:formula="of:=[.I231]/[.H231]*100" office:value-type="float" office:value="16.6861902902512" calcext:value-type="float">
            <text:p>16.69</text:p>
          </table:table-cell>
          <table:table-cell table:number-columns-repeated="5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023" calcext:value-type="float">
            <text:p>655023</text:p>
          </table:table-cell>
          <table:table-cell office:value-type="float" office:value="533929" calcext:value-type="float">
            <text:p>533929</text:p>
          </table:table-cell>
          <table:table-cell office:value-type="float" office:value="521076" calcext:value-type="float">
            <text:p>521076</text:p>
          </table:table-cell>
          <table:table-cell office:value-type="float" office:value="12853" calcext:value-type="float">
            <text:p>12853</text:p>
          </table:table-cell>
          <table:table-cell office:value-type="float" office:value="7683" calcext:value-type="float">
            <text:p>7683</text:p>
          </table:table-cell>
          <table:table-cell office:value-type="float" office:value="1282" calcext:value-type="float">
            <text:p>1282</text:p>
          </table:table-cell>
          <table:table-cell table:formula="of:=[.I232]/[.H232]*100" office:value-type="float" office:value="16.6861902902512" calcext:value-type="float">
            <text:p>16.69</text:p>
          </table:table-cell>
          <table:table-cell table:number-columns-repeated="5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022" calcext:value-type="float">
            <text:p>655022</text:p>
          </table:table-cell>
          <table:table-cell office:value-type="float" office:value="533930" calcext:value-type="float">
            <text:p>533930</text:p>
          </table:table-cell>
          <table:table-cell office:value-type="float" office:value="521077" calcext:value-type="float">
            <text:p>521077</text:p>
          </table:table-cell>
          <table:table-cell office:value-type="float" office:value="12853" calcext:value-type="float">
            <text:p>12853</text:p>
          </table:table-cell>
          <table:table-cell office:value-type="float" office:value="7683" calcext:value-type="float">
            <text:p>7683</text:p>
          </table:table-cell>
          <table:table-cell office:value-type="float" office:value="1282" calcext:value-type="float">
            <text:p>1282</text:p>
          </table:table-cell>
          <table:table-cell table:formula="of:=[.I233]/[.H233]*100" office:value-type="float" office:value="16.6861902902512" calcext:value-type="float">
            <text:p>16.69</text:p>
          </table:table-cell>
          <table:table-cell table:number-columns-repeated="5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022" calcext:value-type="float">
            <text:p>655022</text:p>
          </table:table-cell>
          <table:table-cell office:value-type="float" office:value="533930" calcext:value-type="float">
            <text:p>533930</text:p>
          </table:table-cell>
          <table:table-cell office:value-type="float" office:value="521077" calcext:value-type="float">
            <text:p>521077</text:p>
          </table:table-cell>
          <table:table-cell office:value-type="float" office:value="12853" calcext:value-type="float">
            <text:p>12853</text:p>
          </table:table-cell>
          <table:table-cell office:value-type="float" office:value="7683" calcext:value-type="float">
            <text:p>7683</text:p>
          </table:table-cell>
          <table:table-cell office:value-type="float" office:value="1282" calcext:value-type="float">
            <text:p>1282</text:p>
          </table:table-cell>
          <table:table-cell table:formula="of:=[.I234]/[.H234]*100" office:value-type="float" office:value="16.6861902902512" calcext:value-type="float">
            <text:p>16.69</text:p>
          </table:table-cell>
          <table:table-cell table:number-columns-repeated="5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020" calcext:value-type="float">
            <text:p>655020</text:p>
          </table:table-cell>
          <table:table-cell office:value-type="float" office:value="533932" calcext:value-type="float">
            <text:p>533932</text:p>
          </table:table-cell>
          <table:table-cell office:value-type="float" office:value="521079" calcext:value-type="float">
            <text:p>521079</text:p>
          </table:table-cell>
          <table:table-cell office:value-type="float" office:value="12853" calcext:value-type="float">
            <text:p>12853</text:p>
          </table:table-cell>
          <table:table-cell office:value-type="float" office:value="7683" calcext:value-type="float">
            <text:p>7683</text:p>
          </table:table-cell>
          <table:table-cell office:value-type="float" office:value="1282" calcext:value-type="float">
            <text:p>1282</text:p>
          </table:table-cell>
          <table:table-cell table:formula="of:=[.I235]/[.H235]*100" office:value-type="float" office:value="16.6861902902512" calcext:value-type="float">
            <text:p>16.69</text:p>
          </table:table-cell>
          <table:table-cell table:number-columns-repeated="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019" calcext:value-type="float">
            <text:p>655019</text:p>
          </table:table-cell>
          <table:table-cell office:value-type="float" office:value="533933" calcext:value-type="float">
            <text:p>533933</text:p>
          </table:table-cell>
          <table:table-cell office:value-type="float" office:value="521080" calcext:value-type="float">
            <text:p>521080</text:p>
          </table:table-cell>
          <table:table-cell office:value-type="float" office:value="12853" calcext:value-type="float">
            <text:p>12853</text:p>
          </table:table-cell>
          <table:table-cell office:value-type="float" office:value="7683" calcext:value-type="float">
            <text:p>7683</text:p>
          </table:table-cell>
          <table:table-cell office:value-type="float" office:value="1282" calcext:value-type="float">
            <text:p>1282</text:p>
          </table:table-cell>
          <table:table-cell table:formula="of:=[.I236]/[.H236]*100" office:value-type="float" office:value="16.6861902902512" calcext:value-type="float">
            <text:p>16.69</text:p>
          </table:table-cell>
          <table:table-cell table:number-columns-repeated="5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018" calcext:value-type="float">
            <text:p>655018</text:p>
          </table:table-cell>
          <table:table-cell office:value-type="float" office:value="533934" calcext:value-type="float">
            <text:p>533934</text:p>
          </table:table-cell>
          <table:table-cell office:value-type="float" office:value="521081" calcext:value-type="float">
            <text:p>521081</text:p>
          </table:table-cell>
          <table:table-cell office:value-type="float" office:value="12853" calcext:value-type="float">
            <text:p>12853</text:p>
          </table:table-cell>
          <table:table-cell office:value-type="float" office:value="7683" calcext:value-type="float">
            <text:p>7683</text:p>
          </table:table-cell>
          <table:table-cell office:value-type="float" office:value="1282" calcext:value-type="float">
            <text:p>1282</text:p>
          </table:table-cell>
          <table:table-cell table:formula="of:=[.I237]/[.H237]*100" office:value-type="float" office:value="16.6861902902512" calcext:value-type="float">
            <text:p>16.69</text:p>
          </table:table-cell>
          <table:table-cell table:number-columns-repeated="5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018" calcext:value-type="float">
            <text:p>655018</text:p>
          </table:table-cell>
          <table:table-cell office:value-type="float" office:value="533934" calcext:value-type="float">
            <text:p>533934</text:p>
          </table:table-cell>
          <table:table-cell office:value-type="float" office:value="521081" calcext:value-type="float">
            <text:p>521081</text:p>
          </table:table-cell>
          <table:table-cell office:value-type="float" office:value="12853" calcext:value-type="float">
            <text:p>12853</text:p>
          </table:table-cell>
          <table:table-cell office:value-type="float" office:value="7683" calcext:value-type="float">
            <text:p>7683</text:p>
          </table:table-cell>
          <table:table-cell office:value-type="float" office:value="1282" calcext:value-type="float">
            <text:p>1282</text:p>
          </table:table-cell>
          <table:table-cell table:formula="of:=[.I238]/[.H238]*100" office:value-type="float" office:value="16.6861902902512" calcext:value-type="float">
            <text:p>16.69</text:p>
          </table:table-cell>
          <table:table-cell table:number-columns-repeated="5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018" calcext:value-type="float">
            <text:p>655018</text:p>
          </table:table-cell>
          <table:table-cell office:value-type="float" office:value="533934" calcext:value-type="float">
            <text:p>533934</text:p>
          </table:table-cell>
          <table:table-cell office:value-type="float" office:value="521081" calcext:value-type="float">
            <text:p>521081</text:p>
          </table:table-cell>
          <table:table-cell office:value-type="float" office:value="12853" calcext:value-type="float">
            <text:p>12853</text:p>
          </table:table-cell>
          <table:table-cell office:value-type="float" office:value="7683" calcext:value-type="float">
            <text:p>7683</text:p>
          </table:table-cell>
          <table:table-cell office:value-type="float" office:value="1282" calcext:value-type="float">
            <text:p>1282</text:p>
          </table:table-cell>
          <table:table-cell table:formula="of:=[.I239]/[.H239]*100" office:value-type="float" office:value="16.6861902902512" calcext:value-type="float">
            <text:p>16.69</text:p>
          </table:table-cell>
          <table:table-cell table:number-columns-repeated="5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018" calcext:value-type="float">
            <text:p>655018</text:p>
          </table:table-cell>
          <table:table-cell office:value-type="float" office:value="533934" calcext:value-type="float">
            <text:p>533934</text:p>
          </table:table-cell>
          <table:table-cell office:value-type="float" office:value="521081" calcext:value-type="float">
            <text:p>521081</text:p>
          </table:table-cell>
          <table:table-cell office:value-type="float" office:value="12853" calcext:value-type="float">
            <text:p>12853</text:p>
          </table:table-cell>
          <table:table-cell office:value-type="float" office:value="7683" calcext:value-type="float">
            <text:p>7683</text:p>
          </table:table-cell>
          <table:table-cell office:value-type="float" office:value="1282" calcext:value-type="float">
            <text:p>1282</text:p>
          </table:table-cell>
          <table:table-cell table:formula="of:=[.I240]/[.H240]*100" office:value-type="float" office:value="16.6861902902512" calcext:value-type="float">
            <text:p>16.69</text:p>
          </table:table-cell>
          <table:table-cell table:number-columns-repeated="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018" calcext:value-type="float">
            <text:p>655018</text:p>
          </table:table-cell>
          <table:table-cell office:value-type="float" office:value="533934" calcext:value-type="float">
            <text:p>533934</text:p>
          </table:table-cell>
          <table:table-cell office:value-type="float" office:value="521081" calcext:value-type="float">
            <text:p>521081</text:p>
          </table:table-cell>
          <table:table-cell office:value-type="float" office:value="12853" calcext:value-type="float">
            <text:p>12853</text:p>
          </table:table-cell>
          <table:table-cell office:value-type="float" office:value="7683" calcext:value-type="float">
            <text:p>7683</text:p>
          </table:table-cell>
          <table:table-cell office:value-type="float" office:value="1282" calcext:value-type="float">
            <text:p>1282</text:p>
          </table:table-cell>
          <table:table-cell table:formula="of:=[.I241]/[.H241]*100" office:value-type="float" office:value="16.6861902902512" calcext:value-type="float">
            <text:p>16.69</text:p>
          </table:table-cell>
          <table:table-cell table:number-columns-repeated="5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018" calcext:value-type="float">
            <text:p>655018</text:p>
          </table:table-cell>
          <table:table-cell office:value-type="float" office:value="533934" calcext:value-type="float">
            <text:p>533934</text:p>
          </table:table-cell>
          <table:table-cell office:value-type="float" office:value="521081" calcext:value-type="float">
            <text:p>521081</text:p>
          </table:table-cell>
          <table:table-cell office:value-type="float" office:value="12853" calcext:value-type="float">
            <text:p>12853</text:p>
          </table:table-cell>
          <table:table-cell office:value-type="float" office:value="7683" calcext:value-type="float">
            <text:p>7683</text:p>
          </table:table-cell>
          <table:table-cell office:value-type="float" office:value="1282" calcext:value-type="float">
            <text:p>1282</text:p>
          </table:table-cell>
          <table:table-cell table:formula="of:=[.I242]/[.H242]*100" office:value-type="float" office:value="16.6861902902512" calcext:value-type="float">
            <text:p>16.69</text:p>
          </table:table-cell>
          <table:table-cell table:number-columns-repeated="5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018" calcext:value-type="float">
            <text:p>655018</text:p>
          </table:table-cell>
          <table:table-cell office:value-type="float" office:value="533934" calcext:value-type="float">
            <text:p>533934</text:p>
          </table:table-cell>
          <table:table-cell office:value-type="float" office:value="521081" calcext:value-type="float">
            <text:p>521081</text:p>
          </table:table-cell>
          <table:table-cell office:value-type="float" office:value="12853" calcext:value-type="float">
            <text:p>12853</text:p>
          </table:table-cell>
          <table:table-cell office:value-type="float" office:value="7683" calcext:value-type="float">
            <text:p>7683</text:p>
          </table:table-cell>
          <table:table-cell office:value-type="float" office:value="1282" calcext:value-type="float">
            <text:p>1282</text:p>
          </table:table-cell>
          <table:table-cell table:formula="of:=[.I243]/[.H243]*100" office:value-type="float" office:value="16.6861902902512" calcext:value-type="float">
            <text:p>16.69</text:p>
          </table:table-cell>
          <table:table-cell table:number-columns-repeated="5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018" calcext:value-type="float">
            <text:p>655018</text:p>
          </table:table-cell>
          <table:table-cell office:value-type="float" office:value="533934" calcext:value-type="float">
            <text:p>533934</text:p>
          </table:table-cell>
          <table:table-cell office:value-type="float" office:value="521081" calcext:value-type="float">
            <text:p>521081</text:p>
          </table:table-cell>
          <table:table-cell office:value-type="float" office:value="12853" calcext:value-type="float">
            <text:p>12853</text:p>
          </table:table-cell>
          <table:table-cell office:value-type="float" office:value="7683" calcext:value-type="float">
            <text:p>7683</text:p>
          </table:table-cell>
          <table:table-cell office:value-type="float" office:value="1282" calcext:value-type="float">
            <text:p>1282</text:p>
          </table:table-cell>
          <table:table-cell table:formula="of:=[.I244]/[.H244]*100" office:value-type="float" office:value="16.6861902902512" calcext:value-type="float">
            <text:p>16.69</text:p>
          </table:table-cell>
          <table:table-cell table:number-columns-repeated="5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018" calcext:value-type="float">
            <text:p>655018</text:p>
          </table:table-cell>
          <table:table-cell office:value-type="float" office:value="533934" calcext:value-type="float">
            <text:p>533934</text:p>
          </table:table-cell>
          <table:table-cell office:value-type="float" office:value="521081" calcext:value-type="float">
            <text:p>521081</text:p>
          </table:table-cell>
          <table:table-cell office:value-type="float" office:value="12853" calcext:value-type="float">
            <text:p>12853</text:p>
          </table:table-cell>
          <table:table-cell office:value-type="float" office:value="7683" calcext:value-type="float">
            <text:p>7683</text:p>
          </table:table-cell>
          <table:table-cell office:value-type="float" office:value="1282" calcext:value-type="float">
            <text:p>1282</text:p>
          </table:table-cell>
          <table:table-cell table:formula="of:=[.I245]/[.H245]*100" office:value-type="float" office:value="16.6861902902512" calcext:value-type="float">
            <text:p>16.69</text:p>
          </table:table-cell>
          <table:table-cell table:number-columns-repeated="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018" calcext:value-type="float">
            <text:p>655018</text:p>
          </table:table-cell>
          <table:table-cell office:value-type="float" office:value="533934" calcext:value-type="float">
            <text:p>533934</text:p>
          </table:table-cell>
          <table:table-cell office:value-type="float" office:value="521081" calcext:value-type="float">
            <text:p>521081</text:p>
          </table:table-cell>
          <table:table-cell office:value-type="float" office:value="12853" calcext:value-type="float">
            <text:p>12853</text:p>
          </table:table-cell>
          <table:table-cell office:value-type="float" office:value="7683" calcext:value-type="float">
            <text:p>7683</text:p>
          </table:table-cell>
          <table:table-cell office:value-type="float" office:value="1282" calcext:value-type="float">
            <text:p>1282</text:p>
          </table:table-cell>
          <table:table-cell table:formula="of:=[.I246]/[.H246]*100" office:value-type="float" office:value="16.6861902902512" calcext:value-type="float">
            <text:p>16.69</text:p>
          </table:table-cell>
          <table:table-cell table:number-columns-repeated="5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018" calcext:value-type="float">
            <text:p>655018</text:p>
          </table:table-cell>
          <table:table-cell office:value-type="float" office:value="533934" calcext:value-type="float">
            <text:p>533934</text:p>
          </table:table-cell>
          <table:table-cell office:value-type="float" office:value="521081" calcext:value-type="float">
            <text:p>521081</text:p>
          </table:table-cell>
          <table:table-cell office:value-type="float" office:value="12853" calcext:value-type="float">
            <text:p>12853</text:p>
          </table:table-cell>
          <table:table-cell office:value-type="float" office:value="7683" calcext:value-type="float">
            <text:p>7683</text:p>
          </table:table-cell>
          <table:table-cell office:value-type="float" office:value="1282" calcext:value-type="float">
            <text:p>1282</text:p>
          </table:table-cell>
          <table:table-cell table:formula="of:=[.I247]/[.H247]*100" office:value-type="float" office:value="16.6861902902512" calcext:value-type="float">
            <text:p>16.69</text:p>
          </table:table-cell>
          <table:table-cell table:number-columns-repeated="5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018" calcext:value-type="float">
            <text:p>655018</text:p>
          </table:table-cell>
          <table:table-cell office:value-type="float" office:value="533934" calcext:value-type="float">
            <text:p>533934</text:p>
          </table:table-cell>
          <table:table-cell office:value-type="float" office:value="521081" calcext:value-type="float">
            <text:p>521081</text:p>
          </table:table-cell>
          <table:table-cell office:value-type="float" office:value="12853" calcext:value-type="float">
            <text:p>12853</text:p>
          </table:table-cell>
          <table:table-cell office:value-type="float" office:value="7683" calcext:value-type="float">
            <text:p>7683</text:p>
          </table:table-cell>
          <table:table-cell office:value-type="float" office:value="1282" calcext:value-type="float">
            <text:p>1282</text:p>
          </table:table-cell>
          <table:table-cell table:formula="of:=[.I248]/[.H248]*100" office:value-type="float" office:value="16.6861902902512" calcext:value-type="float">
            <text:p>16.69</text:p>
          </table:table-cell>
          <table:table-cell table:number-columns-repeated="5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018" calcext:value-type="float">
            <text:p>655018</text:p>
          </table:table-cell>
          <table:table-cell office:value-type="float" office:value="533934" calcext:value-type="float">
            <text:p>533934</text:p>
          </table:table-cell>
          <table:table-cell office:value-type="float" office:value="521081" calcext:value-type="float">
            <text:p>521081</text:p>
          </table:table-cell>
          <table:table-cell office:value-type="float" office:value="12853" calcext:value-type="float">
            <text:p>12853</text:p>
          </table:table-cell>
          <table:table-cell office:value-type="float" office:value="7683" calcext:value-type="float">
            <text:p>7683</text:p>
          </table:table-cell>
          <table:table-cell office:value-type="float" office:value="1282" calcext:value-type="float">
            <text:p>1282</text:p>
          </table:table-cell>
          <table:table-cell table:formula="of:=[.I249]/[.H249]*100" office:value-type="float" office:value="16.6861902902512" calcext:value-type="float">
            <text:p>16.69</text:p>
          </table:table-cell>
          <table:table-cell table:number-columns-repeated="5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018" calcext:value-type="float">
            <text:p>655018</text:p>
          </table:table-cell>
          <table:table-cell office:value-type="float" office:value="533934" calcext:value-type="float">
            <text:p>533934</text:p>
          </table:table-cell>
          <table:table-cell office:value-type="float" office:value="521081" calcext:value-type="float">
            <text:p>521081</text:p>
          </table:table-cell>
          <table:table-cell office:value-type="float" office:value="12853" calcext:value-type="float">
            <text:p>12853</text:p>
          </table:table-cell>
          <table:table-cell office:value-type="float" office:value="7683" calcext:value-type="float">
            <text:p>7683</text:p>
          </table:table-cell>
          <table:table-cell office:value-type="float" office:value="1282" calcext:value-type="float">
            <text:p>1282</text:p>
          </table:table-cell>
          <table:table-cell table:formula="of:=[.I250]/[.H250]*100" office:value-type="float" office:value="16.6861902902512" calcext:value-type="float">
            <text:p>16.69</text:p>
          </table:table-cell>
          <table:table-cell table:number-columns-repeated="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018" calcext:value-type="float">
            <text:p>655018</text:p>
          </table:table-cell>
          <table:table-cell office:value-type="float" office:value="533934" calcext:value-type="float">
            <text:p>533934</text:p>
          </table:table-cell>
          <table:table-cell office:value-type="float" office:value="521081" calcext:value-type="float">
            <text:p>521081</text:p>
          </table:table-cell>
          <table:table-cell office:value-type="float" office:value="12853" calcext:value-type="float">
            <text:p>12853</text:p>
          </table:table-cell>
          <table:table-cell office:value-type="float" office:value="7683" calcext:value-type="float">
            <text:p>7683</text:p>
          </table:table-cell>
          <table:table-cell office:value-type="float" office:value="1282" calcext:value-type="float">
            <text:p>1282</text:p>
          </table:table-cell>
          <table:table-cell table:formula="of:=[.I251]/[.H251]*100" office:value-type="float" office:value="16.6861902902512" calcext:value-type="float">
            <text:p>16.69</text:p>
          </table:table-cell>
          <table:table-cell table:number-columns-repeated="5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018" calcext:value-type="float">
            <text:p>655018</text:p>
          </table:table-cell>
          <table:table-cell office:value-type="float" office:value="533934" calcext:value-type="float">
            <text:p>533934</text:p>
          </table:table-cell>
          <table:table-cell office:value-type="float" office:value="521081" calcext:value-type="float">
            <text:p>521081</text:p>
          </table:table-cell>
          <table:table-cell office:value-type="float" office:value="12853" calcext:value-type="float">
            <text:p>12853</text:p>
          </table:table-cell>
          <table:table-cell office:value-type="float" office:value="7683" calcext:value-type="float">
            <text:p>7683</text:p>
          </table:table-cell>
          <table:table-cell office:value-type="float" office:value="1282" calcext:value-type="float">
            <text:p>1282</text:p>
          </table:table-cell>
          <table:table-cell table:formula="of:=[.I252]/[.H252]*100" office:value-type="float" office:value="16.6861902902512" calcext:value-type="float">
            <text:p>16.69</text:p>
          </table:table-cell>
          <table:table-cell table:number-columns-repeated="5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018" calcext:value-type="float">
            <text:p>655018</text:p>
          </table:table-cell>
          <table:table-cell office:value-type="float" office:value="533934" calcext:value-type="float">
            <text:p>533934</text:p>
          </table:table-cell>
          <table:table-cell office:value-type="float" office:value="521081" calcext:value-type="float">
            <text:p>521081</text:p>
          </table:table-cell>
          <table:table-cell office:value-type="float" office:value="12853" calcext:value-type="float">
            <text:p>12853</text:p>
          </table:table-cell>
          <table:table-cell office:value-type="float" office:value="7683" calcext:value-type="float">
            <text:p>7683</text:p>
          </table:table-cell>
          <table:table-cell office:value-type="float" office:value="1282" calcext:value-type="float">
            <text:p>1282</text:p>
          </table:table-cell>
          <table:table-cell table:formula="of:=[.I253]/[.H253]*100" office:value-type="float" office:value="16.6861902902512" calcext:value-type="float">
            <text:p>16.69</text:p>
          </table:table-cell>
          <table:table-cell table:number-columns-repeated="5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018" calcext:value-type="float">
            <text:p>655018</text:p>
          </table:table-cell>
          <table:table-cell office:value-type="float" office:value="533934" calcext:value-type="float">
            <text:p>533934</text:p>
          </table:table-cell>
          <table:table-cell office:value-type="float" office:value="521081" calcext:value-type="float">
            <text:p>521081</text:p>
          </table:table-cell>
          <table:table-cell office:value-type="float" office:value="12853" calcext:value-type="float">
            <text:p>12853</text:p>
          </table:table-cell>
          <table:table-cell office:value-type="float" office:value="7683" calcext:value-type="float">
            <text:p>7683</text:p>
          </table:table-cell>
          <table:table-cell office:value-type="float" office:value="1282" calcext:value-type="float">
            <text:p>1282</text:p>
          </table:table-cell>
          <table:table-cell table:formula="of:=[.I254]/[.H254]*100" office:value-type="float" office:value="16.6861902902512" calcext:value-type="float">
            <text:p>16.69</text:p>
          </table:table-cell>
          <table:table-cell table:number-columns-repeated="5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float" office:value="1188950" calcext:value-type="float">
            <text:p>1188950</text:p>
          </table:table-cell>
          <table:table-cell office:value-type="float" office:value="655018" calcext:value-type="float">
            <text:p>655018</text:p>
          </table:table-cell>
          <table:table-cell office:value-type="float" office:value="533934" calcext:value-type="float">
            <text:p>533934</text:p>
          </table:table-cell>
          <table:table-cell office:value-type="float" office:value="521081" calcext:value-type="float">
            <text:p>521081</text:p>
          </table:table-cell>
          <table:table-cell office:value-type="float" office:value="12853" calcext:value-type="float">
            <text:p>12853</text:p>
          </table:table-cell>
          <table:table-cell office:value-type="float" office:value="7683" calcext:value-type="float">
            <text:p>7683</text:p>
          </table:table-cell>
          <table:table-cell office:value-type="float" office:value="1282" calcext:value-type="float">
            <text:p>1282</text:p>
          </table:table-cell>
          <table:table-cell table:formula="of:=[.I255]/[.H255]*100" office:value-type="float" office:value="16.6861902902512" calcext:value-type="float">
            <text:p>16.69</text:p>
          </table:table-cell>
          <table:table-cell table:number-columns-repeated="5"/>
        </table:table-row>
        <table:table-row table:style-name="ro1" table:number-rows-repeated="1048320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12T17:53:15.648524865</dc:date>
    <meta:editing-duration>PT15M28S</meta:editing-duration>
    <meta:editing-cycles>2</meta:editing-cycles>
    <meta:generator>LibreOffice/7.3.7.2$Linux_X86_64 LibreOffice_project/30$Build-2</meta:generator>
    <meta:document-statistic meta:table-count="1" meta:cell-count="255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481cm" svg:height="21.222cm" xlink:href=".." xlink:type="simple" chart:class="chart:bar" chart:style-name="ch1">
        <chart:legend chart:legend-position="end" svg:x="23.815cm" svg:y="10.063cm" style:legend-expansion="high" chart:style-name="ch2"/>
        <chart:plot-area chart:style-name="ch3" table:cell-range-address="thresholding_results.G1:thresholding_results.G255 thresholding_results.I1:thresholding_results.I255" chart:data-source-has-labels="row" svg:x="0.549cm" svg:y="0.424cm" svg:width="22.717cm" svg:height="20.374cm">
          <chart:coordinate-region svg:x="1.541cm" svg:y="0.623cm" svg:width="20.362cm" svg:height="19.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thresholding_results.G2:thresholding_results.G255" chart:label-cell-address="thresholding_results.G1:thresholding_results.G1" chart:class="chart:bar">
            <chart:data-point chart:repeated="46"/>
            <chart:data-point chart:style-name="ch9" chart:repeated="2"/>
            <chart:data-point chart:repeated="2"/>
            <chart:data-point chart:style-name="ch9"/>
            <chart:data-point/>
            <chart:data-point chart:style-name="ch9"/>
            <chart:data-point chart:repeated="201"/>
          </chart:series>
          <chart:series chart:attached-axis="primary-y" chart:style-name="ch10" chart:values-cell-range-address="thresholding_results.I2:thresholding_results.I255" chart:label-cell-address="thresholding_results.I1:thresholding_results.I1" chart:class="chart:bar">
            <chart:data-point chart:repeated="55"/>
            <chart:data-point chart:style-name="ch9"/>
            <chart:data-point chart:repeated="9"/>
            <chart:data-point chart:style-name="ch9"/>
            <chart:data-point chart:repeated="18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false obstacle</text:p>
                <draw:g>
                  <svg:desc>thresholding_results.G1:thresholding_results.G1</svg:desc>
                </draw:g>
              </table:table-cell>
              <table:table-cell office:value-type="string">
                <text:p> detected shoreline</text:p>
                <draw:g>
                  <svg:desc>thresholding_results.I1:thresholding_results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68282">
                <text:p>568282</text:p>
                <draw:g>
                  <svg:desc>thresholding_results.G2:thresholding_results.G255</svg:desc>
                </draw:g>
              </table:table-cell>
              <table:table-cell office:value-type="float" office:value="7683">
                <text:p>7683</text:p>
                <draw:g>
                  <svg:desc>thresholding_results.I2:thresholding_results.I2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8282">
                <text:p>568282</text:p>
              </table:table-cell>
              <table:table-cell office:value-type="float" office:value="7683">
                <text:p>76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8282">
                <text:p>568282</text:p>
              </table:table-cell>
              <table:table-cell office:value-type="float" office:value="7683">
                <text:p>76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8282">
                <text:p>568282</text:p>
              </table:table-cell>
              <table:table-cell office:value-type="float" office:value="7683">
                <text:p>76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8282">
                <text:p>568282</text:p>
              </table:table-cell>
              <table:table-cell office:value-type="float" office:value="7683">
                <text:p>76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68282">
                <text:p>568282</text:p>
              </table:table-cell>
              <table:table-cell office:value-type="float" office:value="7683">
                <text:p>76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8282">
                <text:p>568282</text:p>
              </table:table-cell>
              <table:table-cell office:value-type="float" office:value="7683">
                <text:p>76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68282">
                <text:p>568282</text:p>
              </table:table-cell>
              <table:table-cell office:value-type="float" office:value="7683">
                <text:p>76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8282">
                <text:p>568282</text:p>
              </table:table-cell>
              <table:table-cell office:value-type="float" office:value="7683">
                <text:p>76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8282">
                <text:p>568282</text:p>
              </table:table-cell>
              <table:table-cell office:value-type="float" office:value="7683">
                <text:p>76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8282">
                <text:p>568282</text:p>
              </table:table-cell>
              <table:table-cell office:value-type="float" office:value="7683">
                <text:p>76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8282">
                <text:p>568282</text:p>
              </table:table-cell>
              <table:table-cell office:value-type="float" office:value="7683">
                <text:p>76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8282">
                <text:p>568282</text:p>
              </table:table-cell>
              <table:table-cell office:value-type="float" office:value="7683">
                <text:p>76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8282">
                <text:p>568282</text:p>
              </table:table-cell>
              <table:table-cell office:value-type="float" office:value="7683">
                <text:p>76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8282">
                <text:p>568282</text:p>
              </table:table-cell>
              <table:table-cell office:value-type="float" office:value="7683">
                <text:p>76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8282">
                <text:p>568282</text:p>
              </table:table-cell>
              <table:table-cell office:value-type="float" office:value="7683">
                <text:p>76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68282">
                <text:p>568282</text:p>
              </table:table-cell>
              <table:table-cell office:value-type="float" office:value="7683">
                <text:p>76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68281">
                <text:p>568281</text:p>
              </table:table-cell>
              <table:table-cell office:value-type="float" office:value="7682">
                <text:p>76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8275">
                <text:p>568275</text:p>
              </table:table-cell>
              <table:table-cell office:value-type="float" office:value="7676">
                <text:p>76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67995">
                <text:p>567995</text:p>
              </table:table-cell>
              <table:table-cell office:value-type="float" office:value="7670">
                <text:p>767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7842">
                <text:p>567842</text:p>
              </table:table-cell>
              <table:table-cell office:value-type="float" office:value="7663">
                <text:p>76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67597">
                <text:p>567597</text:p>
              </table:table-cell>
              <table:table-cell office:value-type="float" office:value="7651">
                <text:p>76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67446">
                <text:p>567446</text:p>
              </table:table-cell>
              <table:table-cell office:value-type="float" office:value="7624">
                <text:p>76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67339">
                <text:p>567339</text:p>
              </table:table-cell>
              <table:table-cell office:value-type="float" office:value="7593">
                <text:p>75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67219">
                <text:p>567219</text:p>
              </table:table-cell>
              <table:table-cell office:value-type="float" office:value="7569">
                <text:p>75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67030">
                <text:p>567030</text:p>
              </table:table-cell>
              <table:table-cell office:value-type="float" office:value="7539">
                <text:p>75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66838">
                <text:p>566838</text:p>
              </table:table-cell>
              <table:table-cell office:value-type="float" office:value="7507">
                <text:p>75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6601">
                <text:p>566601</text:p>
              </table:table-cell>
              <table:table-cell office:value-type="float" office:value="7464">
                <text:p>74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6323">
                <text:p>566323</text:p>
              </table:table-cell>
              <table:table-cell office:value-type="float" office:value="7433">
                <text:p>74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65990">
                <text:p>565990</text:p>
              </table:table-cell>
              <table:table-cell office:value-type="float" office:value="7403">
                <text:p>74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65441">
                <text:p>565441</text:p>
              </table:table-cell>
              <table:table-cell office:value-type="float" office:value="7370">
                <text:p>737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64182">
                <text:p>564182</text:p>
              </table:table-cell>
              <table:table-cell office:value-type="float" office:value="7323">
                <text:p>73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62272">
                <text:p>562272</text:p>
              </table:table-cell>
              <table:table-cell office:value-type="float" office:value="7276">
                <text:p>72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59420">
                <text:p>559420</text:p>
              </table:table-cell>
              <table:table-cell office:value-type="float" office:value="7227">
                <text:p>72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54730">
                <text:p>554730</text:p>
              </table:table-cell>
              <table:table-cell office:value-type="float" office:value="7182">
                <text:p>71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46956">
                <text:p>546956</text:p>
              </table:table-cell>
              <table:table-cell office:value-type="float" office:value="7131">
                <text:p>71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32936">
                <text:p>532936</text:p>
              </table:table-cell>
              <table:table-cell office:value-type="float" office:value="7082">
                <text:p>70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12563">
                <text:p>512563</text:p>
              </table:table-cell>
              <table:table-cell office:value-type="float" office:value="7029">
                <text:p>70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84906">
                <text:p>484906</text:p>
              </table:table-cell>
              <table:table-cell office:value-type="float" office:value="6984">
                <text:p>69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63979">
                <text:p>463979</text:p>
              </table:table-cell>
              <table:table-cell office:value-type="float" office:value="6943">
                <text:p>69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3098">
                <text:p>443098</text:p>
              </table:table-cell>
              <table:table-cell office:value-type="float" office:value="6900">
                <text:p>69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3585">
                <text:p>423585</text:p>
              </table:table-cell>
              <table:table-cell office:value-type="float" office:value="6861">
                <text:p>68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3298">
                <text:p>403298</text:p>
              </table:table-cell>
              <table:table-cell office:value-type="float" office:value="6822">
                <text:p>68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1139">
                <text:p>381139</text:p>
              </table:table-cell>
              <table:table-cell office:value-type="float" office:value="6771">
                <text:p>67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57578">
                <text:p>357578</text:p>
              </table:table-cell>
              <table:table-cell office:value-type="float" office:value="6718">
                <text:p>67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33220">
                <text:p>333220</text:p>
              </table:table-cell>
              <table:table-cell office:value-type="float" office:value="6670">
                <text:p>667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8866">
                <text:p>308866</text:p>
              </table:table-cell>
              <table:table-cell office:value-type="float" office:value="6614">
                <text:p>66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85126">
                <text:p>285126</text:p>
              </table:table-cell>
              <table:table-cell office:value-type="float" office:value="6562">
                <text:p>65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60939">
                <text:p>260939</text:p>
              </table:table-cell>
              <table:table-cell office:value-type="float" office:value="6513">
                <text:p>65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38746">
                <text:p>238746</text:p>
              </table:table-cell>
              <table:table-cell office:value-type="float" office:value="6459">
                <text:p>64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7884">
                <text:p>217884</text:p>
              </table:table-cell>
              <table:table-cell office:value-type="float" office:value="6424">
                <text:p>64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9771">
                <text:p>199771</text:p>
              </table:table-cell>
              <table:table-cell office:value-type="float" office:value="6367">
                <text:p>63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4861">
                <text:p>184861</text:p>
              </table:table-cell>
              <table:table-cell office:value-type="float" office:value="6301">
                <text:p>63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2487">
                <text:p>172487</text:p>
              </table:table-cell>
              <table:table-cell office:value-type="float" office:value="6259">
                <text:p>62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2380">
                <text:p>162380</text:p>
              </table:table-cell>
              <table:table-cell office:value-type="float" office:value="6192">
                <text:p>61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3589">
                <text:p>153589</text:p>
              </table:table-cell>
              <table:table-cell office:value-type="float" office:value="6109">
                <text:p>61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5656">
                <text:p>145656</text:p>
              </table:table-cell>
              <table:table-cell office:value-type="float" office:value="6021">
                <text:p>60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7873">
                <text:p>137873</text:p>
              </table:table-cell>
              <table:table-cell office:value-type="float" office:value="5942">
                <text:p>59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0609">
                <text:p>130609</text:p>
              </table:table-cell>
              <table:table-cell office:value-type="float" office:value="5860">
                <text:p>586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4234">
                <text:p>124234</text:p>
              </table:table-cell>
              <table:table-cell office:value-type="float" office:value="5763">
                <text:p>57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8162">
                <text:p>118162</text:p>
              </table:table-cell>
              <table:table-cell office:value-type="float" office:value="5682">
                <text:p>56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2357">
                <text:p>112357</text:p>
              </table:table-cell>
              <table:table-cell office:value-type="float" office:value="5602">
                <text:p>56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6895">
                <text:p>106895</text:p>
              </table:table-cell>
              <table:table-cell office:value-type="float" office:value="5517">
                <text:p>55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1467">
                <text:p>101467</text:p>
              </table:table-cell>
              <table:table-cell office:value-type="float" office:value="5421">
                <text:p>54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5963">
                <text:p>95963</text:p>
              </table:table-cell>
              <table:table-cell office:value-type="float" office:value="5325">
                <text:p>53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0332">
                <text:p>90332</text:p>
              </table:table-cell>
              <table:table-cell office:value-type="float" office:value="5212">
                <text:p>52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4960">
                <text:p>84960</text:p>
              </table:table-cell>
              <table:table-cell office:value-type="float" office:value="5109">
                <text:p>51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9845">
                <text:p>79845</text:p>
              </table:table-cell>
              <table:table-cell office:value-type="float" office:value="5004">
                <text:p>50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4924">
                <text:p>74924</text:p>
              </table:table-cell>
              <table:table-cell office:value-type="float" office:value="4892">
                <text:p>48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216">
                <text:p>70216</text:p>
              </table:table-cell>
              <table:table-cell office:value-type="float" office:value="4785">
                <text:p>47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5919">
                <text:p>65919</text:p>
              </table:table-cell>
              <table:table-cell office:value-type="float" office:value="4687">
                <text:p>468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2075">
                <text:p>62075</text:p>
              </table:table-cell>
              <table:table-cell office:value-type="float" office:value="4557">
                <text:p>455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8374">
                <text:p>58374</text:p>
              </table:table-cell>
              <table:table-cell office:value-type="float" office:value="4437">
                <text:p>443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4874">
                <text:p>54874</text:p>
              </table:table-cell>
              <table:table-cell office:value-type="float" office:value="4305">
                <text:p>43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1608">
                <text:p>51608</text:p>
              </table:table-cell>
              <table:table-cell office:value-type="float" office:value="4177">
                <text:p>417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8578">
                <text:p>48578</text:p>
              </table:table-cell>
              <table:table-cell office:value-type="float" office:value="4046">
                <text:p>404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5510">
                <text:p>45510</text:p>
              </table:table-cell>
              <table:table-cell office:value-type="float" office:value="3910">
                <text:p>391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2744">
                <text:p>42744</text:p>
              </table:table-cell>
              <table:table-cell office:value-type="float" office:value="3787">
                <text:p>378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0240">
                <text:p>40240</text:p>
              </table:table-cell>
              <table:table-cell office:value-type="float" office:value="3678">
                <text:p>36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7967">
                <text:p>37967</text:p>
              </table:table-cell>
              <table:table-cell office:value-type="float" office:value="3565">
                <text:p>356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5790">
                <text:p>35790</text:p>
              </table:table-cell>
              <table:table-cell office:value-type="float" office:value="3443">
                <text:p>344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3754">
                <text:p>33754</text:p>
              </table:table-cell>
              <table:table-cell office:value-type="float" office:value="3339">
                <text:p>33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1989">
                <text:p>31989</text:p>
              </table:table-cell>
              <table:table-cell office:value-type="float" office:value="3239">
                <text:p>32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0342">
                <text:p>30342</text:p>
              </table:table-cell>
              <table:table-cell office:value-type="float" office:value="3136">
                <text:p>31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8955">
                <text:p>28955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7671">
                <text:p>27671</text:p>
              </table:table-cell>
              <table:table-cell office:value-type="float" office:value="2921">
                <text:p>29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497">
                <text:p>26497</text:p>
              </table:table-cell>
              <table:table-cell office:value-type="float" office:value="2831">
                <text:p>283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428">
                <text:p>25428</text:p>
              </table:table-cell>
              <table:table-cell office:value-type="float" office:value="2724">
                <text:p>27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4465">
                <text:p>24465</text:p>
              </table:table-cell>
              <table:table-cell office:value-type="float" office:value="2627">
                <text:p>26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3582">
                <text:p>23582</text:p>
              </table:table-cell>
              <table:table-cell office:value-type="float" office:value="2543">
                <text:p>25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2735">
                <text:p>22735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2013">
                <text:p>22013</text:p>
              </table:table-cell>
              <table:table-cell office:value-type="float" office:value="2360">
                <text:p>236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313">
                <text:p>21313</text:p>
              </table:table-cell>
              <table:table-cell office:value-type="float" office:value="2263">
                <text:p>22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712">
                <text:p>20712</text:p>
              </table:table-cell>
              <table:table-cell office:value-type="float" office:value="2188">
                <text:p>218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126">
                <text:p>20126</text:p>
              </table:table-cell>
              <table:table-cell office:value-type="float" office:value="2118">
                <text:p>211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629">
                <text:p>19629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178">
                <text:p>19178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8759">
                <text:p>18759</text:p>
              </table:table-cell>
              <table:table-cell office:value-type="float" office:value="1976">
                <text:p>19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8371">
                <text:p>18371</text:p>
              </table:table-cell>
              <table:table-cell office:value-type="float" office:value="1929">
                <text:p>19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8011">
                <text:p>18011</text:p>
              </table:table-cell>
              <table:table-cell office:value-type="float" office:value="1891">
                <text:p>189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7672">
                <text:p>17672</text:p>
              </table:table-cell>
              <table:table-cell office:value-type="float" office:value="1862">
                <text:p>18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7372">
                <text:p>17372</text:p>
              </table:table-cell>
              <table:table-cell office:value-type="float" office:value="1828">
                <text:p>182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119">
                <text:p>17119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856">
                <text:p>16856</text:p>
              </table:table-cell>
              <table:table-cell office:value-type="float" office:value="1761">
                <text:p>176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591">
                <text:p>16591</text:p>
              </table:table-cell>
              <table:table-cell office:value-type="float" office:value="1718">
                <text:p>17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364">
                <text:p>16364</text:p>
              </table:table-cell>
              <table:table-cell office:value-type="float" office:value="1693">
                <text:p>169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158">
                <text:p>16158</text:p>
              </table:table-cell>
              <table:table-cell office:value-type="float" office:value="1674">
                <text:p>167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962">
                <text:p>15962</text:p>
              </table:table-cell>
              <table:table-cell office:value-type="float" office:value="1645">
                <text:p>16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766">
                <text:p>15766</text:p>
              </table:table-cell>
              <table:table-cell office:value-type="float" office:value="1615">
                <text:p>16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581">
                <text:p>15581</text:p>
              </table:table-cell>
              <table:table-cell office:value-type="float" office:value="1596">
                <text:p>15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406">
                <text:p>15406</text:p>
              </table:table-cell>
              <table:table-cell office:value-type="float" office:value="1583">
                <text:p>158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244">
                <text:p>15244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5104">
                <text:p>15104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978">
                <text:p>14978</text:p>
              </table:table-cell>
              <table:table-cell office:value-type="float" office:value="1539">
                <text:p>153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850">
                <text:p>14850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715">
                <text:p>14715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617">
                <text:p>14617</text:p>
              </table:table-cell>
              <table:table-cell office:value-type="float" office:value="1506">
                <text:p>150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514">
                <text:p>14514</text:p>
              </table:table-cell>
              <table:table-cell office:value-type="float" office:value="1501">
                <text:p>15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436">
                <text:p>14436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351">
                <text:p>14351</text:p>
              </table:table-cell>
              <table:table-cell office:value-type="float" office:value="1489">
                <text:p>148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275">
                <text:p>14275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197">
                <text:p>14197</text:p>
              </table:table-cell>
              <table:table-cell office:value-type="float" office:value="1469">
                <text:p>146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143">
                <text:p>14143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076">
                <text:p>14076</text:p>
              </table:table-cell>
              <table:table-cell office:value-type="float" office:value="1447">
                <text:p>144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024">
                <text:p>14024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980">
                <text:p>13980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921">
                <text:p>13921</text:p>
              </table:table-cell>
              <table:table-cell office:value-type="float" office:value="1423">
                <text:p>142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872">
                <text:p>13872</text:p>
              </table:table-cell>
              <table:table-cell office:value-type="float" office:value="1412">
                <text:p>141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824">
                <text:p>13824</text:p>
              </table:table-cell>
              <table:table-cell office:value-type="float" office:value="1407">
                <text:p>140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793">
                <text:p>13793</text:p>
              </table:table-cell>
              <table:table-cell office:value-type="float" office:value="1405">
                <text:p>140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743">
                <text:p>13743</text:p>
              </table:table-cell>
              <table:table-cell office:value-type="float" office:value="1401">
                <text:p>140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699">
                <text:p>13699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663">
                <text:p>13663</text:p>
              </table:table-cell>
              <table:table-cell office:value-type="float" office:value="1387">
                <text:p>138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625">
                <text:p>13625</text:p>
              </table:table-cell>
              <table:table-cell office:value-type="float" office:value="1381">
                <text:p>138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87">
                <text:p>13587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46">
                <text:p>13546</text:p>
              </table:table-cell>
              <table:table-cell office:value-type="float" office:value="1369">
                <text:p>136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505">
                <text:p>13505</text:p>
              </table:table-cell>
              <table:table-cell office:value-type="float" office:value="1363">
                <text:p>136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476">
                <text:p>13476</text:p>
              </table:table-cell>
              <table:table-cell office:value-type="float" office:value="1359">
                <text:p>135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444">
                <text:p>13444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411">
                <text:p>13411</text:p>
              </table:table-cell>
              <table:table-cell office:value-type="float" office:value="1351">
                <text:p>135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380">
                <text:p>13380</text:p>
              </table:table-cell>
              <table:table-cell office:value-type="float" office:value="1347">
                <text:p>134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358">
                <text:p>13358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329">
                <text:p>13329</text:p>
              </table:table-cell>
              <table:table-cell office:value-type="float" office:value="1339">
                <text:p>133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305">
                <text:p>13305</text:p>
              </table:table-cell>
              <table:table-cell office:value-type="float" office:value="1335">
                <text:p>133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284">
                <text:p>13284</text:p>
              </table:table-cell>
              <table:table-cell office:value-type="float" office:value="1332">
                <text:p>133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265">
                <text:p>13265</text:p>
              </table:table-cell>
              <table:table-cell office:value-type="float" office:value="1331">
                <text:p>133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242">
                <text:p>13242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3224">
                <text:p>13224</text:p>
              </table:table-cell>
              <table:table-cell office:value-type="float" office:value="1328">
                <text:p>132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3198">
                <text:p>13198</text:p>
              </table:table-cell>
              <table:table-cell office:value-type="float" office:value="1328">
                <text:p>132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3184">
                <text:p>13184</text:p>
              </table:table-cell>
              <table:table-cell office:value-type="float" office:value="1328">
                <text:p>132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170">
                <text:p>13170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153">
                <text:p>13153</text:p>
              </table:table-cell>
              <table:table-cell office:value-type="float" office:value="1324">
                <text:p>132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3129">
                <text:p>13129</text:p>
              </table:table-cell>
              <table:table-cell office:value-type="float" office:value="1324">
                <text:p>132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3113">
                <text:p>13113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3102">
                <text:p>13102</text:p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3089">
                <text:p>13089</text:p>
              </table:table-cell>
              <table:table-cell office:value-type="float" office:value="1315">
                <text:p>131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3077">
                <text:p>13077</text:p>
              </table:table-cell>
              <table:table-cell office:value-type="float" office:value="1315">
                <text:p>131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3059">
                <text:p>13059</text:p>
              </table:table-cell>
              <table:table-cell office:value-type="float" office:value="1312">
                <text:p>131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3047">
                <text:p>13047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3038">
                <text:p>13038</text:p>
              </table:table-cell>
              <table:table-cell office:value-type="float" office:value="1306">
                <text:p>130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3024">
                <text:p>13024</text:p>
              </table:table-cell>
              <table:table-cell office:value-type="float" office:value="1306">
                <text:p>130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3014">
                <text:p>13014</text:p>
              </table:table-cell>
              <table:table-cell office:value-type="float" office:value="1304">
                <text:p>130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3000">
                <text:p>13000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2988">
                <text:p>12988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2971">
                <text:p>12971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2954">
                <text:p>12954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2937">
                <text:p>12937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921">
                <text:p>12921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906">
                <text:p>12906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889">
                <text:p>12889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880">
                <text:p>12880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871">
                <text:p>12871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867">
                <text:p>12867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860">
                <text:p>12860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856">
                <text:p>12856</text:p>
              </table:table-cell>
              <table:table-cell office:value-type="float" office:value="1283">
                <text:p>128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856">
                <text:p>12856</text:p>
              </table:table-cell>
              <table:table-cell office:value-type="float" office:value="1283">
                <text:p>128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856">
                <text:p>12856</text:p>
              </table:table-cell>
              <table:table-cell office:value-type="float" office:value="1283">
                <text:p>128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856">
                <text:p>12856</text:p>
              </table:table-cell>
              <table:table-cell office:value-type="float" office:value="1283">
                <text:p>128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2856">
                <text:p>12856</text:p>
              </table:table-cell>
              <table:table-cell office:value-type="float" office:value="1283">
                <text:p>128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2854">
                <text:p>12854</text:p>
              </table:table-cell>
              <table:table-cell office:value-type="float" office:value="1283">
                <text:p>128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2854">
                <text:p>12854</text:p>
              </table:table-cell>
              <table:table-cell office:value-type="float" office:value="1283">
                <text:p>128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853">
                <text:p>12853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2853">
                <text:p>12853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2853">
                <text:p>12853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2853">
                <text:p>12853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2853">
                <text:p>12853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2853">
                <text:p>12853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853">
                <text:p>12853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853">
                <text:p>12853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853">
                <text:p>12853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2853">
                <text:p>12853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2853">
                <text:p>12853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853">
                <text:p>12853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2853">
                <text:p>12853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2853">
                <text:p>12853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853">
                <text:p>12853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2853">
                <text:p>12853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2853">
                <text:p>12853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853">
                <text:p>12853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853">
                <text:p>12853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853">
                <text:p>12853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2853">
                <text:p>12853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2853">
                <text:p>12853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2853">
                <text:p>12853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2853">
                <text:p>12853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2853">
                <text:p>12853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2853">
                <text:p>12853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853">
                <text:p>12853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853">
                <text:p>12853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853">
                <text:p>12853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2853">
                <text:p>12853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853">
                <text:p>12853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853">
                <text:p>12853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853">
                <text:p>12853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853">
                <text:p>12853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2853">
                <text:p>12853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2853">
                <text:p>12853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2853">
                <text:p>12853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2853">
                <text:p>12853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2853">
                <text:p>12853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2853">
                <text:p>12853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2853">
                <text:p>12853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2853">
                <text:p>12853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2853">
                <text:p>12853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2853">
                <text:p>12853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2853">
                <text:p>12853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2853">
                <text:p>12853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2853">
                <text:p>12853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2853">
                <text:p>12853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2853">
                <text:p>12853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2853">
                <text:p>12853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2853">
                <text:p>12853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2853">
                <text:p>12853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2853">
                <text:p>12853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2853">
                <text:p>12853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2853">
                <text:p>12853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2853">
                <text:p>12853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2853">
                <text:p>12853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2853">
                <text:p>12853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2853">
                <text:p>12853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2853">
                <text:p>12853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853">
                <text:p>12853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853">
                <text:p>12853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853">
                <text:p>12853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853">
                <text:p>12853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853">
                <text:p>12853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853">
                <text:p>12853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853">
                <text:p>12853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853">
                <text:p>12853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853">
                <text:p>12853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853">
                <text:p>12853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853">
                <text:p>12853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853">
                <text:p>12853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853">
                <text:p>12853</text:p>
              </table:table-cell>
              <table:table-cell office:value-type="float" office:value="1282">
                <text:p>12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